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5.92666666666667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3.254375cm" style:use-optimal-column-width="true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2.69875cm" style:use-optimal-column-width="true"/>
    </style:style>
    <style:style style:name="co8" style:family="table-column">
      <style:table-column-properties fo:break-before="auto" style:column-width="3.095625cm" style:use-optimal-column-width="true"/>
    </style:style>
    <style:style style:name="co9" style:family="table-column">
      <style:table-column-properties fo:break-before="auto" style:column-width="3.12208333333333cm" style:use-optimal-column-width="true"/>
    </style:style>
    <style:style style:name="co10" style:family="table-column">
      <style:table-column-properties fo:break-before="auto" style:column-width="2.19604166666667cm" style:use-optimal-column-width="true"/>
    </style:style>
    <style:style style:name="co11" style:family="table-column">
      <style:table-column-properties fo:break-before="auto" style:column-width="3.33375cm" style:use-optimal-column-width="true"/>
    </style:style>
    <style:style style:name="co12" style:family="table-column">
      <style:table-column-properties fo:break-before="auto" style:column-width="2.16958333333333cm" style:use-optimal-column-width="true"/>
    </style:style>
    <style:style style:name="co13" style:family="table-column">
      <style:table-column-properties fo:break-before="auto" style:column-width="1.45520833333333cm" style:use-optimal-column-width="true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3.22791666666667cm" style:use-optimal-column-width="true"/>
    </style:style>
    <style:style style:name="co16" style:family="table-column">
      <style:table-column-properties fo:break-before="auto" style:column-width="2.619375cm" style:use-optimal-column-width="true"/>
    </style:style>
    <style:style style:name="co17" style:family="table-column">
      <style:table-column-properties fo:break-before="auto" style:column-width="2.38125cm" style:use-optimal-column-width="true"/>
    </style:style>
    <style:style style:name="co18" style:family="table-column">
      <style:table-column-properties fo:break-before="auto" style:column-width="3.46604166666667cm" style:use-optimal-column-width="true"/>
    </style:style>
    <style:style style:name="co19" style:family="table-column">
      <style:table-column-properties fo:break-before="auto" style:column-width="5.15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table:tab-color="#FF0000" style:writing-mode="lr-tb"/>
    </style:style>
    <style:style style:name="ta2" style:family="table" style:master-page-name="mp1">
      <style:table-properties table:display="true" table:tab-color="#B4C6E7" style:writing-mode="lr-tb"/>
    </style:style>
    <style:style style:name="ta3" style:family="table" style:master-page-name="mp1">
      <style:table-properties table:display="true" table:tab-color="#305496" style:writing-mode="lr-tb"/>
    </style:style>
    <style:style style:name="ta4" style:family="table" style:master-page-name="mp1">
      <style:table-properties table:display="true" table:tab-color="#203764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0" table:default-cell-style-name="ce1"/>
        <table:table-row table:style-name="ro1">
          <table:table-cell office:value-type="string" table:style-name="ce1">
            <text:p>hotel_id</text:p>
          </table:table-cell>
          <table:table-cell office:value-type="string" table:style-name="ce1">
            <text:p>nom_hot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ays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montant_facture</text:p>
          </table:table-cell>
          <table:table-cell office:value-type="string" table:style-name="ce1">
            <text:p>date_facture</text:p>
          </table:table-cell>
          <table:table-cell office:value-type="string" table:style-name="ce1">
            <text:p>date_echeance</text:p>
          </table:table-cell>
          <table:table-cell office:value-type="string" table:style-name="ce1">
            <text:p>date_paiement</text:p>
          </table:table-cell>
          <table:table-cell office:value-type="string" table:style-name="ce1">
            <text:p>relance_1</text:p>
          </table:table-cell>
          <table:table-cell office:value-type="string" table:style-name="ce1">
            <text:p>relance_2</text:p>
          </table:table-cell>
          <table:table-cell office:value-type="string" table:style-name="ce1">
            <text:p>statut_paiement</text:p>
          </table:table-cell>
          <table:table-cell office:value-type="string" table:style-name="ce1">
            <text:p>desactive</text:p>
          </table:table-cell>
          <table:table-cell office:value-type="string" table:style-name="ce1">
            <text:p>litig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01</text:p>
          </table:table-cell>
          <table:table-cell office:value-type="string" table:style-name="ce1">
            <text:p>Davis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733.6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02</text:p>
          </table:table-cell>
          <table:table-cell office:value-type="string" table:style-name="ce1">
            <text:p>Roberts, Carson and Smith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93.41</text:p>
          </table:table-cell>
          <table:table-cell office:value-type="date" office:date-value="2025-04-11T00:00:00" table:style-name="ce2">
            <text:p>11/04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5-26T00:00:00" table:style-name="ce2">
            <text:p>26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03</text:p>
          </table:table-cell>
          <table:table-cell office:value-type="string" table:style-name="ce1">
            <text:p>Glass, Stephens and Moor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50.1</text:p>
          </table:table-cell>
          <table:table-cell office:value-type="date" office:date-value="2025-04-11T00:00:00" table:style-name="ce2">
            <text:p>11/04/2025</text:p>
          </table:table-cell>
          <table:table-cell office:value-type="date" office:date-value="2025-05-11T00:00:00" table:style-name="ce2">
            <text:p>11/05/2025</text:p>
          </table:table-cell>
          <table:table-cell table:style-name="ce2"/>
          <table:table-cell office:value-type="date" office:date-value="2025-05-16T00:00:00" table:style-name="ce2">
            <text:p>16/05/2025</text:p>
          </table:table-cell>
          <table:table-cell office:value-type="date" office:date-value="2025-05-26T00:00:00" table:style-name="ce2">
            <text:p>26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04</text:p>
          </table:table-cell>
          <table:table-cell office:value-type="string" table:style-name="ce1">
            <text:p>Palmer, Quinn and Rui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066.21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05</text:p>
          </table:table-cell>
          <table:table-cell office:value-type="string" table:style-name="ce1">
            <text:p>Morgan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61.57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06</text:p>
          </table:table-cell>
          <table:table-cell office:value-type="string" table:style-name="ce1">
            <text:p>Lee-Mill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61.64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07</text:p>
          </table:table-cell>
          <table:table-cell office:value-type="string" table:style-name="ce1">
            <text:p>Riley-Sim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675.69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08</text:p>
          </table:table-cell>
          <table:table-cell office:value-type="string" table:style-name="ce1">
            <text:p>Farmer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164.08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09</text:p>
          </table:table-cell>
          <table:table-cell office:value-type="string" table:style-name="ce1">
            <text:p>Harris, Campbell and Park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4.54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10</text:p>
          </table:table-cell>
          <table:table-cell office:value-type="string" table:style-name="ce1">
            <text:p>Garrison-Kell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62.62</text:p>
          </table:table-cell>
          <table:table-cell office:value-type="date" office:date-value="2025-04-15T00:00:00" table:style-name="ce2">
            <text:p>15/04/20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11</text:p>
          </table:table-cell>
          <table:table-cell office:value-type="string" table:style-name="ce1">
            <text:p>Day-Garci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126.58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12</text:p>
          </table:table-cell>
          <table:table-cell office:value-type="string" table:style-name="ce1">
            <text:p>Goodwin, Shields and Gom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717.29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13</text:p>
          </table:table-cell>
          <table:table-cell office:value-type="string" table:style-name="ce1">
            <text:p>Walter, Payne and Hunt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454.61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14</text:p>
          </table:table-cell>
          <table:table-cell office:value-type="string" table:style-name="ce1">
            <text:p>Martinez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065.71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15</text:p>
          </table:table-cell>
          <table:table-cell office:value-type="string" table:style-name="ce1">
            <text:p>Matthews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11.6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16</text:p>
          </table:table-cell>
          <table:table-cell office:value-type="string" table:style-name="ce1">
            <text:p>Hanna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50.45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17</text:p>
          </table:table-cell>
          <table:table-cell office:value-type="string" table:style-name="ce1">
            <text:p>Washington, Richardson and Jo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873.78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table:style-name="ce2"/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18</text:p>
          </table:table-cell>
          <table:table-cell office:value-type="string" table:style-name="ce1">
            <text:p>Peterson, Patel and Salin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03.33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19</text:p>
          </table:table-cell>
          <table:table-cell office:value-type="string" table:style-name="ce1">
            <text:p>Ward, Davis and Mey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022.4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20</text:p>
          </table:table-cell>
          <table:table-cell office:value-type="string" table:style-name="ce1">
            <text:p>Dalton, Martinez and For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58.28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table:style-name="ce2"/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21</text:p>
          </table:table-cell>
          <table:table-cell office:value-type="string" table:style-name="ce1">
            <text:p>Byrd-Roch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66.13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22</text:p>
          </table:table-cell>
          <table:table-cell office:value-type="string" table:style-name="ce1">
            <text:p>Compton, Sosa and Brad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62.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6-04T00:00:00" table:style-name="ce2">
            <text:p>04/06/2025</text:p>
          </table:table-cell>
          <table:table-cell table:style-name="ce2"/>
          <table:table-cell office:value-type="date" office:date-value="2025-06-09T00:00:00" table:style-name="ce2">
            <text:p>09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23</text:p>
          </table:table-cell>
          <table:table-cell office:value-type="string" table:style-name="ce1">
            <text:p>Phelps, West and Gentr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848.91</text:p>
          </table:table-cell>
          <table:table-cell office:value-type="date" office:date-value="2025-04-15T00:00:00" table:style-name="ce2">
            <text:p>15/04/2025</text:p>
          </table:table-cell>
          <table:table-cell office:value-type="date" office:date-value="2025-05-15T00:00:00" table:style-name="ce2">
            <text:p>15/05/2025</text:p>
          </table:table-cell>
          <table:table-cell table:style-name="ce2"/>
          <table:table-cell office:value-type="date" office:date-value="2025-05-20T00:00:00" table:style-name="ce2">
            <text:p>20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24</text:p>
          </table:table-cell>
          <table:table-cell office:value-type="string" table:style-name="ce1">
            <text:p>Maldonado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5.44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table:style-name="ce2"/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25</text:p>
          </table:table-cell>
          <table:table-cell office:value-type="string" table:style-name="ce1">
            <text:p>Davis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519.7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26</text:p>
          </table:table-cell>
          <table:table-cell office:value-type="string" table:style-name="ce1">
            <text:p>Pham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32.78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table:style-name="ce2"/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27</text:p>
          </table:table-cell>
          <table:table-cell office:value-type="string" table:style-name="ce1">
            <text:p>Smith-Harri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25.38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28</text:p>
          </table:table-cell>
          <table:table-cell office:value-type="string" table:style-name="ce1">
            <text:p>Reynolds-Bradshaw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976.23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29</text:p>
          </table:table-cell>
          <table:table-cell office:value-type="string" table:style-name="ce1">
            <text:p>Davis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756.62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30</text:p>
          </table:table-cell>
          <table:table-cell office:value-type="string" table:style-name="ce1">
            <text:p>West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47.87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31</text:p>
          </table:table-cell>
          <table:table-cell office:value-type="string" table:style-name="ce1">
            <text:p>Ortiz-Campbe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7.2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32</text:p>
          </table:table-cell>
          <table:table-cell office:value-type="string" table:style-name="ce1">
            <text:p>Fleming-Huff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644.43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table:style-name="ce2"/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33</text:p>
          </table:table-cell>
          <table:table-cell office:value-type="string" table:style-name="ce1">
            <text:p>Santana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62.2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34</text:p>
          </table:table-cell>
          <table:table-cell office:value-type="string" table:style-name="ce1">
            <text:p>Fox-Gardn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32.8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35</text:p>
          </table:table-cell>
          <table:table-cell office:value-type="string" table:style-name="ce1">
            <text:p>Lowery, Simpson and Washingt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072.84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36</text:p>
          </table:table-cell>
          <table:table-cell office:value-type="string" table:style-name="ce1">
            <text:p>Palmer-Browning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727.8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37</text:p>
          </table:table-cell>
          <table:table-cell office:value-type="string" table:style-name="ce1">
            <text:p>Pennington-William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84.98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38</text:p>
          </table:table-cell>
          <table:table-cell office:value-type="string" table:style-name="ce1">
            <text:p>Hayes, Villa and Lawrenc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848.08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39</text:p>
          </table:table-cell>
          <table:table-cell office:value-type="string" table:style-name="ce1">
            <text:p>Gomez, Adams and Bak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458.66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table:style-name="ce2"/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40</text:p>
          </table:table-cell>
          <table:table-cell office:value-type="string" table:style-name="ce1">
            <text:p>Young, Lewis and Russel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28.01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41</text:p>
          </table:table-cell>
          <table:table-cell office:value-type="string" table:style-name="ce1">
            <text:p>Nelson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13.3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table:style-name="ce2"/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42</text:p>
          </table:table-cell>
          <table:table-cell office:value-type="string" table:style-name="ce1">
            <text:p>Thompson, Underwood and May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846.68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43</text:p>
          </table:table-cell>
          <table:table-cell office:value-type="string" table:style-name="ce1">
            <text:p>Harper-Cobb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5.7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44</text:p>
          </table:table-cell>
          <table:table-cell office:value-type="string" table:style-name="ce1">
            <text:p>Olsen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271.58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45</text:p>
          </table:table-cell>
          <table:table-cell office:value-type="string" table:style-name="ce1">
            <text:p>Lee-Whee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87.44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46</text:p>
          </table:table-cell>
          <table:table-cell office:value-type="string" table:style-name="ce1">
            <text:p>Curtis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154.2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47</text:p>
          </table:table-cell>
          <table:table-cell office:value-type="string" table:style-name="ce1">
            <text:p>Armstrong-Klin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01.51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48</text:p>
          </table:table-cell>
          <table:table-cell office:value-type="string" table:style-name="ce1">
            <text:p>Riley, Golden and Parrish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652.19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table:style-name="ce2"/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49</text:p>
          </table:table-cell>
          <table:table-cell office:value-type="string" table:style-name="ce1">
            <text:p>Wu, Carpenter and Jeffer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8.98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50</text:p>
          </table:table-cell>
          <table:table-cell office:value-type="string" table:style-name="ce1">
            <text:p>Calhoun, Jones and Jam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08.4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51</text:p>
          </table:table-cell>
          <table:table-cell office:value-type="string" table:style-name="ce1">
            <text:p>Sanders, Shah and Ki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097.22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52</text:p>
          </table:table-cell>
          <table:table-cell office:value-type="string" table:style-name="ce1">
            <text:p>Ortiz, Brown and Castr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700.76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53</text:p>
          </table:table-cell>
          <table:table-cell office:value-type="string" table:style-name="ce1">
            <text:p>Ross, Murray and Mill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34.51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54</text:p>
          </table:table-cell>
          <table:table-cell office:value-type="string" table:style-name="ce1">
            <text:p>Stevens-Edward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30.49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table:style-name="ce2"/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55</text:p>
          </table:table-cell>
          <table:table-cell office:value-type="string" table:style-name="ce1">
            <text:p>Roberts, Meyer and Dav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6.03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56</text:p>
          </table:table-cell>
          <table:table-cell office:value-type="string" table:style-name="ce1">
            <text:p>Lowery, Hall and Nel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732.03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57</text:p>
          </table:table-cell>
          <table:table-cell office:value-type="string" table:style-name="ce1">
            <text:p>Johnson-Vasqu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68.69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58</text:p>
          </table:table-cell>
          <table:table-cell office:value-type="string" table:style-name="ce1">
            <text:p>Barrera-Hal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54.3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59</text:p>
          </table:table-cell>
          <table:table-cell office:value-type="string" table:style-name="ce1">
            <text:p>Snyder-Jo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505.01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60</text:p>
          </table:table-cell>
          <table:table-cell office:value-type="string" table:style-name="ce1">
            <text:p>Jone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367.97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61</text:p>
          </table:table-cell>
          <table:table-cell office:value-type="string" table:style-name="ce1">
            <text:p>Santos-Penningt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18.94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62</text:p>
          </table:table-cell>
          <table:table-cell office:value-type="string" table:style-name="ce1">
            <text:p>Anderson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407.3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7T00:00:00" table:style-name="ce2">
            <text:p>17/07/2025</text:p>
          </table:table-cell>
          <table:table-cell table:style-name="ce2"/>
          <table:table-cell office:value-type="date" office:date-value="2025-07-22T00:00:00" table:style-name="ce2">
            <text:p>22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63</text:p>
          </table:table-cell>
          <table:table-cell office:value-type="string" table:style-name="ce1">
            <text:p>Wright, Montes and Nguy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189.93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table:style-name="ce2"/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64</text:p>
          </table:table-cell>
          <table:table-cell office:value-type="string" table:style-name="ce1">
            <text:p>Sheppard, Anderson and Ros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15.96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65</text:p>
          </table:table-cell>
          <table:table-cell office:value-type="string" table:style-name="ce1">
            <text:p>White, Anderson and Garci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820.62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66</text:p>
          </table:table-cell>
          <table:table-cell office:value-type="string" table:style-name="ce1">
            <text:p>Robinson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65.17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table:style-name="ce2"/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67</text:p>
          </table:table-cell>
          <table:table-cell office:value-type="string" table:style-name="ce1">
            <text:p>Payne, Frederick and Griffi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31.17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68</text:p>
          </table:table-cell>
          <table:table-cell office:value-type="string" table:style-name="ce1">
            <text:p>Mann, Gates and Garci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507.57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69</text:p>
          </table:table-cell>
          <table:table-cell office:value-type="string" table:style-name="ce1">
            <text:p>Davi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647.61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70</text:p>
          </table:table-cell>
          <table:table-cell office:value-type="string" table:style-name="ce1">
            <text:p>Brown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749.48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table:style-name="ce2"/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71</text:p>
          </table:table-cell>
          <table:table-cell office:value-type="string" table:style-name="ce1">
            <text:p>Wagner, Wagner and Harr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67.78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8-21T00:00:00" table:style-name="ce2">
            <text:p>21/08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72</text:p>
          </table:table-cell>
          <table:table-cell office:value-type="string" table:style-name="ce1">
            <text:p>Pugh, Weber and May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18.86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table:style-name="ce2"/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73</text:p>
          </table:table-cell>
          <table:table-cell office:value-type="string" table:style-name="ce1">
            <text:p>Vaughn-Ree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505.88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74</text:p>
          </table:table-cell>
          <table:table-cell office:value-type="string" table:style-name="ce1">
            <text:p>Johnson, Cox and Vel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64.75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75</text:p>
          </table:table-cell>
          <table:table-cell office:value-type="string" table:style-name="ce1">
            <text:p>Griffith, Johnson and Aguila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328.37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8-11T00:00:00" table:style-name="ce2">
            <text:p>11/08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76</text:p>
          </table:table-cell>
          <table:table-cell office:value-type="string" table:style-name="ce1">
            <text:p>Miller-Orti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052.16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77</text:p>
          </table:table-cell>
          <table:table-cell office:value-type="string" table:style-name="ce1">
            <text:p>Barber-Cru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331.54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78</text:p>
          </table:table-cell>
          <table:table-cell office:value-type="string" table:style-name="ce1">
            <text:p>Butler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058.3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5T00:00:00" table:style-name="ce2">
            <text:p>05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79</text:p>
          </table:table-cell>
          <table:table-cell office:value-type="string" table:style-name="ce1">
            <text:p>Garcia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961.84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table:style-name="ce2"/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80</text:p>
          </table:table-cell>
          <table:table-cell office:value-type="string" table:style-name="ce1">
            <text:p>Goodman-Conn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336.66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table:style-name="ce2"/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81</text:p>
          </table:table-cell>
          <table:table-cell office:value-type="string" table:style-name="ce1">
            <text:p>Skinner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496.32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82</text:p>
          </table:table-cell>
          <table:table-cell office:value-type="string" table:style-name="ce1">
            <text:p>Mccann, Sanders and Dicker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52.49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83</text:p>
          </table:table-cell>
          <table:table-cell office:value-type="string" table:style-name="ce1">
            <text:p>Nguyen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79.67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84</text:p>
          </table:table-cell>
          <table:table-cell office:value-type="string" table:style-name="ce1">
            <text:p>Alvarado-Nea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78.03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8-10T00:00:00" table:style-name="ce2">
            <text:p>10/08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85</text:p>
          </table:table-cell>
          <table:table-cell office:value-type="string" table:style-name="ce1">
            <text:p>Camacho, Lambert and Cart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132.85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86</text:p>
          </table:table-cell>
          <table:table-cell office:value-type="string" table:style-name="ce1">
            <text:p>Payne-Ma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181.17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87</text:p>
          </table:table-cell>
          <table:table-cell office:value-type="string" table:style-name="ce1">
            <text:p>Larsen-Jenning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28.89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88</text:p>
          </table:table-cell>
          <table:table-cell office:value-type="string" table:style-name="ce1">
            <text:p>Barker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175.17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89</text:p>
          </table:table-cell>
          <table:table-cell office:value-type="string" table:style-name="ce1">
            <text:p>Hudson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648.49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90</text:p>
          </table:table-cell>
          <table:table-cell office:value-type="string" table:style-name="ce1">
            <text:p>Ware, Kim and Huff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000.27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91</text:p>
          </table:table-cell>
          <table:table-cell office:value-type="string" table:style-name="ce1">
            <text:p>Pearson, Burch and Cumming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347.57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92</text:p>
          </table:table-cell>
          <table:table-cell office:value-type="string" table:style-name="ce1">
            <text:p>Gray-Fre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28.03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93</text:p>
          </table:table-cell>
          <table:table-cell office:value-type="string" table:style-name="ce1">
            <text:p>Austin-Madd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4.98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94</text:p>
          </table:table-cell>
          <table:table-cell office:value-type="string" table:style-name="ce1">
            <text:p>Adams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795.74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24T00:00:00" table:style-name="ce2">
            <text:p>24/06/2025</text:p>
          </table:table-cell>
          <table:table-cell table:style-name="ce2"/>
          <table:table-cell office:value-type="date" office:date-value="2025-06-29T00:00:00" table:style-name="ce2">
            <text:p>2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95</text:p>
          </table:table-cell>
          <table:table-cell office:value-type="string" table:style-name="ce1">
            <text:p>Gonzalez, Waters and Bear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268.87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96</text:p>
          </table:table-cell>
          <table:table-cell office:value-type="string" table:style-name="ce1">
            <text:p>Petty-Gra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27.38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97</text:p>
          </table:table-cell>
          <table:table-cell office:value-type="string" table:style-name="ce1">
            <text:p>Clark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27.13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4-19T00:00:00" table:style-name="ce2">
            <text:p>19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98</text:p>
          </table:table-cell>
          <table:table-cell office:value-type="string" table:style-name="ce1">
            <text:p>Blake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043.61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099</text:p>
          </table:table-cell>
          <table:table-cell office:value-type="string" table:style-name="ce1">
            <text:p>Castro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16.2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00</text:p>
          </table:table-cell>
          <table:table-cell office:value-type="string" table:style-name="ce1">
            <text:p>Fitzgerald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801.3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01</text:p>
          </table:table-cell>
          <table:table-cell office:value-type="string" table:style-name="ce1">
            <text:p>Jimenez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2.0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02</text:p>
          </table:table-cell>
          <table:table-cell office:value-type="string" table:style-name="ce1">
            <text:p>Williams-Bra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214.37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03</text:p>
          </table:table-cell>
          <table:table-cell office:value-type="string" table:style-name="ce1">
            <text:p>Reynolds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117.97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table:style-name="ce2"/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04</text:p>
          </table:table-cell>
          <table:table-cell office:value-type="string" table:style-name="ce1">
            <text:p>Lewis, Ingram and Jo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679.29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05</text:p>
          </table:table-cell>
          <table:table-cell office:value-type="string" table:style-name="ce1">
            <text:p>Smith-Mend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77.33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06</text:p>
          </table:table-cell>
          <table:table-cell office:value-type="string" table:style-name="ce1">
            <text:p>Ayers-Har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991.02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07</text:p>
          </table:table-cell>
          <table:table-cell office:value-type="string" table:style-name="ce1">
            <text:p>Medina-Coop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823.38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08</text:p>
          </table:table-cell>
          <table:table-cell office:value-type="string" table:style-name="ce1">
            <text:p>Reeves, Huang and Kel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494.03</text:p>
          </table:table-cell>
          <table:table-cell office:value-type="date" office:date-value="2025-04-01T00:00:00" table:style-name="ce2">
            <text:p>01/04/2025</text:p>
          </table:table-cell>
          <table:table-cell office:value-type="date" office:date-value="2025-05-01T00:00:00" table:style-name="ce2">
            <text:p>01/05/2025</text:p>
          </table:table-cell>
          <table:table-cell table:style-name="ce2"/>
          <table:table-cell office:value-type="date" office:date-value="2025-05-06T00:00:00" table:style-name="ce2">
            <text:p>06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09</text:p>
          </table:table-cell>
          <table:table-cell office:value-type="string" table:style-name="ce1">
            <text:p>Prince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41.7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5T00:00:00" table:style-name="ce2">
            <text:p>0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10</text:p>
          </table:table-cell>
          <table:table-cell office:value-type="string" table:style-name="ce1">
            <text:p>Vargas, Herman and Pau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418.98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11</text:p>
          </table:table-cell>
          <table:table-cell office:value-type="string" table:style-name="ce1">
            <text:p>Houston, Martin and Clin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43.99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12</text:p>
          </table:table-cell>
          <table:table-cell office:value-type="string" table:style-name="ce1">
            <text:p>Franklin-Wes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46.18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table:style-name="ce2"/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13</text:p>
          </table:table-cell>
          <table:table-cell office:value-type="string" table:style-name="ce1">
            <text:p>Goodman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54.85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14</text:p>
          </table:table-cell>
          <table:table-cell office:value-type="string" table:style-name="ce1">
            <text:p>Vargas-Ric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179.88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15</text:p>
          </table:table-cell>
          <table:table-cell office:value-type="string" table:style-name="ce1">
            <text:p>Jones-Alexand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569.29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16</text:p>
          </table:table-cell>
          <table:table-cell office:value-type="string" table:style-name="ce1">
            <text:p>Maldonado-Brow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517.3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17</text:p>
          </table:table-cell>
          <table:table-cell office:value-type="string" table:style-name="ce1">
            <text:p>Melton, Costa and Tann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12.91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18</text:p>
          </table:table-cell>
          <table:table-cell office:value-type="string" table:style-name="ce1">
            <text:p>Evans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337.14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6-07T00:00:00" table:style-name="ce2">
            <text:p>07/06/2025</text:p>
          </table:table-cell>
          <table:table-cell table:style-name="ce2"/>
          <table:table-cell office:value-type="date" office:date-value="2025-06-12T00:00:00" table:style-name="ce2">
            <text:p>12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19</text:p>
          </table:table-cell>
          <table:table-cell office:value-type="string" table:style-name="ce1">
            <text:p>Fisher, Kerr and Brow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63.0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20</text:p>
          </table:table-cell>
          <table:table-cell office:value-type="string" table:style-name="ce1">
            <text:p>Frazier-Hollowa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517.39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21</text:p>
          </table:table-cell>
          <table:table-cell office:value-type="string" table:style-name="ce1">
            <text:p>Smith-Gib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00.9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22</text:p>
          </table:table-cell>
          <table:table-cell office:value-type="string" table:style-name="ce1">
            <text:p>Perez-Berr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96.36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23</text:p>
          </table:table-cell>
          <table:table-cell office:value-type="string" table:style-name="ce1">
            <text:p>Martin-Robin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165.02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24</text:p>
          </table:table-cell>
          <table:table-cell office:value-type="string" table:style-name="ce1">
            <text:p>Roberts-Orti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04.76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25</text:p>
          </table:table-cell>
          <table:table-cell office:value-type="string" table:style-name="ce1">
            <text:p>Kennedy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27.17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26</text:p>
          </table:table-cell>
          <table:table-cell office:value-type="string" table:style-name="ce1">
            <text:p>Velazquez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48.78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27</text:p>
          </table:table-cell>
          <table:table-cell office:value-type="string" table:style-name="ce1">
            <text:p>Taylor, Smith and Osborn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273.41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table:style-name="ce2"/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28</text:p>
          </table:table-cell>
          <table:table-cell office:value-type="string" table:style-name="ce1">
            <text:p>Taylor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983.88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29</text:p>
          </table:table-cell>
          <table:table-cell office:value-type="string" table:style-name="ce1">
            <text:p>Dixon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96.62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30</text:p>
          </table:table-cell>
          <table:table-cell office:value-type="string" table:style-name="ce1">
            <text:p>Brown, Hopkins and Mil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245.02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31</text:p>
          </table:table-cell>
          <table:table-cell office:value-type="string" table:style-name="ce1">
            <text:p>Clark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6.74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32</text:p>
          </table:table-cell>
          <table:table-cell office:value-type="string" table:style-name="ce1">
            <text:p>Miller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23.61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table:style-name="ce2"/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33</text:p>
          </table:table-cell>
          <table:table-cell office:value-type="string" table:style-name="ce1">
            <text:p>Alexander, Ross and Dunc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88.76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34</text:p>
          </table:table-cell>
          <table:table-cell office:value-type="string" table:style-name="ce1">
            <text:p>Herrera-Marti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48.37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35</text:p>
          </table:table-cell>
          <table:table-cell office:value-type="string" table:style-name="ce1">
            <text:p>Howell-Robert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02.89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8-19T00:00:00" table:style-name="ce2">
            <text:p>19/08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36</text:p>
          </table:table-cell>
          <table:table-cell office:value-type="string" table:style-name="ce1">
            <text:p>Williams-Riv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328.65</text:p>
          </table:table-cell>
          <table:table-cell office:value-type="date" office:date-value="2025-03-30T00:00:00" table:style-name="ce2">
            <text:p>30/03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5-14T00:00:00" table:style-name="ce2">
            <text:p>14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37</text:p>
          </table:table-cell>
          <table:table-cell office:value-type="string" table:style-name="ce1">
            <text:p>Glas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322.54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38</text:p>
          </table:table-cell>
          <table:table-cell office:value-type="string" table:style-name="ce1">
            <text:p>Myers-Jack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50.91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39</text:p>
          </table:table-cell>
          <table:table-cell office:value-type="string" table:style-name="ce1">
            <text:p>George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791.18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table:style-name="ce2"/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40</text:p>
          </table:table-cell>
          <table:table-cell office:value-type="string" table:style-name="ce1">
            <text:p>Howard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577.94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41</text:p>
          </table:table-cell>
          <table:table-cell office:value-type="string" table:style-name="ce1">
            <text:p>Sherman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201.03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42</text:p>
          </table:table-cell>
          <table:table-cell office:value-type="string" table:style-name="ce1">
            <text:p>Barnett-Thom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42.04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43</text:p>
          </table:table-cell>
          <table:table-cell office:value-type="string" table:style-name="ce1">
            <text:p>Ray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38.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44</text:p>
          </table:table-cell>
          <table:table-cell office:value-type="string" table:style-name="ce1">
            <text:p>Peterson, Cruz and Carden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53.61</text:p>
          </table:table-cell>
          <table:table-cell office:value-type="date" office:date-value="2025-04-16T00:00:00" table:style-name="ce2">
            <text:p>16/04/2025</text:p>
          </table:table-cell>
          <table:table-cell office:value-type="date" office:date-value="2025-05-16T00:00:00" table:style-name="ce2">
            <text:p>16/05/2025</text:p>
          </table:table-cell>
          <table:table-cell table:style-name="ce2"/>
          <table:table-cell office:value-type="date" office:date-value="2025-05-21T00:00:00" table:style-name="ce2">
            <text:p>2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45</text:p>
          </table:table-cell>
          <table:table-cell office:value-type="string" table:style-name="ce1">
            <text:p>Sanchez-Curt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85.91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46</text:p>
          </table:table-cell>
          <table:table-cell office:value-type="string" table:style-name="ce1">
            <text:p>Saunders, James and Turn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88.08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47</text:p>
          </table:table-cell>
          <table:table-cell office:value-type="string" table:style-name="ce1">
            <text:p>Macdonald, Contreras and Ha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670.98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table:style-name="ce2"/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48</text:p>
          </table:table-cell>
          <table:table-cell office:value-type="string" table:style-name="ce1">
            <text:p>Vega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294.46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49</text:p>
          </table:table-cell>
          <table:table-cell office:value-type="string" table:style-name="ce1">
            <text:p>Ortiz, Bartlett and Lo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91.79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50</text:p>
          </table:table-cell>
          <table:table-cell office:value-type="string" table:style-name="ce1">
            <text:p>Conrad-Franc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61.23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51</text:p>
          </table:table-cell>
          <table:table-cell office:value-type="string" table:style-name="ce1">
            <text:p>Baker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75.2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8-15T00:00:00" table:style-name="ce2">
            <text:p>15/08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52</text:p>
          </table:table-cell>
          <table:table-cell office:value-type="string" table:style-name="ce1">
            <text:p>Smith-Con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758.9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53</text:p>
          </table:table-cell>
          <table:table-cell office:value-type="string" table:style-name="ce1">
            <text:p>Bell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775.28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54</text:p>
          </table:table-cell>
          <table:table-cell office:value-type="string" table:style-name="ce1">
            <text:p>Mckenzie-Calder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125.5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8-16T00:00:00" table:style-name="ce2">
            <text:p>16/08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55</text:p>
          </table:table-cell>
          <table:table-cell office:value-type="string" table:style-name="ce1">
            <text:p>Alvarez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93.85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table:style-name="ce2"/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56</text:p>
          </table:table-cell>
          <table:table-cell office:value-type="string" table:style-name="ce1">
            <text:p>Mora, Moore and Curt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26.78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57</text:p>
          </table:table-cell>
          <table:table-cell office:value-type="string" table:style-name="ce1">
            <text:p>Hall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36.72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58</text:p>
          </table:table-cell>
          <table:table-cell office:value-type="string" table:style-name="ce1">
            <text:p>Rodriguez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086.51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59</text:p>
          </table:table-cell>
          <table:table-cell office:value-type="string" table:style-name="ce1">
            <text:p>Lawrence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237.72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60</text:p>
          </table:table-cell>
          <table:table-cell office:value-type="string" table:style-name="ce1">
            <text:p>Russo, Miles and Walk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61.92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table:style-name="ce2"/>
          <table:table-cell office:value-type="date" office:date-value="2025-06-08T00:00:00" table:style-name="ce2">
            <text:p>08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61</text:p>
          </table:table-cell>
          <table:table-cell office:value-type="string" table:style-name="ce1">
            <text:p>Johnson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241.99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62</text:p>
          </table:table-cell>
          <table:table-cell office:value-type="string" table:style-name="ce1">
            <text:p>Roach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68.69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63</text:p>
          </table:table-cell>
          <table:table-cell office:value-type="string" table:style-name="ce1">
            <text:p>Watkins-Cort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9.68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64</text:p>
          </table:table-cell>
          <table:table-cell office:value-type="string" table:style-name="ce1">
            <text:p>Glover, Mendez and Ki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901.13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65</text:p>
          </table:table-cell>
          <table:table-cell office:value-type="string" table:style-name="ce1">
            <text:p>Lowe, Gordon and Alvar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21.05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66</text:p>
          </table:table-cell>
          <table:table-cell office:value-type="string" table:style-name="ce1">
            <text:p>Lara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13.77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67</text:p>
          </table:table-cell>
          <table:table-cell office:value-type="string" table:style-name="ce1">
            <text:p>Morris, Hess and Alle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41.65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68</text:p>
          </table:table-cell>
          <table:table-cell office:value-type="string" table:style-name="ce1">
            <text:p>Skinner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47.58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69</text:p>
          </table:table-cell>
          <table:table-cell office:value-type="string" table:style-name="ce1">
            <text:p>Shepherd-Harv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58.14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70</text:p>
          </table:table-cell>
          <table:table-cell office:value-type="string" table:style-name="ce1">
            <text:p>Bradshaw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95.34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71</text:p>
          </table:table-cell>
          <table:table-cell office:value-type="string" table:style-name="ce1">
            <text:p>Lopez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395.85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72</text:p>
          </table:table-cell>
          <table:table-cell office:value-type="string" table:style-name="ce1">
            <text:p>Walton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129.84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73</text:p>
          </table:table-cell>
          <table:table-cell office:value-type="string" table:style-name="ce1">
            <text:p>King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2.62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table:style-name="ce2"/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74</text:p>
          </table:table-cell>
          <table:table-cell office:value-type="string" table:style-name="ce1">
            <text:p>Hernandez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556.0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75</text:p>
          </table:table-cell>
          <table:table-cell office:value-type="string" table:style-name="ce1">
            <text:p>Black-Rubi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736.68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76</text:p>
          </table:table-cell>
          <table:table-cell office:value-type="string" table:style-name="ce1">
            <text:p>Hamilton, Simpson and Mcmah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004.36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8-22T00:00:00" table:style-name="ce2">
            <text:p>22/08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77</text:p>
          </table:table-cell>
          <table:table-cell office:value-type="string" table:style-name="ce1">
            <text:p>Smith-Choi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185.1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78</text:p>
          </table:table-cell>
          <table:table-cell office:value-type="string" table:style-name="ce1">
            <text:p>Rodriguez, Stephens and Young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272.58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table:style-name="ce2"/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79</text:p>
          </table:table-cell>
          <table:table-cell office:value-type="string" table:style-name="ce1">
            <text:p>Mooney, Brandt and Lars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96.7</text:p>
          </table:table-cell>
          <table:table-cell office:value-type="date" office:date-value="2025-04-05T00:00:00" table:style-name="ce2">
            <text:p>05/04/20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80</text:p>
          </table:table-cell>
          <table:table-cell office:value-type="string" table:style-name="ce1">
            <text:p>Roberson, Kane and Turn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244.35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81</text:p>
          </table:table-cell>
          <table:table-cell office:value-type="string" table:style-name="ce1">
            <text:p>Park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45.22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table:style-name="ce2"/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82</text:p>
          </table:table-cell>
          <table:table-cell office:value-type="string" table:style-name="ce1">
            <text:p>Snyder, Cook and Kenned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973.28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table:style-name="ce2"/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83</text:p>
          </table:table-cell>
          <table:table-cell office:value-type="string" table:style-name="ce1">
            <text:p>Rubio-Wrigh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458.6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6-06T00:00:00" table:style-name="ce2">
            <text:p>06/06/2025</text:p>
          </table:table-cell>
          <table:table-cell table:style-name="ce2"/>
          <table:table-cell office:value-type="date" office:date-value="2025-06-11T00:00:00" table:style-name="ce2">
            <text:p>11/06/2025</text:p>
          </table:table-cell>
          <table:table-cell office:value-type="date" office:date-value="2025-06-21T00:00:00" table:style-name="ce2">
            <text:p>21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84</text:p>
          </table:table-cell>
          <table:table-cell office:value-type="string" table:style-name="ce1">
            <text:p>Herrera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38.64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85</text:p>
          </table:table-cell>
          <table:table-cell office:value-type="string" table:style-name="ce1">
            <text:p>Santiago, Hill and Schmid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985.38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86</text:p>
          </table:table-cell>
          <table:table-cell office:value-type="string" table:style-name="ce1">
            <text:p>Hernandez-Romer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77.82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table:style-name="ce2"/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87</text:p>
          </table:table-cell>
          <table:table-cell office:value-type="string" table:style-name="ce1">
            <text:p>Phillips, Wallace and Gran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14.83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8-12T00:00:00" table:style-name="ce2">
            <text:p>12/08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88</text:p>
          </table:table-cell>
          <table:table-cell office:value-type="string" table:style-name="ce1">
            <text:p>Curtis-Log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52.37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89</text:p>
          </table:table-cell>
          <table:table-cell office:value-type="string" table:style-name="ce1">
            <text:p>Rodriguez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02.3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90</text:p>
          </table:table-cell>
          <table:table-cell office:value-type="string" table:style-name="ce1">
            <text:p>Young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21.84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91</text:p>
          </table:table-cell>
          <table:table-cell office:value-type="string" table:style-name="ce1">
            <text:p>Payne, Anderson and Harp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973.68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92</text:p>
          </table:table-cell>
          <table:table-cell office:value-type="string" table:style-name="ce1">
            <text:p>Richards, Barber and Chapma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986.17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93</text:p>
          </table:table-cell>
          <table:table-cell office:value-type="string" table:style-name="ce1">
            <text:p>Smith, Chung and Sulliva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127.69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table:style-name="ce2"/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94</text:p>
          </table:table-cell>
          <table:table-cell office:value-type="string" table:style-name="ce1">
            <text:p>Middleton, Horton and Sutt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191.14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95</text:p>
          </table:table-cell>
          <table:table-cell office:value-type="string" table:style-name="ce1">
            <text:p>Gonzales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547.0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96</text:p>
          </table:table-cell>
          <table:table-cell office:value-type="string" table:style-name="ce1">
            <text:p>Silva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26.22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97</text:p>
          </table:table-cell>
          <table:table-cell office:value-type="string" table:style-name="ce1">
            <text:p>Norton-Contrer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112.96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6-04T00:00:00" table:style-name="ce2">
            <text:p>04/06/2025</text:p>
          </table:table-cell>
          <table:table-cell table:style-name="ce2"/>
          <table:table-cell office:value-type="date" office:date-value="2025-06-09T00:00:00" table:style-name="ce2">
            <text:p>09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98</text:p>
          </table:table-cell>
          <table:table-cell office:value-type="string" table:style-name="ce1">
            <text:p>Allen-Glen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823.07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199</text:p>
          </table:table-cell>
          <table:table-cell office:value-type="string" table:style-name="ce1">
            <text:p>Henry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251.6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8-09T00:00:00" table:style-name="ce2">
            <text:p>09/08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00</text:p>
          </table:table-cell>
          <table:table-cell office:value-type="string" table:style-name="ce1">
            <text:p>Clark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055.38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table:style-name="ce2"/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01</text:p>
          </table:table-cell>
          <table:table-cell office:value-type="string" table:style-name="ce1">
            <text:p>Wallace-Bla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984.04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02</text:p>
          </table:table-cell>
          <table:table-cell office:value-type="string" table:style-name="ce1">
            <text:p>Smith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62.33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03</text:p>
          </table:table-cell>
          <table:table-cell office:value-type="string" table:style-name="ce1">
            <text:p>Montoya, Lawrence and Hawki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549.61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04</text:p>
          </table:table-cell>
          <table:table-cell office:value-type="string" table:style-name="ce1">
            <text:p>Smith-Tho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627.02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05</text:p>
          </table:table-cell>
          <table:table-cell office:value-type="string" table:style-name="ce1">
            <text:p>Patrick, Green and Andrew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862.34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table:style-name="ce2"/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06</text:p>
          </table:table-cell>
          <table:table-cell office:value-type="string" table:style-name="ce1">
            <text:p>Garcia-Mass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71.25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07</text:p>
          </table:table-cell>
          <table:table-cell office:value-type="string" table:style-name="ce1">
            <text:p>Richards, Espinoza and Lop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156.29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08</text:p>
          </table:table-cell>
          <table:table-cell office:value-type="string" table:style-name="ce1">
            <text:p>Gilbert-Pen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681.98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09</text:p>
          </table:table-cell>
          <table:table-cell office:value-type="string" table:style-name="ce1">
            <text:p>Evans, Daniels and Perr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37.67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10</text:p>
          </table:table-cell>
          <table:table-cell office:value-type="string" table:style-name="ce1">
            <text:p>Davila, Scott and You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707.8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8-25T00:00:00" table:style-name="ce2">
            <text:p>25/08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11</text:p>
          </table:table-cell>
          <table:table-cell office:value-type="string" table:style-name="ce1">
            <text:p>Shaw, Thomas and Ree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551.29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table:style-name="ce2"/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12</text:p>
          </table:table-cell>
          <table:table-cell office:value-type="string" table:style-name="ce1">
            <text:p>Benton, Reyes and Walk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237.48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13</text:p>
          </table:table-cell>
          <table:table-cell office:value-type="string" table:style-name="ce1">
            <text:p>Dyer-River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09.66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table:style-name="ce2"/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14</text:p>
          </table:table-cell>
          <table:table-cell office:value-type="string" table:style-name="ce1">
            <text:p>Richardson-Webb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834.38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15</text:p>
          </table:table-cell>
          <table:table-cell office:value-type="string" table:style-name="ce1">
            <text:p>Skinner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292.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16</text:p>
          </table:table-cell>
          <table:table-cell office:value-type="string" table:style-name="ce1">
            <text:p>Gonzalez, Moore and Hay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754.44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8-05T00:00:00" table:style-name="ce2">
            <text:p>05/08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17</text:p>
          </table:table-cell>
          <table:table-cell office:value-type="string" table:style-name="ce1">
            <text:p>Moore, Wong and Rei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99.96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18</text:p>
          </table:table-cell>
          <table:table-cell office:value-type="string" table:style-name="ce1">
            <text:p>Jacobs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257.72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19</text:p>
          </table:table-cell>
          <table:table-cell office:value-type="string" table:style-name="ce1">
            <text:p>Barnett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825.0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20</text:p>
          </table:table-cell>
          <table:table-cell office:value-type="string" table:style-name="ce1">
            <text:p>Vasquez-Donald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796.78</text:p>
          </table:table-cell>
          <table:table-cell office:value-type="date" office:date-value="2025-04-06T00:00:00" table:style-name="ce2">
            <text:p>06/04/2025</text:p>
          </table:table-cell>
          <table:table-cell office:value-type="date" office:date-value="2025-05-06T00:00:00" table:style-name="ce2">
            <text:p>06/05/2025</text:p>
          </table:table-cell>
          <table:table-cell table:style-name="ce2"/>
          <table:table-cell office:value-type="date" office:date-value="2025-05-11T00:00:00" table:style-name="ce2">
            <text:p>11/05/2025</text:p>
          </table:table-cell>
          <table:table-cell office:value-type="date" office:date-value="2025-05-21T00:00:00" table:style-name="ce2">
            <text:p>21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21</text:p>
          </table:table-cell>
          <table:table-cell office:value-type="string" table:style-name="ce1">
            <text:p>Brady-Osborn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54.84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22</text:p>
          </table:table-cell>
          <table:table-cell office:value-type="string" table:style-name="ce1">
            <text:p>Murphy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585.9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23</text:p>
          </table:table-cell>
          <table:table-cell office:value-type="string" table:style-name="ce1">
            <text:p>Ponce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175.31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24</text:p>
          </table:table-cell>
          <table:table-cell office:value-type="string" table:style-name="ce1">
            <text:p>Medina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43.61</text:p>
          </table:table-cell>
          <table:table-cell office:value-type="date" office:date-value="2025-04-10T00:00:00" table:style-name="ce2">
            <text:p>10/04/2025</text:p>
          </table:table-cell>
          <table:table-cell office:value-type="date" office:date-value="2025-05-10T00:00:00" table:style-name="ce2">
            <text:p>10/05/2025</text:p>
          </table:table-cell>
          <table:table-cell table:style-name="ce2"/>
          <table:table-cell office:value-type="date" office:date-value="2025-05-15T00:00:00" table:style-name="ce2">
            <text:p>15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25</text:p>
          </table:table-cell>
          <table:table-cell office:value-type="string" table:style-name="ce1">
            <text:p>Sheppard-Dalt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675.48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26</text:p>
          </table:table-cell>
          <table:table-cell office:value-type="string" table:style-name="ce1">
            <text:p>Hanson, Smith and Tapia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073.74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table:style-name="ce2"/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27</text:p>
          </table:table-cell>
          <table:table-cell office:value-type="string" table:style-name="ce1">
            <text:p>Wyatt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13.94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28</text:p>
          </table:table-cell>
          <table:table-cell office:value-type="string" table:style-name="ce1">
            <text:p>Werner, Phillips and Mcbrid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26.97</text:p>
          </table:table-cell>
          <table:table-cell office:value-type="date" office:date-value="2025-04-01T00:00:00" table:style-name="ce2">
            <text:p>01/04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29</text:p>
          </table:table-cell>
          <table:table-cell office:value-type="string" table:style-name="ce1">
            <text:p>Blevins, Harmon and Mccarth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67.21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30</text:p>
          </table:table-cell>
          <table:table-cell office:value-type="string" table:style-name="ce1">
            <text:p>Miller, Moore and Lew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492.32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6-18T00:00:00" table:style-name="ce2">
            <text:p>18/06/2025</text:p>
          </table:table-cell>
          <table:table-cell table:style-name="ce2"/>
          <table:table-cell office:value-type="date" office:date-value="2025-06-23T00:00:00" table:style-name="ce2">
            <text:p>2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31</text:p>
          </table:table-cell>
          <table:table-cell office:value-type="string" table:style-name="ce1">
            <text:p>Hernandez, Adams and Ander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92.06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32</text:p>
          </table:table-cell>
          <table:table-cell office:value-type="string" table:style-name="ce1">
            <text:p>Mason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015.7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6-07T00:00:00" table:style-name="ce2">
            <text:p>07/06/2025</text:p>
          </table:table-cell>
          <table:table-cell table:style-name="ce2"/>
          <table:table-cell office:value-type="date" office:date-value="2025-06-12T00:00:00" table:style-name="ce2">
            <text:p>12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33</text:p>
          </table:table-cell>
          <table:table-cell office:value-type="string" table:style-name="ce1">
            <text:p>Lynch-Bro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83.57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table:style-name="ce2"/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34</text:p>
          </table:table-cell>
          <table:table-cell office:value-type="string" table:style-name="ce1">
            <text:p>Williams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89.33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35</text:p>
          </table:table-cell>
          <table:table-cell office:value-type="string" table:style-name="ce1">
            <text:p>Martinez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210.06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36</text:p>
          </table:table-cell>
          <table:table-cell office:value-type="string" table:style-name="ce1">
            <text:p>Robinson-Riddl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343.45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table:style-name="ce2"/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37</text:p>
          </table:table-cell>
          <table:table-cell office:value-type="string" table:style-name="ce1">
            <text:p>Weber-Nichol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895.01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table:style-name="ce2"/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38</text:p>
          </table:table-cell>
          <table:table-cell office:value-type="string" table:style-name="ce1">
            <text:p>Hurley-Garri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113.21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39</text:p>
          </table:table-cell>
          <table:table-cell office:value-type="string" table:style-name="ce1">
            <text:p>Patton, Hatfield and Kim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86.72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table:style-name="ce2"/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40</text:p>
          </table:table-cell>
          <table:table-cell office:value-type="string" table:style-name="ce1">
            <text:p>Thornton, Miller and Veg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31.4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41</text:p>
          </table:table-cell>
          <table:table-cell office:value-type="string" table:style-name="ce1">
            <text:p>Jackson, Wright and Will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62.23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42</text:p>
          </table:table-cell>
          <table:table-cell office:value-type="string" table:style-name="ce1">
            <text:p>Hammond, Davis and Beck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102.77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table:style-name="ce2"/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43</text:p>
          </table:table-cell>
          <table:table-cell office:value-type="string" table:style-name="ce1">
            <text:p>Brewer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83.17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44</text:p>
          </table:table-cell>
          <table:table-cell office:value-type="string" table:style-name="ce1">
            <text:p>Hancock-Boy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510.99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45</text:p>
          </table:table-cell>
          <table:table-cell office:value-type="string" table:style-name="ce1">
            <text:p>Robinson, Watts and Bower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549.4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46</text:p>
          </table:table-cell>
          <table:table-cell office:value-type="string" table:style-name="ce1">
            <text:p>Weber-Ric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042.62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47</text:p>
          </table:table-cell>
          <table:table-cell office:value-type="string" table:style-name="ce1">
            <text:p>Pearson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38.12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table:style-name="ce2"/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48</text:p>
          </table:table-cell>
          <table:table-cell office:value-type="string" table:style-name="ce1">
            <text:p>Welch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595.24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26T00:00:00" table:style-name="ce2">
            <text:p>2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49</text:p>
          </table:table-cell>
          <table:table-cell office:value-type="string" table:style-name="ce1">
            <text:p>Brown, Cline and Maldonad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115.21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table:style-name="ce2"/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50</text:p>
          </table:table-cell>
          <table:table-cell office:value-type="string" table:style-name="ce1">
            <text:p>Buchanan-Gat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789.14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table:style-name="ce2"/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51</text:p>
          </table:table-cell>
          <table:table-cell office:value-type="string" table:style-name="ce1">
            <text:p>Collins, Meyer and Tho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697.06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8-07T00:00:00" table:style-name="ce2">
            <text:p>07/08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52</text:p>
          </table:table-cell>
          <table:table-cell office:value-type="string" table:style-name="ce1">
            <text:p>Brown, Crawford and Moone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96.58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53</text:p>
          </table:table-cell>
          <table:table-cell office:value-type="string" table:style-name="ce1">
            <text:p>Rivera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07.67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8-11T00:00:00" table:style-name="ce2">
            <text:p>11/08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54</text:p>
          </table:table-cell>
          <table:table-cell office:value-type="string" table:style-name="ce1">
            <text:p>Phelps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31.63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55</text:p>
          </table:table-cell>
          <table:table-cell office:value-type="string" table:style-name="ce1">
            <text:p>Edwards-Trujill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379.32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56</text:p>
          </table:table-cell>
          <table:table-cell office:value-type="string" table:style-name="ce1">
            <text:p>Smith-Dav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849.76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57</text:p>
          </table:table-cell>
          <table:table-cell office:value-type="string" table:style-name="ce1">
            <text:p>Callahan, King and Mil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753.71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58</text:p>
          </table:table-cell>
          <table:table-cell office:value-type="string" table:style-name="ce1">
            <text:p>Lam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195.51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6-18T00:00:00" table:style-name="ce2">
            <text:p>18/06/2025</text:p>
          </table:table-cell>
          <table:table-cell table:style-name="ce2"/>
          <table:table-cell office:value-type="date" office:date-value="2025-06-23T00:00:00" table:style-name="ce2">
            <text:p>2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59</text:p>
          </table:table-cell>
          <table:table-cell office:value-type="string" table:style-name="ce1">
            <text:p>Baker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537.87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60</text:p>
          </table:table-cell>
          <table:table-cell office:value-type="string" table:style-name="ce1">
            <text:p>Brown-Mcdanie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25.38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13T00:00:00" table:style-name="ce2">
            <text:p>13/06/2025</text:p>
          </table:table-cell>
          <table:table-cell table:style-name="ce2"/>
          <table:table-cell office:value-type="date" office:date-value="2025-06-18T00:00:00" table:style-name="ce2">
            <text:p>18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61</text:p>
          </table:table-cell>
          <table:table-cell office:value-type="string" table:style-name="ce1">
            <text:p>Summers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849.17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table:style-name="ce2"/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62</text:p>
          </table:table-cell>
          <table:table-cell office:value-type="string" table:style-name="ce1">
            <text:p>Sweeney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58.48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63</text:p>
          </table:table-cell>
          <table:table-cell office:value-type="string" table:style-name="ce1">
            <text:p>Perez-Lamb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00.0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table:style-name="ce2"/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64</text:p>
          </table:table-cell>
          <table:table-cell office:value-type="string" table:style-name="ce1">
            <text:p>Harvey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09.98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table:style-name="ce2"/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65</text:p>
          </table:table-cell>
          <table:table-cell office:value-type="string" table:style-name="ce1">
            <text:p>Lloyd, Johnson and Hest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02.73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66</text:p>
          </table:table-cell>
          <table:table-cell office:value-type="string" table:style-name="ce1">
            <text:p>Martin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916.56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67</text:p>
          </table:table-cell>
          <table:table-cell office:value-type="string" table:style-name="ce1">
            <text:p>Morgan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45.32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table:style-name="ce2"/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68</text:p>
          </table:table-cell>
          <table:table-cell office:value-type="string" table:style-name="ce1">
            <text:p>Singh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14.12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2T00:00:00" table:style-name="ce2">
            <text:p>22/06/2025</text:p>
          </table:table-cell>
          <table:table-cell table:style-name="ce2"/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69</text:p>
          </table:table-cell>
          <table:table-cell office:value-type="string" table:style-name="ce1">
            <text:p>Sanchez-Gat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70.51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70</text:p>
          </table:table-cell>
          <table:table-cell office:value-type="string" table:style-name="ce1">
            <text:p>Kelly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75.99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71</text:p>
          </table:table-cell>
          <table:table-cell office:value-type="string" table:style-name="ce1">
            <text:p>Nelson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22.87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72</text:p>
          </table:table-cell>
          <table:table-cell office:value-type="string" table:style-name="ce1">
            <text:p>Robbins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40.49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73</text:p>
          </table:table-cell>
          <table:table-cell office:value-type="string" table:style-name="ce1">
            <text:p>Raymond, Walsh and Dunc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36.9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table:style-name="ce2"/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74</text:p>
          </table:table-cell>
          <table:table-cell office:value-type="string" table:style-name="ce1">
            <text:p>Carr-Juar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151.4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8-07T00:00:00" table:style-name="ce2">
            <text:p>07/08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75</text:p>
          </table:table-cell>
          <table:table-cell office:value-type="string" table:style-name="ce1">
            <text:p>Smith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315.01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76</text:p>
          </table:table-cell>
          <table:table-cell office:value-type="string" table:style-name="ce1">
            <text:p>Watson, Harris and Kirb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76.7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77</text:p>
          </table:table-cell>
          <table:table-cell office:value-type="string" table:style-name="ce1">
            <text:p>Potts, Hicks and Bryan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89.11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78</text:p>
          </table:table-cell>
          <table:table-cell office:value-type="string" table:style-name="ce1">
            <text:p>Ibarra, Howell and Guerrer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972.83</text:p>
          </table:table-cell>
          <table:table-cell office:value-type="date" office:date-value="2025-04-08T00:00:00" table:style-name="ce2">
            <text:p>0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79</text:p>
          </table:table-cell>
          <table:table-cell office:value-type="string" table:style-name="ce1">
            <text:p>Clements-Fox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037.94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8-06T00:00:00" table:style-name="ce2">
            <text:p>06/08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80</text:p>
          </table:table-cell>
          <table:table-cell office:value-type="string" table:style-name="ce1">
            <text:p>Nelson, Lopez and Boyl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98.02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16T00:00:00" table:style-name="ce2">
            <text:p>16/06/2025</text:p>
          </table:table-cell>
          <table:table-cell table:style-name="ce2"/>
          <table:table-cell office:value-type="date" office:date-value="2025-06-21T00:00:00" table:style-name="ce2">
            <text:p>2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81</text:p>
          </table:table-cell>
          <table:table-cell office:value-type="string" table:style-name="ce1">
            <text:p>Clark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64.66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82</text:p>
          </table:table-cell>
          <table:table-cell office:value-type="string" table:style-name="ce1">
            <text:p>Scott-Lamber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28.84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table:style-name="ce2"/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83</text:p>
          </table:table-cell>
          <table:table-cell office:value-type="string" table:style-name="ce1">
            <text:p>Russell-Oconnel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173.81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84</text:p>
          </table:table-cell>
          <table:table-cell office:value-type="string" table:style-name="ce1">
            <text:p>Gillespie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680.22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8-12T00:00:00" table:style-name="ce2">
            <text:p>12/08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85</text:p>
          </table:table-cell>
          <table:table-cell office:value-type="string" table:style-name="ce1">
            <text:p>Flowers, Todd and Robin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13.33</text:p>
          </table:table-cell>
          <table:table-cell office:value-type="date" office:date-value="2025-04-16T00:00:00" table:style-name="ce2">
            <text:p>16/04/2025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86</text:p>
          </table:table-cell>
          <table:table-cell office:value-type="string" table:style-name="ce1">
            <text:p>Evans-Bryan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999.86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87</text:p>
          </table:table-cell>
          <table:table-cell office:value-type="string" table:style-name="ce1">
            <text:p>Johnson-Schult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143.66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5T00:00:00" table:style-name="ce2">
            <text:p>0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88</text:p>
          </table:table-cell>
          <table:table-cell office:value-type="string" table:style-name="ce1">
            <text:p>Baker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58.1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89</text:p>
          </table:table-cell>
          <table:table-cell office:value-type="string" table:style-name="ce1">
            <text:p>Dominguez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245.3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90</text:p>
          </table:table-cell>
          <table:table-cell office:value-type="string" table:style-name="ce1">
            <text:p>Nelson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322.37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91</text:p>
          </table:table-cell>
          <table:table-cell office:value-type="string" table:style-name="ce1">
            <text:p>Carroll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75.77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92</text:p>
          </table:table-cell>
          <table:table-cell office:value-type="string" table:style-name="ce1">
            <text:p>Rivera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697.58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12T00:00:00" table:style-name="ce2">
            <text:p>12/07/2025</text:p>
          </table:table-cell>
          <table:table-cell table:style-name="ce2"/>
          <table:table-cell office:value-type="date" office:date-value="2025-07-17T00:00:00" table:style-name="ce2">
            <text:p>17/07/2025</text:p>
          </table:table-cell>
          <table:table-cell office:value-type="date" office:date-value="2025-07-27T00:00:00" table:style-name="ce2">
            <text:p>27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93</text:p>
          </table:table-cell>
          <table:table-cell office:value-type="string" table:style-name="ce1">
            <text:p>Rasmussen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663.67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94</text:p>
          </table:table-cell>
          <table:table-cell office:value-type="string" table:style-name="ce1">
            <text:p>Werner, Walker and Tyl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74.38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95</text:p>
          </table:table-cell>
          <table:table-cell office:value-type="string" table:style-name="ce1">
            <text:p>Carpenter-Mend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17.16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table:style-name="ce2"/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96</text:p>
          </table:table-cell>
          <table:table-cell office:value-type="string" table:style-name="ce1">
            <text:p>Cardenas, Parks and Castill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80.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97</text:p>
          </table:table-cell>
          <table:table-cell office:value-type="string" table:style-name="ce1">
            <text:p>Brown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731.64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98</text:p>
          </table:table-cell>
          <table:table-cell office:value-type="string" table:style-name="ce1">
            <text:p>Holland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38.42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8-14T00:00:00" table:style-name="ce2">
            <text:p>14/08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299</text:p>
          </table:table-cell>
          <table:table-cell office:value-type="string" table:style-name="ce1">
            <text:p>Mcmahon, Garcia and Prat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11.55</text:p>
          </table:table-cell>
          <table:table-cell office:value-type="date" office:date-value="2025-04-08T00:00:00" table:style-name="ce2">
            <text:p>08/04/2025</text:p>
          </table:table-cell>
          <table:table-cell office:value-type="date" office:date-value="2025-05-08T00:00:00" table:style-name="ce2">
            <text:p>08/05/2025</text:p>
          </table:table-cell>
          <table:table-cell table:style-name="ce2"/>
          <table:table-cell office:value-type="date" office:date-value="2025-05-13T00:00:00" table:style-name="ce2">
            <text:p>13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00</text:p>
          </table:table-cell>
          <table:table-cell office:value-type="string" table:style-name="ce1">
            <text:p>Wells-Ki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0.67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01</text:p>
          </table:table-cell>
          <table:table-cell office:value-type="string" table:style-name="ce1">
            <text:p>Armstrong-Hal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93.11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02</text:p>
          </table:table-cell>
          <table:table-cell office:value-type="string" table:style-name="ce1">
            <text:p>Becker-Steve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28.67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03</text:p>
          </table:table-cell>
          <table:table-cell office:value-type="string" table:style-name="ce1">
            <text:p>Fernandez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550.38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04</text:p>
          </table:table-cell>
          <table:table-cell office:value-type="string" table:style-name="ce1">
            <text:p>Barnes-Roach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644.73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05</text:p>
          </table:table-cell>
          <table:table-cell office:value-type="string" table:style-name="ce1">
            <text:p>Bailey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896.26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29T00:00:00" table:style-name="ce2">
            <text:p>29/05/2025</text:p>
          </table:table-cell>
          <table:table-cell table:style-name="ce2"/>
          <table:table-cell office:value-type="date" office:date-value="2025-06-03T00:00:00" table:style-name="ce2">
            <text:p>03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06</text:p>
          </table:table-cell>
          <table:table-cell office:value-type="string" table:style-name="ce1">
            <text:p>Fowler, Brown and Barnet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426.97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07</text:p>
          </table:table-cell>
          <table:table-cell office:value-type="string" table:style-name="ce1">
            <text:p>Moreno, Thomas and John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60.14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table:style-name="ce2"/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08</text:p>
          </table:table-cell>
          <table:table-cell office:value-type="string" table:style-name="ce1">
            <text:p>Stephens-Vasqu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38.6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table:style-name="ce2"/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09</text:p>
          </table:table-cell>
          <table:table-cell office:value-type="string" table:style-name="ce1">
            <text:p>Cox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935.51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10</text:p>
          </table:table-cell>
          <table:table-cell office:value-type="string" table:style-name="ce1">
            <text:p>Cohen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4.7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11</text:p>
          </table:table-cell>
          <table:table-cell office:value-type="string" table:style-name="ce1">
            <text:p>James, Love and Thoma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37.09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12</text:p>
          </table:table-cell>
          <table:table-cell office:value-type="string" table:style-name="ce1">
            <text:p>Walsh, Williams and Moren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376.81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table:style-name="ce2"/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13</text:p>
          </table:table-cell>
          <table:table-cell office:value-type="string" table:style-name="ce1">
            <text:p>Jones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848.3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14</text:p>
          </table:table-cell>
          <table:table-cell office:value-type="string" table:style-name="ce1">
            <text:p>Thomas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69.41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15</text:p>
          </table:table-cell>
          <table:table-cell office:value-type="string" table:style-name="ce1">
            <text:p>Baker, Gray and Perr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042.09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16</text:p>
          </table:table-cell>
          <table:table-cell office:value-type="string" table:style-name="ce1">
            <text:p>Brown-Stark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78.7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17</text:p>
          </table:table-cell>
          <table:table-cell office:value-type="string" table:style-name="ce1">
            <text:p>Benson-Veg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10.17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18</text:p>
          </table:table-cell>
          <table:table-cell office:value-type="string" table:style-name="ce1">
            <text:p>Liu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06.13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19</text:p>
          </table:table-cell>
          <table:table-cell office:value-type="string" table:style-name="ce1">
            <text:p>Gould-May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61.96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20</text:p>
          </table:table-cell>
          <table:table-cell office:value-type="string" table:style-name="ce1">
            <text:p>Baldwin, Rodriguez and Mil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72.64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8-15T00:00:00" table:style-name="ce2">
            <text:p>15/08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21</text:p>
          </table:table-cell>
          <table:table-cell office:value-type="string" table:style-name="ce1">
            <text:p>Guzman-Mo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225.93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22</text:p>
          </table:table-cell>
          <table:table-cell office:value-type="string" table:style-name="ce1">
            <text:p>Thompson-Acost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92.67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table:style-name="ce2"/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23</text:p>
          </table:table-cell>
          <table:table-cell office:value-type="string" table:style-name="ce1">
            <text:p>Smith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99.17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table:style-name="ce2"/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24</text:p>
          </table:table-cell>
          <table:table-cell office:value-type="string" table:style-name="ce1">
            <text:p>White, Young and Sanfor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73.72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25</text:p>
          </table:table-cell>
          <table:table-cell office:value-type="string" table:style-name="ce1">
            <text:p>Torres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574.83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26</text:p>
          </table:table-cell>
          <table:table-cell office:value-type="string" table:style-name="ce1">
            <text:p>Haas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012.93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table:style-name="ce2"/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27</text:p>
          </table:table-cell>
          <table:table-cell office:value-type="string" table:style-name="ce1">
            <text:p>Miller-Pe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649.43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28</text:p>
          </table:table-cell>
          <table:table-cell office:value-type="string" table:style-name="ce1">
            <text:p>Smith-Stewar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270.19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29</text:p>
          </table:table-cell>
          <table:table-cell office:value-type="string" table:style-name="ce1">
            <text:p>Santana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682.48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30</text:p>
          </table:table-cell>
          <table:table-cell office:value-type="string" table:style-name="ce1">
            <text:p>Smith, Lambert and Freem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974.76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31</text:p>
          </table:table-cell>
          <table:table-cell office:value-type="string" table:style-name="ce1">
            <text:p>Anderson-Whit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152.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32</text:p>
          </table:table-cell>
          <table:table-cell office:value-type="string" table:style-name="ce1">
            <text:p>Stewart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005.43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33</text:p>
          </table:table-cell>
          <table:table-cell office:value-type="string" table:style-name="ce1">
            <text:p>Rodriguez-Cru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79.51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34</text:p>
          </table:table-cell>
          <table:table-cell office:value-type="string" table:style-name="ce1">
            <text:p>Ward-Vasqu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381.61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35</text:p>
          </table:table-cell>
          <table:table-cell office:value-type="string" table:style-name="ce1">
            <text:p>Johnson-Kh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03.35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36</text:p>
          </table:table-cell>
          <table:table-cell office:value-type="string" table:style-name="ce1">
            <text:p>Miller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29.69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table:style-name="ce2"/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37</text:p>
          </table:table-cell>
          <table:table-cell office:value-type="string" table:style-name="ce1">
            <text:p>Tapia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850.61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table:style-name="ce2"/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38</text:p>
          </table:table-cell>
          <table:table-cell office:value-type="string" table:style-name="ce1">
            <text:p>Pineda, Nichols and Mosle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33.11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39</text:p>
          </table:table-cell>
          <table:table-cell office:value-type="string" table:style-name="ce1">
            <text:p>Brown, Robles and Si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88.0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40</text:p>
          </table:table-cell>
          <table:table-cell office:value-type="string" table:style-name="ce1">
            <text:p>Roberts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906.24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41</text:p>
          </table:table-cell>
          <table:table-cell office:value-type="string" table:style-name="ce1">
            <text:p>Townsend-Fox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433.4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table:style-name="ce2"/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42</text:p>
          </table:table-cell>
          <table:table-cell office:value-type="string" table:style-name="ce1">
            <text:p>Mark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321.82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43</text:p>
          </table:table-cell>
          <table:table-cell office:value-type="string" table:style-name="ce1">
            <text:p>Powell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96.56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44</text:p>
          </table:table-cell>
          <table:table-cell office:value-type="string" table:style-name="ce1">
            <text:p>Hayes-Wrigh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54.44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26T00:00:00" table:style-name="ce2">
            <text:p>2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45</text:p>
          </table:table-cell>
          <table:table-cell office:value-type="string" table:style-name="ce1">
            <text:p>Zimmerman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751.7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46</text:p>
          </table:table-cell>
          <table:table-cell office:value-type="string" table:style-name="ce1">
            <text:p>Estrada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103.45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table:style-name="ce2"/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47</text:p>
          </table:table-cell>
          <table:table-cell office:value-type="string" table:style-name="ce1">
            <text:p>Green-Ric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40.66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48</text:p>
          </table:table-cell>
          <table:table-cell office:value-type="string" table:style-name="ce1">
            <text:p>Martinez-Nel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81.3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49</text:p>
          </table:table-cell>
          <table:table-cell office:value-type="string" table:style-name="ce1">
            <text:p>Chapman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05.28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table:style-name="ce2"/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50</text:p>
          </table:table-cell>
          <table:table-cell office:value-type="string" table:style-name="ce1">
            <text:p>Charles, Monroe and Mill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12.81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51</text:p>
          </table:table-cell>
          <table:table-cell office:value-type="string" table:style-name="ce1">
            <text:p>Smith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066.44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52</text:p>
          </table:table-cell>
          <table:table-cell office:value-type="string" table:style-name="ce1">
            <text:p>Lopez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29.73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53</text:p>
          </table:table-cell>
          <table:table-cell office:value-type="string" table:style-name="ce1">
            <text:p>Burgess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728.6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27T00:00:00" table:style-name="ce2">
            <text:p>27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54</text:p>
          </table:table-cell>
          <table:table-cell office:value-type="string" table:style-name="ce1">
            <text:p>Garza-Moral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786.66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table:style-name="ce2"/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55</text:p>
          </table:table-cell>
          <table:table-cell office:value-type="string" table:style-name="ce1">
            <text:p>Brown, Perez and Middlet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260.83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table:style-name="ce2"/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56</text:p>
          </table:table-cell>
          <table:table-cell office:value-type="string" table:style-name="ce1">
            <text:p>Bates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8.69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table:style-name="ce2"/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57</text:p>
          </table:table-cell>
          <table:table-cell office:value-type="string" table:style-name="ce1">
            <text:p>Holmes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9.73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58</text:p>
          </table:table-cell>
          <table:table-cell office:value-type="string" table:style-name="ce1">
            <text:p>Woods-Fitzpatrick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11.91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59</text:p>
          </table:table-cell>
          <table:table-cell office:value-type="string" table:style-name="ce1">
            <text:p>Mcgee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280.74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60</text:p>
          </table:table-cell>
          <table:table-cell office:value-type="string" table:style-name="ce1">
            <text:p>Patterson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55.69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table:style-name="ce2"/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61</text:p>
          </table:table-cell>
          <table:table-cell office:value-type="string" table:style-name="ce1">
            <text:p>Jones, Wang and Moral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096.35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62</text:p>
          </table:table-cell>
          <table:table-cell office:value-type="string" table:style-name="ce1">
            <text:p>Maynard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2.53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63</text:p>
          </table:table-cell>
          <table:table-cell office:value-type="string" table:style-name="ce1">
            <text:p>Johnson, Russo and Hort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022.0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table:style-name="ce2"/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64</text:p>
          </table:table-cell>
          <table:table-cell office:value-type="string" table:style-name="ce1">
            <text:p>White, Anderson and Kenned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85.62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65</text:p>
          </table:table-cell>
          <table:table-cell office:value-type="string" table:style-name="ce1">
            <text:p>Rivas-Cantu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580.76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66</text:p>
          </table:table-cell>
          <table:table-cell office:value-type="string" table:style-name="ce1">
            <text:p>Dillon-Stok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05.19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table:style-name="ce2"/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67</text:p>
          </table:table-cell>
          <table:table-cell office:value-type="string" table:style-name="ce1">
            <text:p>Pena, Lyons and Mos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81.65</text:p>
          </table:table-cell>
          <table:table-cell office:value-type="date" office:date-value="2025-04-15T00:00:00" table:style-name="ce2">
            <text:p>15/04/20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68</text:p>
          </table:table-cell>
          <table:table-cell office:value-type="string" table:style-name="ce1">
            <text:p>Erickson, Woods and Ell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31.98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69</text:p>
          </table:table-cell>
          <table:table-cell office:value-type="string" table:style-name="ce1">
            <text:p>Jackson, Sanchez and Edward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24.01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table:style-name="ce2"/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70</text:p>
          </table:table-cell>
          <table:table-cell office:value-type="string" table:style-name="ce1">
            <text:p>Moore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546.44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71</text:p>
          </table:table-cell>
          <table:table-cell office:value-type="string" table:style-name="ce1">
            <text:p>Knox, Moore and Ander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46.58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8-20T00:00:00" table:style-name="ce2">
            <text:p>20/08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72</text:p>
          </table:table-cell>
          <table:table-cell office:value-type="string" table:style-name="ce1">
            <text:p>Campbell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58.06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table:style-name="ce2"/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73</text:p>
          </table:table-cell>
          <table:table-cell office:value-type="string" table:style-name="ce1">
            <text:p>Nguyen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001.83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74</text:p>
          </table:table-cell>
          <table:table-cell office:value-type="string" table:style-name="ce1">
            <text:p>Richardson, Sanchez and Stewar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731.42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75</text:p>
          </table:table-cell>
          <table:table-cell office:value-type="string" table:style-name="ce1">
            <text:p>Whitney-Gree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228.47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76</text:p>
          </table:table-cell>
          <table:table-cell office:value-type="string" table:style-name="ce1">
            <text:p>Baker, Freeman and Hay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28.68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77</text:p>
          </table:table-cell>
          <table:table-cell office:value-type="string" table:style-name="ce1">
            <text:p>Black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77.09</text:p>
          </table:table-cell>
          <table:table-cell office:value-type="date" office:date-value="2025-04-08T00:00:00" table:style-name="ce2">
            <text:p>0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78</text:p>
          </table:table-cell>
          <table:table-cell office:value-type="string" table:style-name="ce1">
            <text:p>Mitchell, Ferguson and Ben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725.12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79</text:p>
          </table:table-cell>
          <table:table-cell office:value-type="string" table:style-name="ce1">
            <text:p>Shelton-John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280.7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80</text:p>
          </table:table-cell>
          <table:table-cell office:value-type="string" table:style-name="ce1">
            <text:p>Taylor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7.19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table:style-name="ce2"/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81</text:p>
          </table:table-cell>
          <table:table-cell office:value-type="string" table:style-name="ce1">
            <text:p>Norton-Calhou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451.8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7-09T00:00:00" table:style-name="ce2">
            <text:p>09/07/2025</text:p>
          </table:table-cell>
          <table:table-cell table:style-name="ce2"/>
          <table:table-cell office:value-type="date" office:date-value="2025-07-14T00:00:00" table:style-name="ce2">
            <text:p>14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82</text:p>
          </table:table-cell>
          <table:table-cell office:value-type="string" table:style-name="ce1">
            <text:p>Brown-Jo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48.13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8-12T00:00:00" table:style-name="ce2">
            <text:p>12/08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83</text:p>
          </table:table-cell>
          <table:table-cell office:value-type="string" table:style-name="ce1">
            <text:p>Martinez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549.31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84</text:p>
          </table:table-cell>
          <table:table-cell office:value-type="string" table:style-name="ce1">
            <text:p>Young-Jam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135.94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85</text:p>
          </table:table-cell>
          <table:table-cell office:value-type="string" table:style-name="ce1">
            <text:p>Keller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506.63</text:p>
          </table:table-cell>
          <table:table-cell office:value-type="date" office:date-value="2025-04-10T00:00:00" table:style-name="ce2">
            <text:p>1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86</text:p>
          </table:table-cell>
          <table:table-cell office:value-type="string" table:style-name="ce1">
            <text:p>Bradley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811.2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87</text:p>
          </table:table-cell>
          <table:table-cell office:value-type="string" table:style-name="ce1">
            <text:p>Gregory-Smith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566.46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88</text:p>
          </table:table-cell>
          <table:table-cell office:value-type="string" table:style-name="ce1">
            <text:p>Smith-Perr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80.8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table:style-name="ce2"/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89</text:p>
          </table:table-cell>
          <table:table-cell office:value-type="string" table:style-name="ce1">
            <text:p>Long-Comb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578.66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4-19T00:00:00" table:style-name="ce2">
            <text:p>19/04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90</text:p>
          </table:table-cell>
          <table:table-cell office:value-type="string" table:style-name="ce1">
            <text:p>Davis, Burns and Wa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47.71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91</text:p>
          </table:table-cell>
          <table:table-cell office:value-type="string" table:style-name="ce1">
            <text:p>Glover-Ander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809.88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92</text:p>
          </table:table-cell>
          <table:table-cell office:value-type="string" table:style-name="ce1">
            <text:p>Wilson-Lop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83.62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93</text:p>
          </table:table-cell>
          <table:table-cell office:value-type="string" table:style-name="ce1">
            <text:p>Jennings-Klei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13.06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94</text:p>
          </table:table-cell>
          <table:table-cell office:value-type="string" table:style-name="ce1">
            <text:p>Sellers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51.72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95</text:p>
          </table:table-cell>
          <table:table-cell office:value-type="string" table:style-name="ce1">
            <text:p>Williams, Palmer and Adam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30.6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96</text:p>
          </table:table-cell>
          <table:table-cell office:value-type="string" table:style-name="ce1">
            <text:p>Miller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29.23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97</text:p>
          </table:table-cell>
          <table:table-cell office:value-type="string" table:style-name="ce1">
            <text:p>Gutierrez-Hes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15.68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98</text:p>
          </table:table-cell>
          <table:table-cell office:value-type="string" table:style-name="ce1">
            <text:p>Russell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000.22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399</text:p>
          </table:table-cell>
          <table:table-cell office:value-type="string" table:style-name="ce1">
            <text:p>Mendez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58.0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27T00:00:00" table:style-name="ce2">
            <text:p>27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00</text:p>
          </table:table-cell>
          <table:table-cell office:value-type="string" table:style-name="ce1">
            <text:p>Moore-Wil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815.08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01</text:p>
          </table:table-cell>
          <table:table-cell office:value-type="string" table:style-name="ce1">
            <text:p>Lynch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35.07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02</text:p>
          </table:table-cell>
          <table:table-cell office:value-type="string" table:style-name="ce1">
            <text:p>Robinson, Mason and Harr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343.52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03</text:p>
          </table:table-cell>
          <table:table-cell office:value-type="string" table:style-name="ce1">
            <text:p>Bolton-Hud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039.97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04</text:p>
          </table:table-cell>
          <table:table-cell office:value-type="string" table:style-name="ce1">
            <text:p>Garcia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72.13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05</text:p>
          </table:table-cell>
          <table:table-cell office:value-type="string" table:style-name="ce1">
            <text:p>Mann-Marqu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970.42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06</text:p>
          </table:table-cell>
          <table:table-cell office:value-type="string" table:style-name="ce1">
            <text:p>Nelson-Bullock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42.04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table:style-name="ce2"/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07</text:p>
          </table:table-cell>
          <table:table-cell office:value-type="string" table:style-name="ce1">
            <text:p>Hudson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658.0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08</text:p>
          </table:table-cell>
          <table:table-cell office:value-type="string" table:style-name="ce1">
            <text:p>Rodriguez-Ha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720.58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09</text:p>
          </table:table-cell>
          <table:table-cell office:value-type="string" table:style-name="ce1">
            <text:p>Martin, Smith and Howe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97.59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10</text:p>
          </table:table-cell>
          <table:table-cell office:value-type="string" table:style-name="ce1">
            <text:p>Hurley, White and Edward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604.66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11</text:p>
          </table:table-cell>
          <table:table-cell office:value-type="string" table:style-name="ce1">
            <text:p>Martinez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53.0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12</text:p>
          </table:table-cell>
          <table:table-cell office:value-type="string" table:style-name="ce1">
            <text:p>Villanueva-Moor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74.53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13</text:p>
          </table:table-cell>
          <table:table-cell office:value-type="string" table:style-name="ce1">
            <text:p>Rowe, Hutchinson and Ayala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67.87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14</text:p>
          </table:table-cell>
          <table:table-cell office:value-type="string" table:style-name="ce1">
            <text:p>Martinez-Luca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37.37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15</text:p>
          </table:table-cell>
          <table:table-cell office:value-type="string" table:style-name="ce1">
            <text:p>Baker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83.17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8-10T00:00:00" table:style-name="ce2">
            <text:p>10/08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16</text:p>
          </table:table-cell>
          <table:table-cell office:value-type="string" table:style-name="ce1">
            <text:p>Richardson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69.01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17</text:p>
          </table:table-cell>
          <table:table-cell office:value-type="string" table:style-name="ce1">
            <text:p>Mason-Hartm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612.29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18</text:p>
          </table:table-cell>
          <table:table-cell office:value-type="string" table:style-name="ce1">
            <text:p>Collins, Barry and Nel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28.26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19</text:p>
          </table:table-cell>
          <table:table-cell office:value-type="string" table:style-name="ce1">
            <text:p>Flowers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433.2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20</text:p>
          </table:table-cell>
          <table:table-cell office:value-type="string" table:style-name="ce1">
            <text:p>Morrison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71.29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21</text:p>
          </table:table-cell>
          <table:table-cell office:value-type="string" table:style-name="ce1">
            <text:p>Contrera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17.98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22</text:p>
          </table:table-cell>
          <table:table-cell office:value-type="string" table:style-name="ce1">
            <text:p>James, Long and Martin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04.36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23</text:p>
          </table:table-cell>
          <table:table-cell office:value-type="string" table:style-name="ce1">
            <text:p>Clay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185.83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8-11T00:00:00" table:style-name="ce2">
            <text:p>11/08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24</text:p>
          </table:table-cell>
          <table:table-cell office:value-type="string" table:style-name="ce1">
            <text:p>Haney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302.92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25</text:p>
          </table:table-cell>
          <table:table-cell office:value-type="string" table:style-name="ce1">
            <text:p>Gallegos, Simon and Robin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63.89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table:style-name="ce2"/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26</text:p>
          </table:table-cell>
          <table:table-cell office:value-type="string" table:style-name="ce1">
            <text:p>Nunez-Turn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892.39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27</text:p>
          </table:table-cell>
          <table:table-cell office:value-type="string" table:style-name="ce1">
            <text:p>Joseph, Parsons and Hi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685.8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28</text:p>
          </table:table-cell>
          <table:table-cell office:value-type="string" table:style-name="ce1">
            <text:p>Bishop, Lewis and Martin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76.32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29</text:p>
          </table:table-cell>
          <table:table-cell office:value-type="string" table:style-name="ce1">
            <text:p>Warren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93.34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30</text:p>
          </table:table-cell>
          <table:table-cell office:value-type="string" table:style-name="ce1">
            <text:p>Williams, Andrews and Camer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29.2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31</text:p>
          </table:table-cell>
          <table:table-cell office:value-type="string" table:style-name="ce1">
            <text:p>Ruiz-Adam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16.55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32</text:p>
          </table:table-cell>
          <table:table-cell office:value-type="string" table:style-name="ce1">
            <text:p>Martinez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499.2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33</text:p>
          </table:table-cell>
          <table:table-cell office:value-type="string" table:style-name="ce1">
            <text:p>Hendrix, Thornton and Dav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41.06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6-01T00:00:00" table:style-name="ce2">
            <text:p>01/06/2025</text:p>
          </table:table-cell>
          <table:table-cell table:style-name="ce2"/>
          <table:table-cell office:value-type="date" office:date-value="2025-06-06T00:00:00" table:style-name="ce2">
            <text:p>06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34</text:p>
          </table:table-cell>
          <table:table-cell office:value-type="string" table:style-name="ce1">
            <text:p>Stephens, Guerra and Sulliv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104.76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35</text:p>
          </table:table-cell>
          <table:table-cell office:value-type="string" table:style-name="ce1">
            <text:p>Lewis, Maldonado and Jack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05.09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36</text:p>
          </table:table-cell>
          <table:table-cell office:value-type="string" table:style-name="ce1">
            <text:p>Baird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46.78</text:p>
          </table:table-cell>
          <table:table-cell office:value-type="date" office:date-value="2025-04-19T00:00:00" table:style-name="ce2">
            <text:p>19/04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37</text:p>
          </table:table-cell>
          <table:table-cell office:value-type="string" table:style-name="ce1">
            <text:p>Chaney-Mccarth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793.66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38</text:p>
          </table:table-cell>
          <table:table-cell office:value-type="string" table:style-name="ce1">
            <text:p>Campos-Colem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756.01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table:style-name="ce2"/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39</text:p>
          </table:table-cell>
          <table:table-cell office:value-type="string" table:style-name="ce1">
            <text:p>Garcia-Ro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58.77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11T00:00:00" table:style-name="ce2">
            <text:p>11/06/2025</text:p>
          </table:table-cell>
          <table:table-cell table:style-name="ce2"/>
          <table:table-cell office:value-type="date" office:date-value="2025-06-16T00:00:00" table:style-name="ce2">
            <text:p>16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40</text:p>
          </table:table-cell>
          <table:table-cell office:value-type="string" table:style-name="ce1">
            <text:p>Hill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39.92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41</text:p>
          </table:table-cell>
          <table:table-cell office:value-type="string" table:style-name="ce1">
            <text:p>Orozco, Cross and Ri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319.14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42</text:p>
          </table:table-cell>
          <table:table-cell office:value-type="string" table:style-name="ce1">
            <text:p>Vincent, Bennett and Wong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945.76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table:style-name="ce2"/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43</text:p>
          </table:table-cell>
          <table:table-cell office:value-type="string" table:style-name="ce1">
            <text:p>Martinez, Cain and Mitche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024.6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44</text:p>
          </table:table-cell>
          <table:table-cell office:value-type="string" table:style-name="ce1">
            <text:p>Young-Ga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766.75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45</text:p>
          </table:table-cell>
          <table:table-cell office:value-type="string" table:style-name="ce1">
            <text:p>Parker, Rios and Hernand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601.97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46</text:p>
          </table:table-cell>
          <table:table-cell office:value-type="string" table:style-name="ce1">
            <text:p>Tucker-Hodg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816.59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26T00:00:00" table:style-name="ce2">
            <text:p>2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47</text:p>
          </table:table-cell>
          <table:table-cell office:value-type="string" table:style-name="ce1">
            <text:p>Meadows-Cas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796.64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48</text:p>
          </table:table-cell>
          <table:table-cell office:value-type="string" table:style-name="ce1">
            <text:p>Ford, Wilson and Si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70.03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table:style-name="ce2"/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49</text:p>
          </table:table-cell>
          <table:table-cell office:value-type="string" table:style-name="ce1">
            <text:p>Bowers, Fisher and Tho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04.05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50</text:p>
          </table:table-cell>
          <table:table-cell office:value-type="string" table:style-name="ce1">
            <text:p>Johnson, Pineda and Jack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57.65</text:p>
          </table:table-cell>
          <table:table-cell office:value-type="date" office:date-value="2025-04-19T00:00:00" table:style-name="ce2">
            <text:p>19/04/2025</text:p>
          </table:table-cell>
          <table:table-cell office:value-type="date" office:date-value="2025-05-19T00:00:00" table:style-name="ce2">
            <text:p>19/05/2025</text:p>
          </table:table-cell>
          <table:table-cell table:style-name="ce2"/>
          <table:table-cell office:value-type="date" office:date-value="2025-05-24T00:00:00" table:style-name="ce2">
            <text:p>2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51</text:p>
          </table:table-cell>
          <table:table-cell office:value-type="string" table:style-name="ce1">
            <text:p>Holmes-Tho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265.52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table:style-name="ce2"/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52</text:p>
          </table:table-cell>
          <table:table-cell office:value-type="string" table:style-name="ce1">
            <text:p>Burke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415.83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table:style-name="ce2"/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53</text:p>
          </table:table-cell>
          <table:table-cell office:value-type="string" table:style-name="ce1">
            <text:p>Dunlap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481.36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table:style-name="ce2"/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54</text:p>
          </table:table-cell>
          <table:table-cell office:value-type="string" table:style-name="ce1">
            <text:p>Lewis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708.76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55</text:p>
          </table:table-cell>
          <table:table-cell office:value-type="string" table:style-name="ce1">
            <text:p>Colon-H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78.9</text:p>
          </table:table-cell>
          <table:table-cell office:value-type="date" office:date-value="2025-04-01T00:00:00" table:style-name="ce2">
            <text:p>01/04/2025</text:p>
          </table:table-cell>
          <table:table-cell office:value-type="date" office:date-value="2025-05-01T00:00:00" table:style-name="ce2">
            <text:p>01/05/2025</text:p>
          </table:table-cell>
          <table:table-cell table:style-name="ce2"/>
          <table:table-cell office:value-type="date" office:date-value="2025-05-06T00:00:00" table:style-name="ce2">
            <text:p>06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56</text:p>
          </table:table-cell>
          <table:table-cell office:value-type="string" table:style-name="ce1">
            <text:p>Ritter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326.91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57</text:p>
          </table:table-cell>
          <table:table-cell office:value-type="string" table:style-name="ce1">
            <text:p>Miller, Gonzales and Gillespi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65.46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58</text:p>
          </table:table-cell>
          <table:table-cell office:value-type="string" table:style-name="ce1">
            <text:p>Donaldson-Gonzal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48.12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59</text:p>
          </table:table-cell>
          <table:table-cell office:value-type="string" table:style-name="ce1">
            <text:p>Matthews-Warre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45.28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60</text:p>
          </table:table-cell>
          <table:table-cell office:value-type="string" table:style-name="ce1">
            <text:p>Palmer-Smith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941.96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61</text:p>
          </table:table-cell>
          <table:table-cell office:value-type="string" table:style-name="ce1">
            <text:p>Keller, Carlson and Pool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77.04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table:style-name="ce2"/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62</text:p>
          </table:table-cell>
          <table:table-cell office:value-type="string" table:style-name="ce1">
            <text:p>Lopez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16.8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63</text:p>
          </table:table-cell>
          <table:table-cell office:value-type="string" table:style-name="ce1">
            <text:p>Davis-Bla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699.49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64</text:p>
          </table:table-cell>
          <table:table-cell office:value-type="string" table:style-name="ce1">
            <text:p>Pace-John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177.59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65</text:p>
          </table:table-cell>
          <table:table-cell office:value-type="string" table:style-name="ce1">
            <text:p>Moore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524.77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66</text:p>
          </table:table-cell>
          <table:table-cell office:value-type="string" table:style-name="ce1">
            <text:p>Barber, Johnson and Wrigh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19.92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67</text:p>
          </table:table-cell>
          <table:table-cell office:value-type="string" table:style-name="ce1">
            <text:p>Thomas, Gonzales and Smith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316.0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68</text:p>
          </table:table-cell>
          <table:table-cell office:value-type="string" table:style-name="ce1">
            <text:p>Johnson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254.67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69</text:p>
          </table:table-cell>
          <table:table-cell office:value-type="string" table:style-name="ce1">
            <text:p>Phillips, Parker and May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764.43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70</text:p>
          </table:table-cell>
          <table:table-cell office:value-type="string" table:style-name="ce1">
            <text:p>Walker, Wise and Gre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652.44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71</text:p>
          </table:table-cell>
          <table:table-cell office:value-type="string" table:style-name="ce1">
            <text:p>Davis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35.72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table:style-name="ce2"/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72</text:p>
          </table:table-cell>
          <table:table-cell office:value-type="string" table:style-name="ce1">
            <text:p>Blair-Far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890.52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73</text:p>
          </table:table-cell>
          <table:table-cell office:value-type="string" table:style-name="ce1">
            <text:p>Dickerson-Brow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78.08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74</text:p>
          </table:table-cell>
          <table:table-cell office:value-type="string" table:style-name="ce1">
            <text:p>Brown-Ri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582.39</text:p>
          </table:table-cell>
          <table:table-cell office:value-type="date" office:date-value="2025-03-30T00:00:00" table:style-name="ce2">
            <text:p>30/03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5-14T00:00:00" table:style-name="ce2">
            <text:p>14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75</text:p>
          </table:table-cell>
          <table:table-cell office:value-type="string" table:style-name="ce1">
            <text:p>Dunn-William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03.9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76</text:p>
          </table:table-cell>
          <table:table-cell office:value-type="string" table:style-name="ce1">
            <text:p>Jones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7.21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table:style-name="ce2"/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77</text:p>
          </table:table-cell>
          <table:table-cell office:value-type="string" table:style-name="ce1">
            <text:p>Cruz, Walker and Port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73.54</text:p>
          </table:table-cell>
          <table:table-cell office:value-type="date" office:date-value="2025-04-10T00:00:00" table:style-name="ce2">
            <text:p>10/04/2025</text:p>
          </table:table-cell>
          <table:table-cell office:value-type="date" office:date-value="2025-05-10T00:00:00" table:style-name="ce2">
            <text:p>10/05/2025</text:p>
          </table:table-cell>
          <table:table-cell table:style-name="ce2"/>
          <table:table-cell office:value-type="date" office:date-value="2025-05-15T00:00:00" table:style-name="ce2">
            <text:p>15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78</text:p>
          </table:table-cell>
          <table:table-cell office:value-type="string" table:style-name="ce1">
            <text:p>Smith-Parrish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676.8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table:style-name="ce2"/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79</text:p>
          </table:table-cell>
          <table:table-cell office:value-type="string" table:style-name="ce1">
            <text:p>King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668.33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80</text:p>
          </table:table-cell>
          <table:table-cell office:value-type="string" table:style-name="ce1">
            <text:p>Gonzalez, Harris and Ander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685.27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table:style-name="ce2"/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81</text:p>
          </table:table-cell>
          <table:table-cell office:value-type="string" table:style-name="ce1">
            <text:p>Johnson, James and John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62.73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7-06T00:00:00" table:style-name="ce2">
            <text:p>06/07/2025</text:p>
          </table:table-cell>
          <table:table-cell table:style-name="ce2"/>
          <table:table-cell office:value-type="date" office:date-value="2025-07-11T00:00:00" table:style-name="ce2">
            <text:p>11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82</text:p>
          </table:table-cell>
          <table:table-cell office:value-type="string" table:style-name="ce1">
            <text:p>Moreno-Chav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691.39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83</text:p>
          </table:table-cell>
          <table:table-cell office:value-type="string" table:style-name="ce1">
            <text:p>Murray-Blackbur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666.89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84</text:p>
          </table:table-cell>
          <table:table-cell office:value-type="string" table:style-name="ce1">
            <text:p>Lopez, Mcdonald and Wrigh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1.65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table:style-name="ce2"/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85</text:p>
          </table:table-cell>
          <table:table-cell office:value-type="string" table:style-name="ce1">
            <text:p>Anderson, Torres and Goul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89.31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86</text:p>
          </table:table-cell>
          <table:table-cell office:value-type="string" table:style-name="ce1">
            <text:p>Smith, Collins and Griffith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5.79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table:style-name="ce2"/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87</text:p>
          </table:table-cell>
          <table:table-cell office:value-type="string" table:style-name="ce1">
            <text:p>Lewis-Cobb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76.6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5T00:00:00" table:style-name="ce2">
            <text:p>0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88</text:p>
          </table:table-cell>
          <table:table-cell office:value-type="string" table:style-name="ce1">
            <text:p>Tucker-Dav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76.83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89</text:p>
          </table:table-cell>
          <table:table-cell office:value-type="string" table:style-name="ce1">
            <text:p>Weber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00.53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90</text:p>
          </table:table-cell>
          <table:table-cell office:value-type="string" table:style-name="ce1">
            <text:p>Martinez, Wilson and Blak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041.26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table:style-name="ce2"/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91</text:p>
          </table:table-cell>
          <table:table-cell office:value-type="string" table:style-name="ce1">
            <text:p>Ward, Martinez and Sot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703.77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92</text:p>
          </table:table-cell>
          <table:table-cell office:value-type="string" table:style-name="ce1">
            <text:p>Powell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862.6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93</text:p>
          </table:table-cell>
          <table:table-cell office:value-type="string" table:style-name="ce1">
            <text:p>Howard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989.16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table:style-name="ce2"/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94</text:p>
          </table:table-cell>
          <table:table-cell office:value-type="string" table:style-name="ce1">
            <text:p>Baird, Conner and Garret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17.16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8-18T00:00:00" table:style-name="ce2">
            <text:p>18/08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95</text:p>
          </table:table-cell>
          <table:table-cell office:value-type="string" table:style-name="ce1">
            <text:p>Johnson-Bow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260.13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96</text:p>
          </table:table-cell>
          <table:table-cell office:value-type="string" table:style-name="ce1">
            <text:p>Francis, Barton and Colli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157.1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97</text:p>
          </table:table-cell>
          <table:table-cell office:value-type="string" table:style-name="ce1">
            <text:p>Reed, Logan and Trujill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15.11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98</text:p>
          </table:table-cell>
          <table:table-cell office:value-type="string" table:style-name="ce1">
            <text:p>Bright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45.78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499</text:p>
          </table:table-cell>
          <table:table-cell office:value-type="string" table:style-name="ce1">
            <text:p>Weaver-Carrol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231.42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7-06T00:00:00" table:style-name="ce2">
            <text:p>06/07/2025</text:p>
          </table:table-cell>
          <table:table-cell table:style-name="ce2"/>
          <table:table-cell office:value-type="date" office:date-value="2025-07-11T00:00:00" table:style-name="ce2">
            <text:p>11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0500</text:p>
          </table:table-cell>
          <table:table-cell office:value-type="string" table:style-name="ce1">
            <text:p>Blackwell, Santos and Si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637.61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table:number-columns-repeated="16370"/>
        </table:table-row>
        <table:table-row table:number-rows-repeated="1048075" table:style-name="ro1">
          <table:table-cell table:number-columns-repeated="16384"/>
        </table:table-row>
      </table:table>
      <table:table table:name="donnees_recouvrement_avec_score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number-columns-repeated="16366" table:default-cell-style-name="ce1"/>
        <table:table-row table:style-name="ro1">
          <table:table-cell office:value-type="string" table:style-name="ce1">
            <text:p>hotel_id</text:p>
          </table:table-cell>
          <table:table-cell office:value-type="string" table:style-name="ce1">
            <text:p>nom_hot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ays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montant_facture</text:p>
          </table:table-cell>
          <table:table-cell office:value-type="string" table:style-name="ce1">
            <text:p>date_facture</text:p>
          </table:table-cell>
          <table:table-cell office:value-type="string" table:style-name="ce1">
            <text:p>date_echeance</text:p>
          </table:table-cell>
          <table:table-cell office:value-type="string" table:style-name="ce1">
            <text:p>date_paiement</text:p>
          </table:table-cell>
          <table:table-cell office:value-type="string" table:style-name="ce1">
            <text:p>relance_1</text:p>
          </table:table-cell>
          <table:table-cell office:value-type="string" table:style-name="ce1">
            <text:p>relance_2</text:p>
          </table:table-cell>
          <table:table-cell office:value-type="string" table:style-name="ce1">
            <text:p>statut_paiement</text:p>
          </table:table-cell>
          <table:table-cell office:value-type="string" table:style-name="ce1">
            <text:p>desactive</text:p>
          </table:table-cell>
          <table:table-cell office:value-type="string" table:style-name="ce1">
            <text:p>litige</text:p>
          </table:table-cell>
          <table:table-cell office:value-type="string" table:style-name="ce1">
            <text:p>jours_de_retard</text:p>
          </table:table-cell>
          <table:table-cell office:value-type="string" table:style-name="ce1">
            <text:p>montant_du</text:p>
          </table:table-cell>
          <table:table-cell office:value-type="string" table:style-name="ce1">
            <text:p>coeff_type</text:p>
          </table:table-cell>
          <table:table-cell office:value-type="string" table:style-name="ce1">
            <text:p>score_priorit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01</text:p>
          </table:table-cell>
          <table:table-cell office:value-type="string" table:style-name="ce1">
            <text:p>Davis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733.6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02</text:p>
          </table:table-cell>
          <table:table-cell office:value-type="string" table:style-name="ce1">
            <text:p>Roberts, Carson and Smith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93.41</text:p>
          </table:table-cell>
          <table:table-cell office:value-type="date" office:date-value="2025-04-11T00:00:00" table:style-name="ce2">
            <text:p>11/04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5-26T00:00:00" table:style-name="ce2">
            <text:p>26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03</text:p>
          </table:table-cell>
          <table:table-cell office:value-type="string" table:style-name="ce1">
            <text:p>Glass, Stephens and Moor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50.1</text:p>
          </table:table-cell>
          <table:table-cell office:value-type="date" office:date-value="2025-04-11T00:00:00" table:style-name="ce2">
            <text:p>11/04/2025</text:p>
          </table:table-cell>
          <table:table-cell office:value-type="date" office:date-value="2025-05-11T00:00:00" table:style-name="ce2">
            <text:p>11/05/2025</text:p>
          </table:table-cell>
          <table:table-cell table:style-name="ce2"/>
          <table:table-cell office:value-type="date" office:date-value="2025-05-16T00:00:00" table:style-name="ce2">
            <text:p>16/05/2025</text:p>
          </table:table-cell>
          <table:table-cell office:value-type="date" office:date-value="2025-05-26T00:00:00" table:style-name="ce2">
            <text:p>26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2850.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02357.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04</text:p>
          </table:table-cell>
          <table:table-cell office:value-type="string" table:style-name="ce1">
            <text:p>Palmer, Quinn and Rui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066.21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05</text:p>
          </table:table-cell>
          <table:table-cell office:value-type="string" table:style-name="ce1">
            <text:p>Morgan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61.57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06</text:p>
          </table:table-cell>
          <table:table-cell office:value-type="string" table:style-name="ce1">
            <text:p>Lee-Mill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61.64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07</text:p>
          </table:table-cell>
          <table:table-cell office:value-type="string" table:style-name="ce1">
            <text:p>Riley-Sim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675.69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08</text:p>
          </table:table-cell>
          <table:table-cell office:value-type="string" table:style-name="ce1">
            <text:p>Farmer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164.08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09</text:p>
          </table:table-cell>
          <table:table-cell office:value-type="string" table:style-name="ce1">
            <text:p>Harris, Campbell and Park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4.54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0</text:p>
          </table:table-cell>
          <table:table-cell office:value-type="string" table:style-name="ce1">
            <text:p>Garrison-Kell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62.62</text:p>
          </table:table-cell>
          <table:table-cell office:value-type="date" office:date-value="2025-04-15T00:00:00" table:style-name="ce2">
            <text:p>15/04/20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1</text:p>
          </table:table-cell>
          <table:table-cell office:value-type="string" table:style-name="ce1">
            <text:p>Day-Garci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126.58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2</text:p>
          </table:table-cell>
          <table:table-cell office:value-type="string" table:style-name="ce1">
            <text:p>Goodwin, Shields and Gom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717.29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3</text:p>
          </table:table-cell>
          <table:table-cell office:value-type="string" table:style-name="ce1">
            <text:p>Walter, Payne and Hunt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454.61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3454.6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00367.3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4</text:p>
          </table:table-cell>
          <table:table-cell office:value-type="string" table:style-name="ce1">
            <text:p>Martinez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065.71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5</text:p>
          </table:table-cell>
          <table:table-cell office:value-type="string" table:style-name="ce1">
            <text:p>Matthews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11.6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311.6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2661.15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6</text:p>
          </table:table-cell>
          <table:table-cell office:value-type="string" table:style-name="ce1">
            <text:p>Hanna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50.45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7</text:p>
          </table:table-cell>
          <table:table-cell office:value-type="string" table:style-name="ce1">
            <text:p>Washington, Richardson and Jo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873.78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table:style-name="ce2"/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1873.7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96746.90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8</text:p>
          </table:table-cell>
          <table:table-cell office:value-type="string" table:style-name="ce1">
            <text:p>Peterson, Patel and Salin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03.33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3803.3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20593.13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9</text:p>
          </table:table-cell>
          <table:table-cell office:value-type="string" table:style-name="ce1">
            <text:p>Ward, Davis and Mey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022.4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0</text:p>
          </table:table-cell>
          <table:table-cell office:value-type="string" table:style-name="ce1">
            <text:p>Dalton, Martinez and For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58.28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table:style-name="ce2"/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4858.2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45748.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1</text:p>
          </table:table-cell>
          <table:table-cell office:value-type="string" table:style-name="ce1">
            <text:p>Byrd-Roch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66.13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3866.1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6393.5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2</text:p>
          </table:table-cell>
          <table:table-cell office:value-type="string" table:style-name="ce1">
            <text:p>Compton, Sosa and Brad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62.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6-04T00:00:00" table:style-name="ce2">
            <text:p>04/06/2025</text:p>
          </table:table-cell>
          <table:table-cell table:style-name="ce2"/>
          <table:table-cell office:value-type="date" office:date-value="2025-06-09T00:00:00" table:style-name="ce2">
            <text:p>09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4862.2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42788.62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3</text:p>
          </table:table-cell>
          <table:table-cell office:value-type="string" table:style-name="ce1">
            <text:p>Phelps, West and Gentr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848.91</text:p>
          </table:table-cell>
          <table:table-cell office:value-type="date" office:date-value="2025-04-15T00:00:00" table:style-name="ce2">
            <text:p>15/04/2025</text:p>
          </table:table-cell>
          <table:table-cell office:value-type="date" office:date-value="2025-05-15T00:00:00" table:style-name="ce2">
            <text:p>15/05/2025</text:p>
          </table:table-cell>
          <table:table-cell table:style-name="ce2"/>
          <table:table-cell office:value-type="date" office:date-value="2025-05-20T00:00:00" table:style-name="ce2">
            <text:p>20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848.9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6876.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4</text:p>
          </table:table-cell>
          <table:table-cell office:value-type="string" table:style-name="ce1">
            <text:p>Maldonado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5.44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table:style-name="ce2"/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195.4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8762.239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5</text:p>
          </table:table-cell>
          <table:table-cell office:value-type="string" table:style-name="ce1">
            <text:p>Davis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519.7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6</text:p>
          </table:table-cell>
          <table:table-cell office:value-type="string" table:style-name="ce1">
            <text:p>Pham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32.78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table:style-name="ce2"/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332.7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3319.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7</text:p>
          </table:table-cell>
          <table:table-cell office:value-type="string" table:style-name="ce1">
            <text:p>Smith-Harri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25.38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4825.3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11237.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8</text:p>
          </table:table-cell>
          <table:table-cell office:value-type="string" table:style-name="ce1">
            <text:p>Reynolds-Bradshaw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976.23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4976.2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34358.2099999999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9</text:p>
          </table:table-cell>
          <table:table-cell office:value-type="string" table:style-name="ce1">
            <text:p>Davis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756.62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0</text:p>
          </table:table-cell>
          <table:table-cell office:value-type="string" table:style-name="ce1">
            <text:p>West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47.87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1</text:p>
          </table:table-cell>
          <table:table-cell office:value-type="string" table:style-name="ce1">
            <text:p>Ortiz-Campbe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7.2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2</text:p>
          </table:table-cell>
          <table:table-cell office:value-type="string" table:style-name="ce1">
            <text:p>Fleming-Huff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644.43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table:style-name="ce2"/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644.4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7466.31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3</text:p>
          </table:table-cell>
          <table:table-cell office:value-type="string" table:style-name="ce1">
            <text:p>Santana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62.2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4</text:p>
          </table:table-cell>
          <table:table-cell office:value-type="string" table:style-name="ce1">
            <text:p>Fox-Gardn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32.8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5</text:p>
          </table:table-cell>
          <table:table-cell office:value-type="string" table:style-name="ce1">
            <text:p>Lowery, Simpson and Washingt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072.84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6</text:p>
          </table:table-cell>
          <table:table-cell office:value-type="string" table:style-name="ce1">
            <text:p>Palmer-Browning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727.8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7</text:p>
          </table:table-cell>
          <table:table-cell office:value-type="string" table:style-name="ce1">
            <text:p>Pennington-William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84.98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8</text:p>
          </table:table-cell>
          <table:table-cell office:value-type="string" table:style-name="ce1">
            <text:p>Hayes, Villa and Lawrenc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848.08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4848.0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52100.1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9</text:p>
          </table:table-cell>
          <table:table-cell office:value-type="string" table:style-name="ce1">
            <text:p>Gomez, Adams and Bak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458.66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table:style-name="ce2"/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458.6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7943.86999999999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0</text:p>
          </table:table-cell>
          <table:table-cell office:value-type="string" table:style-name="ce1">
            <text:p>Young, Lewis and Russel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28.01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1</text:p>
          </table:table-cell>
          <table:table-cell office:value-type="string" table:style-name="ce1">
            <text:p>Nelson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13.3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table:style-name="ce2"/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3513.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94859.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2</text:p>
          </table:table-cell>
          <table:table-cell office:value-type="string" table:style-name="ce1">
            <text:p>Thompson, Underwood and May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846.68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3</text:p>
          </table:table-cell>
          <table:table-cell office:value-type="string" table:style-name="ce1">
            <text:p>Harper-Cobb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5.7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4</text:p>
          </table:table-cell>
          <table:table-cell office:value-type="string" table:style-name="ce1">
            <text:p>Olsen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271.58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5</text:p>
          </table:table-cell>
          <table:table-cell office:value-type="string" table:style-name="ce1">
            <text:p>Lee-Whee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87.44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687.4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5274.68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6</text:p>
          </table:table-cell>
          <table:table-cell office:value-type="string" table:style-name="ce1">
            <text:p>Curtis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154.2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154.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9546.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7</text:p>
          </table:table-cell>
          <table:table-cell office:value-type="string" table:style-name="ce1">
            <text:p>Armstrong-Klin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01.51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8</text:p>
          </table:table-cell>
          <table:table-cell office:value-type="string" table:style-name="ce1">
            <text:p>Riley, Golden and Parrish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652.19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table:style-name="ce2"/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4652.1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25609.1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9</text:p>
          </table:table-cell>
          <table:table-cell office:value-type="string" table:style-name="ce1">
            <text:p>Wu, Carpenter and Jeffer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8.98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0</text:p>
          </table:table-cell>
          <table:table-cell office:value-type="string" table:style-name="ce1">
            <text:p>Calhoun, Jones and Jam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08.4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1</text:p>
          </table:table-cell>
          <table:table-cell office:value-type="string" table:style-name="ce1">
            <text:p>Sanders, Shah and Ki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097.22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3097.2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71666.39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2</text:p>
          </table:table-cell>
          <table:table-cell office:value-type="string" table:style-name="ce1">
            <text:p>Ortiz, Brown and Castr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700.76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3</text:p>
          </table:table-cell>
          <table:table-cell office:value-type="string" table:style-name="ce1">
            <text:p>Ross, Murray and Mill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34.51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1434.5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0207.8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4</text:p>
          </table:table-cell>
          <table:table-cell office:value-type="string" table:style-name="ce1">
            <text:p>Stevens-Edward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30.49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table:style-name="ce2"/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330.4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1846.45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5</text:p>
          </table:table-cell>
          <table:table-cell office:value-type="string" table:style-name="ce1">
            <text:p>Roberts, Meyer and Dav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6.03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6</text:p>
          </table:table-cell>
          <table:table-cell office:value-type="string" table:style-name="ce1">
            <text:p>Lowery, Hall and Nel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732.03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7</text:p>
          </table:table-cell>
          <table:table-cell office:value-type="string" table:style-name="ce1">
            <text:p>Johnson-Vasqu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68.69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468.6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9684.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8</text:p>
          </table:table-cell>
          <table:table-cell office:value-type="string" table:style-name="ce1">
            <text:p>Barrera-Hal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54.3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9</text:p>
          </table:table-cell>
          <table:table-cell office:value-type="string" table:style-name="ce1">
            <text:p>Snyder-Jo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505.01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4505.0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51390.7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0</text:p>
          </table:table-cell>
          <table:table-cell office:value-type="string" table:style-name="ce1">
            <text:p>Jone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367.97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367.9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4199.2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1</text:p>
          </table:table-cell>
          <table:table-cell office:value-type="string" table:style-name="ce1">
            <text:p>Santos-Penningt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18.94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2</text:p>
          </table:table-cell>
          <table:table-cell office:value-type="string" table:style-name="ce1">
            <text:p>Anderson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407.3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7T00:00:00" table:style-name="ce2">
            <text:p>17/07/2025</text:p>
          </table:table-cell>
          <table:table-cell table:style-name="ce2"/>
          <table:table-cell office:value-type="date" office:date-value="2025-07-22T00:00:00" table:style-name="ce2">
            <text:p>22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407.3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629.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3</text:p>
          </table:table-cell>
          <table:table-cell office:value-type="string" table:style-name="ce1">
            <text:p>Wright, Montes and Nguy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189.93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table:style-name="ce2"/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189.9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7116.6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4</text:p>
          </table:table-cell>
          <table:table-cell office:value-type="string" table:style-name="ce1">
            <text:p>Sheppard, Anderson and Ros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15.96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5</text:p>
          </table:table-cell>
          <table:table-cell office:value-type="string" table:style-name="ce1">
            <text:p>White, Anderson and Garci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820.62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6</text:p>
          </table:table-cell>
          <table:table-cell office:value-type="string" table:style-name="ce1">
            <text:p>Robinson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65.17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table:style-name="ce2"/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665.1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3303.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7</text:p>
          </table:table-cell>
          <table:table-cell office:value-type="string" table:style-name="ce1">
            <text:p>Payne, Frederick and Griffi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31.17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631.1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2722.1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8</text:p>
          </table:table-cell>
          <table:table-cell office:value-type="string" table:style-name="ce1">
            <text:p>Mann, Gates and Garci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507.57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9</text:p>
          </table:table-cell>
          <table:table-cell office:value-type="string" table:style-name="ce1">
            <text:p>Davi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647.61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2647.6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53561.3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0</text:p>
          </table:table-cell>
          <table:table-cell office:value-type="string" table:style-name="ce1">
            <text:p>Brown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749.48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table:style-name="ce2"/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4749.4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18476.0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1</text:p>
          </table:table-cell>
          <table:table-cell office:value-type="string" table:style-name="ce1">
            <text:p>Wagner, Wagner and Harr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67.78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8-21T00:00:00" table:style-name="ce2">
            <text:p>21/08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367.7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71756.7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2</text:p>
          </table:table-cell>
          <table:table-cell office:value-type="string" table:style-name="ce1">
            <text:p>Pugh, Weber and May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18.86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table:style-name="ce2"/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3418.8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5898.0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3</text:p>
          </table:table-cell>
          <table:table-cell office:value-type="string" table:style-name="ce1">
            <text:p>Vaughn-Ree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505.88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4</text:p>
          </table:table-cell>
          <table:table-cell office:value-type="string" table:style-name="ce1">
            <text:p>Johnson, Cox and Vel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64.75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5</text:p>
          </table:table-cell>
          <table:table-cell office:value-type="string" table:style-name="ce1">
            <text:p>Griffith, Johnson and Aguila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328.37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8-11T00:00:00" table:style-name="ce2">
            <text:p>11/08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328.3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6507.8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6</text:p>
          </table:table-cell>
          <table:table-cell office:value-type="string" table:style-name="ce1">
            <text:p>Miller-Orti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052.16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7</text:p>
          </table:table-cell>
          <table:table-cell office:value-type="string" table:style-name="ce1">
            <text:p>Barber-Cru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331.54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2331.5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84191.6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8</text:p>
          </table:table-cell>
          <table:table-cell office:value-type="string" table:style-name="ce1">
            <text:p>Butler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058.3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5T00:00:00" table:style-name="ce2">
            <text:p>05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58.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04973.30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9</text:p>
          </table:table-cell>
          <table:table-cell office:value-type="string" table:style-name="ce1">
            <text:p>Garcia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961.84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table:style-name="ce2"/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961.8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7710.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0</text:p>
          </table:table-cell>
          <table:table-cell office:value-type="string" table:style-name="ce1">
            <text:p>Goodman-Conn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336.66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table:style-name="ce2"/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2336.6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51882.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1</text:p>
          </table:table-cell>
          <table:table-cell office:value-type="string" table:style-name="ce1">
            <text:p>Skinner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496.32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4496.3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32813.91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2</text:p>
          </table:table-cell>
          <table:table-cell office:value-type="string" table:style-name="ce1">
            <text:p>Mccann, Sanders and Dicker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52.49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3</text:p>
          </table:table-cell>
          <table:table-cell office:value-type="string" table:style-name="ce1">
            <text:p>Nguyen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79.67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4</text:p>
          </table:table-cell>
          <table:table-cell office:value-type="string" table:style-name="ce1">
            <text:p>Alvarado-Nea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78.03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8-10T00:00:00" table:style-name="ce2">
            <text:p>10/08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78.0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6453.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5</text:p>
          </table:table-cell>
          <table:table-cell office:value-type="string" table:style-name="ce1">
            <text:p>Camacho, Lambert and Cart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132.85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6</text:p>
          </table:table-cell>
          <table:table-cell office:value-type="string" table:style-name="ce1">
            <text:p>Payne-Ma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181.17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4181.1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63065.6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7</text:p>
          </table:table-cell>
          <table:table-cell office:value-type="string" table:style-name="ce1">
            <text:p>Larsen-Jenning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28.89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28.8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346.7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8</text:p>
          </table:table-cell>
          <table:table-cell office:value-type="string" table:style-name="ce1">
            <text:p>Barker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175.17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9</text:p>
          </table:table-cell>
          <table:table-cell office:value-type="string" table:style-name="ce1">
            <text:p>Hudson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648.49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3648.4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84582.2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0</text:p>
          </table:table-cell>
          <table:table-cell office:value-type="string" table:style-name="ce1">
            <text:p>Ware, Kim and Huff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000.27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1</text:p>
          </table:table-cell>
          <table:table-cell office:value-type="string" table:style-name="ce1">
            <text:p>Pearson, Burch and Cumming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347.57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2</text:p>
          </table:table-cell>
          <table:table-cell office:value-type="string" table:style-name="ce1">
            <text:p>Gray-Fre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28.03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2328.0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32592.420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3</text:p>
          </table:table-cell>
          <table:table-cell office:value-type="string" table:style-name="ce1">
            <text:p>Austin-Madd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4.98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4</text:p>
          </table:table-cell>
          <table:table-cell office:value-type="string" table:style-name="ce1">
            <text:p>Adams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795.74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24T00:00:00" table:style-name="ce2">
            <text:p>24/06/2025</text:p>
          </table:table-cell>
          <table:table-cell table:style-name="ce2"/>
          <table:table-cell office:value-type="date" office:date-value="2025-06-29T00:00:00" table:style-name="ce2">
            <text:p>2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3795.7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2484.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5</text:p>
          </table:table-cell>
          <table:table-cell office:value-type="string" table:style-name="ce1">
            <text:p>Gonzalez, Waters and Bear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268.87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6</text:p>
          </table:table-cell>
          <table:table-cell office:value-type="string" table:style-name="ce1">
            <text:p>Petty-Gra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27.38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527.3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27516.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7</text:p>
          </table:table-cell>
          <table:table-cell office:value-type="string" table:style-name="ce1">
            <text:p>Clark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27.13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4-19T00:00:00" table:style-name="ce2">
            <text:p>19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8</text:p>
          </table:table-cell>
          <table:table-cell office:value-type="string" table:style-name="ce1">
            <text:p>Blake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043.61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2043.6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65532.40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9</text:p>
          </table:table-cell>
          <table:table-cell office:value-type="string" table:style-name="ce1">
            <text:p>Castro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16.2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0</text:p>
          </table:table-cell>
          <table:table-cell office:value-type="string" table:style-name="ce1">
            <text:p>Fitzgerald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801.3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1</text:p>
          </table:table-cell>
          <table:table-cell office:value-type="string" table:style-name="ce1">
            <text:p>Jimenez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2.0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2</text:p>
          </table:table-cell>
          <table:table-cell office:value-type="string" table:style-name="ce1">
            <text:p>Williams-Bra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214.37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3214.3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51973.5149999999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3</text:p>
          </table:table-cell>
          <table:table-cell office:value-type="string" table:style-name="ce1">
            <text:p>Reynolds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117.97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table:style-name="ce2"/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117.9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59016.4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4</text:p>
          </table:table-cell>
          <table:table-cell office:value-type="string" table:style-name="ce1">
            <text:p>Lewis, Ingram and Jo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679.29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5</text:p>
          </table:table-cell>
          <table:table-cell office:value-type="string" table:style-name="ce1">
            <text:p>Smith-Mend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77.33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777.3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20874.5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6</text:p>
          </table:table-cell>
          <table:table-cell office:value-type="string" table:style-name="ce1">
            <text:p>Ayers-Har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991.02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7</text:p>
          </table:table-cell>
          <table:table-cell office:value-type="string" table:style-name="ce1">
            <text:p>Medina-Coop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823.38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8</text:p>
          </table:table-cell>
          <table:table-cell office:value-type="string" table:style-name="ce1">
            <text:p>Reeves, Huang and Kel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494.03</text:p>
          </table:table-cell>
          <table:table-cell office:value-type="date" office:date-value="2025-04-01T00:00:00" table:style-name="ce2">
            <text:p>01/04/2025</text:p>
          </table:table-cell>
          <table:table-cell office:value-type="date" office:date-value="2025-05-01T00:00:00" table:style-name="ce2">
            <text:p>01/05/2025</text:p>
          </table:table-cell>
          <table:table-cell table:style-name="ce2"/>
          <table:table-cell office:value-type="date" office:date-value="2025-05-06T00:00:00" table:style-name="ce2">
            <text:p>06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2494.0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03024.64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9</text:p>
          </table:table-cell>
          <table:table-cell office:value-type="string" table:style-name="ce1">
            <text:p>Prince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41.7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5T00:00:00" table:style-name="ce2">
            <text:p>0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0</text:p>
          </table:table-cell>
          <table:table-cell office:value-type="string" table:style-name="ce1">
            <text:p>Vargas, Herman and Pau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418.98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1</text:p>
          </table:table-cell>
          <table:table-cell office:value-type="string" table:style-name="ce1">
            <text:p>Houston, Martin and Clin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43.99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2</text:p>
          </table:table-cell>
          <table:table-cell office:value-type="string" table:style-name="ce1">
            <text:p>Franklin-Wes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46.18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table:style-name="ce2"/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646.1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2677.7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3</text:p>
          </table:table-cell>
          <table:table-cell office:value-type="string" table:style-name="ce1">
            <text:p>Goodman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54.85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4</text:p>
          </table:table-cell>
          <table:table-cell office:value-type="string" table:style-name="ce1">
            <text:p>Vargas-Ric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179.88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5</text:p>
          </table:table-cell>
          <table:table-cell office:value-type="string" table:style-name="ce1">
            <text:p>Jones-Alexand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569.29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6</text:p>
          </table:table-cell>
          <table:table-cell office:value-type="string" table:style-name="ce1">
            <text:p>Maldonado-Brow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517.3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7</text:p>
          </table:table-cell>
          <table:table-cell office:value-type="string" table:style-name="ce1">
            <text:p>Melton, Costa and Tann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12.91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8</text:p>
          </table:table-cell>
          <table:table-cell office:value-type="string" table:style-name="ce1">
            <text:p>Evans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337.14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6-07T00:00:00" table:style-name="ce2">
            <text:p>07/06/2025</text:p>
          </table:table-cell>
          <table:table-cell table:style-name="ce2"/>
          <table:table-cell office:value-type="date" office:date-value="2025-06-12T00:00:00" table:style-name="ce2">
            <text:p>12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1337.1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8834.1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9</text:p>
          </table:table-cell>
          <table:table-cell office:value-type="string" table:style-name="ce1">
            <text:p>Fisher, Kerr and Brow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63.0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0</text:p>
          </table:table-cell>
          <table:table-cell office:value-type="string" table:style-name="ce1">
            <text:p>Frazier-Hollowa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517.39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1</text:p>
          </table:table-cell>
          <table:table-cell office:value-type="string" table:style-name="ce1">
            <text:p>Smith-Gib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00.9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2</text:p>
          </table:table-cell>
          <table:table-cell office:value-type="string" table:style-name="ce1">
            <text:p>Perez-Berr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96.36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3</text:p>
          </table:table-cell>
          <table:table-cell office:value-type="string" table:style-name="ce1">
            <text:p>Martin-Robin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165.02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4</text:p>
          </table:table-cell>
          <table:table-cell office:value-type="string" table:style-name="ce1">
            <text:p>Roberts-Orti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04.76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5</text:p>
          </table:table-cell>
          <table:table-cell office:value-type="string" table:style-name="ce1">
            <text:p>Kennedy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27.17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6</text:p>
          </table:table-cell>
          <table:table-cell office:value-type="string" table:style-name="ce1">
            <text:p>Velazquez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48.78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48.7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039.019999999999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7</text:p>
          </table:table-cell>
          <table:table-cell office:value-type="string" table:style-name="ce1">
            <text:p>Taylor, Smith and Osborn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273.41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table:style-name="ce2"/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273.4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11295.9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8</text:p>
          </table:table-cell>
          <table:table-cell office:value-type="string" table:style-name="ce1">
            <text:p>Taylor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983.88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9</text:p>
          </table:table-cell>
          <table:table-cell office:value-type="string" table:style-name="ce1">
            <text:p>Dixon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96.62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0</text:p>
          </table:table-cell>
          <table:table-cell office:value-type="string" table:style-name="ce1">
            <text:p>Brown, Hopkins and Mil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245.02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1</text:p>
          </table:table-cell>
          <table:table-cell office:value-type="string" table:style-name="ce1">
            <text:p>Clark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6.74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2</text:p>
          </table:table-cell>
          <table:table-cell office:value-type="string" table:style-name="ce1">
            <text:p>Miller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23.61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table:style-name="ce2"/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2923.6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67510.3150000000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3</text:p>
          </table:table-cell>
          <table:table-cell office:value-type="string" table:style-name="ce1">
            <text:p>Alexander, Ross and Dunc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88.76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4</text:p>
          </table:table-cell>
          <table:table-cell office:value-type="string" table:style-name="ce1">
            <text:p>Herrera-Marti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48.37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5</text:p>
          </table:table-cell>
          <table:table-cell office:value-type="string" table:style-name="ce1">
            <text:p>Howell-Robert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02.89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8-19T00:00:00" table:style-name="ce2">
            <text:p>19/08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302.8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46298.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6</text:p>
          </table:table-cell>
          <table:table-cell office:value-type="string" table:style-name="ce1">
            <text:p>Williams-Riv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328.65</text:p>
          </table:table-cell>
          <table:table-cell office:value-type="date" office:date-value="2025-03-30T00:00:00" table:style-name="ce2">
            <text:p>30/03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5-14T00:00:00" table:style-name="ce2">
            <text:p>14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7</text:p>
          </table:table-cell>
          <table:table-cell office:value-type="string" table:style-name="ce1">
            <text:p>Glas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322.54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8</text:p>
          </table:table-cell>
          <table:table-cell office:value-type="string" table:style-name="ce1">
            <text:p>Myers-Jack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50.91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9</text:p>
          </table:table-cell>
          <table:table-cell office:value-type="string" table:style-name="ce1">
            <text:p>George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791.18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table:style-name="ce2"/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791.1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51206.19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0</text:p>
          </table:table-cell>
          <table:table-cell office:value-type="string" table:style-name="ce1">
            <text:p>Howard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577.94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1</text:p>
          </table:table-cell>
          <table:table-cell office:value-type="string" table:style-name="ce1">
            <text:p>Sherman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201.03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201.0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1644.2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2</text:p>
          </table:table-cell>
          <table:table-cell office:value-type="string" table:style-name="ce1">
            <text:p>Barnett-Thom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42.04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2542.0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00821.1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3</text:p>
          </table:table-cell>
          <table:table-cell office:value-type="string" table:style-name="ce1">
            <text:p>Ray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38.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4</text:p>
          </table:table-cell>
          <table:table-cell office:value-type="string" table:style-name="ce1">
            <text:p>Peterson, Cruz and Carden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53.61</text:p>
          </table:table-cell>
          <table:table-cell office:value-type="date" office:date-value="2025-04-16T00:00:00" table:style-name="ce2">
            <text:p>16/04/2025</text:p>
          </table:table-cell>
          <table:table-cell office:value-type="date" office:date-value="2025-05-16T00:00:00" table:style-name="ce2">
            <text:p>16/05/2025</text:p>
          </table:table-cell>
          <table:table-cell table:style-name="ce2"/>
          <table:table-cell office:value-type="date" office:date-value="2025-05-21T00:00:00" table:style-name="ce2">
            <text:p>2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1453.6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95938.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5</text:p>
          </table:table-cell>
          <table:table-cell office:value-type="string" table:style-name="ce1">
            <text:p>Sanchez-Curt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85.91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6</text:p>
          </table:table-cell>
          <table:table-cell office:value-type="string" table:style-name="ce1">
            <text:p>Saunders, James and Turn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88.08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7</text:p>
          </table:table-cell>
          <table:table-cell office:value-type="string" table:style-name="ce1">
            <text:p>Macdonald, Contreras and Ha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670.98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table:style-name="ce2"/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4670.9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87265.2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8</text:p>
          </table:table-cell>
          <table:table-cell office:value-type="string" table:style-name="ce1">
            <text:p>Vega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294.46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9</text:p>
          </table:table-cell>
          <table:table-cell office:value-type="string" table:style-name="ce1">
            <text:p>Ortiz, Bartlett and Lo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91.79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991.7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92618.23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0</text:p>
          </table:table-cell>
          <table:table-cell office:value-type="string" table:style-name="ce1">
            <text:p>Conrad-Franc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61.23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1</text:p>
          </table:table-cell>
          <table:table-cell office:value-type="string" table:style-name="ce1">
            <text:p>Baker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75.2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8-15T00:00:00" table:style-name="ce2">
            <text:p>15/08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75.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8146.799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2</text:p>
          </table:table-cell>
          <table:table-cell office:value-type="string" table:style-name="ce1">
            <text:p>Smith-Con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758.9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3</text:p>
          </table:table-cell>
          <table:table-cell office:value-type="string" table:style-name="ce1">
            <text:p>Bell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775.28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4</text:p>
          </table:table-cell>
          <table:table-cell office:value-type="string" table:style-name="ce1">
            <text:p>Mckenzie-Calder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125.5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8-16T00:00:00" table:style-name="ce2">
            <text:p>16/08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125.5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3143.15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5</text:p>
          </table:table-cell>
          <table:table-cell office:value-type="string" table:style-name="ce1">
            <text:p>Alvarez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93.85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table:style-name="ce2"/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4893.8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99172.7000000000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6</text:p>
          </table:table-cell>
          <table:table-cell office:value-type="string" table:style-name="ce1">
            <text:p>Mora, Moore and Curt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26.78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7</text:p>
          </table:table-cell>
          <table:table-cell office:value-type="string" table:style-name="ce1">
            <text:p>Hall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36.72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936.7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66816.8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8</text:p>
          </table:table-cell>
          <table:table-cell office:value-type="string" table:style-name="ce1">
            <text:p>Rodriguez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086.51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9</text:p>
          </table:table-cell>
          <table:table-cell office:value-type="string" table:style-name="ce1">
            <text:p>Lawrence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237.72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237.7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3516.6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0</text:p>
          </table:table-cell>
          <table:table-cell office:value-type="string" table:style-name="ce1">
            <text:p>Russo, Miles and Walk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61.92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table:style-name="ce2"/>
          <table:table-cell office:value-type="date" office:date-value="2025-06-08T00:00:00" table:style-name="ce2">
            <text:p>08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61.9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2172.1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1</text:p>
          </table:table-cell>
          <table:table-cell office:value-type="string" table:style-name="ce1">
            <text:p>Johnson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241.99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2</text:p>
          </table:table-cell>
          <table:table-cell office:value-type="string" table:style-name="ce1">
            <text:p>Roach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68.69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968.6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5749.5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3</text:p>
          </table:table-cell>
          <table:table-cell office:value-type="string" table:style-name="ce1">
            <text:p>Watkins-Cort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9.68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39.6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1733.119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4</text:p>
          </table:table-cell>
          <table:table-cell office:value-type="string" table:style-name="ce1">
            <text:p>Glover, Mendez and Ki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901.13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5</text:p>
          </table:table-cell>
          <table:table-cell office:value-type="string" table:style-name="ce1">
            <text:p>Lowe, Gordon and Alvar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21.05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3421.0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10526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6</text:p>
          </table:table-cell>
          <table:table-cell office:value-type="string" table:style-name="ce1">
            <text:p>Lara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13.77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7</text:p>
          </table:table-cell>
          <table:table-cell office:value-type="string" table:style-name="ce1">
            <text:p>Morris, Hess and Alle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41.65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8</text:p>
          </table:table-cell>
          <table:table-cell office:value-type="string" table:style-name="ce1">
            <text:p>Skinner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47.58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747.5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9718.5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9</text:p>
          </table:table-cell>
          <table:table-cell office:value-type="string" table:style-name="ce1">
            <text:p>Shepherd-Harv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58.14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0</text:p>
          </table:table-cell>
          <table:table-cell office:value-type="string" table:style-name="ce1">
            <text:p>Bradshaw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95.34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795.3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25246.2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1</text:p>
          </table:table-cell>
          <table:table-cell office:value-type="string" table:style-name="ce1">
            <text:p>Lopez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395.85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2</text:p>
          </table:table-cell>
          <table:table-cell office:value-type="string" table:style-name="ce1">
            <text:p>Walton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129.84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4129.8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64607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3</text:p>
          </table:table-cell>
          <table:table-cell office:value-type="string" table:style-name="ce1">
            <text:p>King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2.62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table:style-name="ce2"/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222.6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671.4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4</text:p>
          </table:table-cell>
          <table:table-cell office:value-type="string" table:style-name="ce1">
            <text:p>Hernandez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556.0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5</text:p>
          </table:table-cell>
          <table:table-cell office:value-type="string" table:style-name="ce1">
            <text:p>Black-Rubi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736.68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4736.6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99470.2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6</text:p>
          </table:table-cell>
          <table:table-cell office:value-type="string" table:style-name="ce1">
            <text:p>Hamilton, Simpson and Mcmah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004.36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8-22T00:00:00" table:style-name="ce2">
            <text:p>22/08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004.3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74161.31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7</text:p>
          </table:table-cell>
          <table:table-cell office:value-type="string" table:style-name="ce1">
            <text:p>Smith-Choi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185.1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8</text:p>
          </table:table-cell>
          <table:table-cell office:value-type="string" table:style-name="ce1">
            <text:p>Rodriguez, Stephens and Young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272.58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table:style-name="ce2"/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272.5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4998.379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9</text:p>
          </table:table-cell>
          <table:table-cell office:value-type="string" table:style-name="ce1">
            <text:p>Mooney, Brandt and Lars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96.7</text:p>
          </table:table-cell>
          <table:table-cell office:value-type="date" office:date-value="2025-04-05T00:00:00" table:style-name="ce2">
            <text:p>05/04/20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0</text:p>
          </table:table-cell>
          <table:table-cell office:value-type="string" table:style-name="ce1">
            <text:p>Roberson, Kane and Turn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244.35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1</text:p>
          </table:table-cell>
          <table:table-cell office:value-type="string" table:style-name="ce1">
            <text:p>Park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45.22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table:style-name="ce2"/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4945.2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30234.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2</text:p>
          </table:table-cell>
          <table:table-cell office:value-type="string" table:style-name="ce1">
            <text:p>Snyder, Cook and Kenned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973.28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table:style-name="ce2"/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973.2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38652.6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3</text:p>
          </table:table-cell>
          <table:table-cell office:value-type="string" table:style-name="ce1">
            <text:p>Rubio-Wrigh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458.6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6-06T00:00:00" table:style-name="ce2">
            <text:p>06/06/2025</text:p>
          </table:table-cell>
          <table:table-cell table:style-name="ce2"/>
          <table:table-cell office:value-type="date" office:date-value="2025-06-11T00:00:00" table:style-name="ce2">
            <text:p>11/06/2025</text:p>
          </table:table-cell>
          <table:table-cell office:value-type="date" office:date-value="2025-06-21T00:00:00" table:style-name="ce2">
            <text:p>21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458.6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65639.2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4</text:p>
          </table:table-cell>
          <table:table-cell office:value-type="string" table:style-name="ce1">
            <text:p>Herrera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38.64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638.6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6620.7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5</text:p>
          </table:table-cell>
          <table:table-cell office:value-type="string" table:style-name="ce1">
            <text:p>Santiago, Hill and Schmid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985.38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6</text:p>
          </table:table-cell>
          <table:table-cell office:value-type="string" table:style-name="ce1">
            <text:p>Hernandez-Romer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77.82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table:style-name="ce2"/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677.8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4100.3800000000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7</text:p>
          </table:table-cell>
          <table:table-cell office:value-type="string" table:style-name="ce1">
            <text:p>Phillips, Wallace and Gran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14.83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8-12T00:00:00" table:style-name="ce2">
            <text:p>12/08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314.8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67130.06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8</text:p>
          </table:table-cell>
          <table:table-cell office:value-type="string" table:style-name="ce1">
            <text:p>Curtis-Log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52.37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9</text:p>
          </table:table-cell>
          <table:table-cell office:value-type="string" table:style-name="ce1">
            <text:p>Rodriguez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02.3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2502.3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35125.2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0</text:p>
          </table:table-cell>
          <table:table-cell office:value-type="string" table:style-name="ce1">
            <text:p>Young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21.84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1</text:p>
          </table:table-cell>
          <table:table-cell office:value-type="string" table:style-name="ce1">
            <text:p>Payne, Anderson and Harp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973.68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2</text:p>
          </table:table-cell>
          <table:table-cell office:value-type="string" table:style-name="ce1">
            <text:p>Richards, Barber and Chapma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986.17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986.1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23571.2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3</text:p>
          </table:table-cell>
          <table:table-cell office:value-type="string" table:style-name="ce1">
            <text:p>Smith, Chung and Sulliva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127.69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table:style-name="ce2"/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127.6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638.4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4</text:p>
          </table:table-cell>
          <table:table-cell office:value-type="string" table:style-name="ce1">
            <text:p>Middleton, Horton and Sutt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191.14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5</text:p>
          </table:table-cell>
          <table:table-cell office:value-type="string" table:style-name="ce1">
            <text:p>Gonzales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547.0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6</text:p>
          </table:table-cell>
          <table:table-cell office:value-type="string" table:style-name="ce1">
            <text:p>Silva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26.22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7</text:p>
          </table:table-cell>
          <table:table-cell office:value-type="string" table:style-name="ce1">
            <text:p>Norton-Contrer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112.96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6-04T00:00:00" table:style-name="ce2">
            <text:p>04/06/2025</text:p>
          </table:table-cell>
          <table:table-cell table:style-name="ce2"/>
          <table:table-cell office:value-type="date" office:date-value="2025-06-09T00:00:00" table:style-name="ce2">
            <text:p>09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2112.9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99309.1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8</text:p>
          </table:table-cell>
          <table:table-cell office:value-type="string" table:style-name="ce1">
            <text:p>Allen-Glen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823.07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9</text:p>
          </table:table-cell>
          <table:table-cell office:value-type="string" table:style-name="ce1">
            <text:p>Henry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251.6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8-09T00:00:00" table:style-name="ce2">
            <text:p>09/08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251.6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6291.24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0</text:p>
          </table:table-cell>
          <table:table-cell office:value-type="string" table:style-name="ce1">
            <text:p>Clark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055.38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table:style-name="ce2"/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4055.3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6775.3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1</text:p>
          </table:table-cell>
          <table:table-cell office:value-type="string" table:style-name="ce1">
            <text:p>Wallace-Bla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984.04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984.0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73803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2</text:p>
          </table:table-cell>
          <table:table-cell office:value-type="string" table:style-name="ce1">
            <text:p>Smith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62.33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3</text:p>
          </table:table-cell>
          <table:table-cell office:value-type="string" table:style-name="ce1">
            <text:p>Montoya, Lawrence and Hawki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549.61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549.6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7694.5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4</text:p>
          </table:table-cell>
          <table:table-cell office:value-type="string" table:style-name="ce1">
            <text:p>Smith-Tho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627.02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5</text:p>
          </table:table-cell>
          <table:table-cell office:value-type="string" table:style-name="ce1">
            <text:p>Patrick, Green and Andrew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862.34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table:style-name="ce2"/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862.3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9501.4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6</text:p>
          </table:table-cell>
          <table:table-cell office:value-type="string" table:style-name="ce1">
            <text:p>Garcia-Mass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71.25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7</text:p>
          </table:table-cell>
          <table:table-cell office:value-type="string" table:style-name="ce1">
            <text:p>Richards, Espinoza and Lop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156.29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156.2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0813.2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8</text:p>
          </table:table-cell>
          <table:table-cell office:value-type="string" table:style-name="ce1">
            <text:p>Gilbert-Pen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681.98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9</text:p>
          </table:table-cell>
          <table:table-cell office:value-type="string" table:style-name="ce1">
            <text:p>Evans, Daniels and Perr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37.67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0</text:p>
          </table:table-cell>
          <table:table-cell office:value-type="string" table:style-name="ce1">
            <text:p>Davila, Scott and You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707.8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8-25T00:00:00" table:style-name="ce2">
            <text:p>25/08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1707.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94782.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1</text:p>
          </table:table-cell>
          <table:table-cell office:value-type="string" table:style-name="ce1">
            <text:p>Shaw, Thomas and Ree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551.29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table:style-name="ce2"/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2551.2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8474.5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2</text:p>
          </table:table-cell>
          <table:table-cell office:value-type="string" table:style-name="ce1">
            <text:p>Benton, Reyes and Walk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237.48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3</text:p>
          </table:table-cell>
          <table:table-cell office:value-type="string" table:style-name="ce1">
            <text:p>Dyer-River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09.66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table:style-name="ce2"/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909.6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364.4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4</text:p>
          </table:table-cell>
          <table:table-cell office:value-type="string" table:style-name="ce1">
            <text:p>Richardson-Webb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834.38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4834.3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40197.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5</text:p>
          </table:table-cell>
          <table:table-cell office:value-type="string" table:style-name="ce1">
            <text:p>Skinner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292.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6</text:p>
          </table:table-cell>
          <table:table-cell office:value-type="string" table:style-name="ce1">
            <text:p>Gonzalez, Moore and Hay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754.44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8-05T00:00:00" table:style-name="ce2">
            <text:p>05/08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3754.4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19634.7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7</text:p>
          </table:table-cell>
          <table:table-cell office:value-type="string" table:style-name="ce1">
            <text:p>Moore, Wong and Rei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99.96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8</text:p>
          </table:table-cell>
          <table:table-cell office:value-type="string" table:style-name="ce1">
            <text:p>Jacobs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257.72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9</text:p>
          </table:table-cell>
          <table:table-cell office:value-type="string" table:style-name="ce1">
            <text:p>Barnett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825.0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0</text:p>
          </table:table-cell>
          <table:table-cell office:value-type="string" table:style-name="ce1">
            <text:p>Vasquez-Donald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796.78</text:p>
          </table:table-cell>
          <table:table-cell office:value-type="date" office:date-value="2025-04-06T00:00:00" table:style-name="ce2">
            <text:p>06/04/2025</text:p>
          </table:table-cell>
          <table:table-cell office:value-type="date" office:date-value="2025-05-06T00:00:00" table:style-name="ce2">
            <text:p>06/05/2025</text:p>
          </table:table-cell>
          <table:table-cell table:style-name="ce2"/>
          <table:table-cell office:value-type="date" office:date-value="2025-05-11T00:00:00" table:style-name="ce2">
            <text:p>11/05/2025</text:p>
          </table:table-cell>
          <table:table-cell office:value-type="date" office:date-value="2025-05-21T00:00:00" table:style-name="ce2">
            <text:p>21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3796.7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32832.9200000000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1</text:p>
          </table:table-cell>
          <table:table-cell office:value-type="string" table:style-name="ce1">
            <text:p>Brady-Osborn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54.84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54.8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67645.20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2</text:p>
          </table:table-cell>
          <table:table-cell office:value-type="string" table:style-name="ce1">
            <text:p>Murphy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585.9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3</text:p>
          </table:table-cell>
          <table:table-cell office:value-type="string" table:style-name="ce1">
            <text:p>Ponce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175.31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4</text:p>
          </table:table-cell>
          <table:table-cell office:value-type="string" table:style-name="ce1">
            <text:p>Medina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43.61</text:p>
          </table:table-cell>
          <table:table-cell office:value-type="date" office:date-value="2025-04-10T00:00:00" table:style-name="ce2">
            <text:p>10/04/2025</text:p>
          </table:table-cell>
          <table:table-cell office:value-type="date" office:date-value="2025-05-10T00:00:00" table:style-name="ce2">
            <text:p>10/05/2025</text:p>
          </table:table-cell>
          <table:table-cell table:style-name="ce2"/>
          <table:table-cell office:value-type="date" office:date-value="2025-05-15T00:00:00" table:style-name="ce2">
            <text:p>15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2943.6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17909.8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5</text:p>
          </table:table-cell>
          <table:table-cell office:value-type="string" table:style-name="ce1">
            <text:p>Sheppard-Dalt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675.48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6</text:p>
          </table:table-cell>
          <table:table-cell office:value-type="string" table:style-name="ce1">
            <text:p>Hanson, Smith and Tapia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073.74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table:style-name="ce2"/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4073.7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52571.87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7</text:p>
          </table:table-cell>
          <table:table-cell office:value-type="string" table:style-name="ce1">
            <text:p>Wyatt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13.94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8</text:p>
          </table:table-cell>
          <table:table-cell office:value-type="string" table:style-name="ce1">
            <text:p>Werner, Phillips and Mcbrid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26.97</text:p>
          </table:table-cell>
          <table:table-cell office:value-type="date" office:date-value="2025-04-01T00:00:00" table:style-name="ce2">
            <text:p>01/04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9</text:p>
          </table:table-cell>
          <table:table-cell office:value-type="string" table:style-name="ce1">
            <text:p>Blevins, Harmon and Mccarth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67.21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0</text:p>
          </table:table-cell>
          <table:table-cell office:value-type="string" table:style-name="ce1">
            <text:p>Miller, Moore and Lew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492.32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6-18T00:00:00" table:style-name="ce2">
            <text:p>18/06/2025</text:p>
          </table:table-cell>
          <table:table-cell table:style-name="ce2"/>
          <table:table-cell office:value-type="date" office:date-value="2025-06-23T00:00:00" table:style-name="ce2">
            <text:p>2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1492.3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3869.8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1</text:p>
          </table:table-cell>
          <table:table-cell office:value-type="string" table:style-name="ce1">
            <text:p>Hernandez, Adams and Ander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92.06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2</text:p>
          </table:table-cell>
          <table:table-cell office:value-type="string" table:style-name="ce1">
            <text:p>Mason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015.7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6-07T00:00:00" table:style-name="ce2">
            <text:p>07/06/2025</text:p>
          </table:table-cell>
          <table:table-cell table:style-name="ce2"/>
          <table:table-cell office:value-type="date" office:date-value="2025-06-12T00:00:00" table:style-name="ce2">
            <text:p>12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3015.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32690.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3</text:p>
          </table:table-cell>
          <table:table-cell office:value-type="string" table:style-name="ce1">
            <text:p>Lynch-Bro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83.57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table:style-name="ce2"/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3383.5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16548.4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4</text:p>
          </table:table-cell>
          <table:table-cell office:value-type="string" table:style-name="ce1">
            <text:p>Williams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89.33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5</text:p>
          </table:table-cell>
          <table:table-cell office:value-type="string" table:style-name="ce1">
            <text:p>Martinez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210.06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6</text:p>
          </table:table-cell>
          <table:table-cell office:value-type="string" table:style-name="ce1">
            <text:p>Robinson-Riddl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343.45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table:style-name="ce2"/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3343.4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97567.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7</text:p>
          </table:table-cell>
          <table:table-cell office:value-type="string" table:style-name="ce1">
            <text:p>Weber-Nichol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895.01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table:style-name="ce2"/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895.0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4595.6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8</text:p>
          </table:table-cell>
          <table:table-cell office:value-type="string" table:style-name="ce1">
            <text:p>Hurley-Garri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113.21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9</text:p>
          </table:table-cell>
          <table:table-cell office:value-type="string" table:style-name="ce1">
            <text:p>Patton, Hatfield and Kim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86.72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table:style-name="ce2"/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786.7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07921.51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0</text:p>
          </table:table-cell>
          <table:table-cell office:value-type="string" table:style-name="ce1">
            <text:p>Thornton, Miller and Veg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31.4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4831.4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91345.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1</text:p>
          </table:table-cell>
          <table:table-cell office:value-type="string" table:style-name="ce1">
            <text:p>Jackson, Wright and Will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62.23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2</text:p>
          </table:table-cell>
          <table:table-cell office:value-type="string" table:style-name="ce1">
            <text:p>Hammond, Davis and Beck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102.77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table:style-name="ce2"/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4102.7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5130.4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3</text:p>
          </table:table-cell>
          <table:table-cell office:value-type="string" table:style-name="ce1">
            <text:p>Brewer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83.17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4</text:p>
          </table:table-cell>
          <table:table-cell office:value-type="string" table:style-name="ce1">
            <text:p>Hancock-Boy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510.99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5</text:p>
          </table:table-cell>
          <table:table-cell office:value-type="string" table:style-name="ce1">
            <text:p>Robinson, Watts and Bower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549.4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549.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61807.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6</text:p>
          </table:table-cell>
          <table:table-cell office:value-type="string" table:style-name="ce1">
            <text:p>Weber-Ric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042.62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7</text:p>
          </table:table-cell>
          <table:table-cell office:value-type="string" table:style-name="ce1">
            <text:p>Pearson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38.12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table:style-name="ce2"/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238.1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6668.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8</text:p>
          </table:table-cell>
          <table:table-cell office:value-type="string" table:style-name="ce1">
            <text:p>Welch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595.24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26T00:00:00" table:style-name="ce2">
            <text:p>2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9</text:p>
          </table:table-cell>
          <table:table-cell office:value-type="string" table:style-name="ce1">
            <text:p>Brown, Cline and Maldonad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115.21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table:style-name="ce2"/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115.2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66350.45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0</text:p>
          </table:table-cell>
          <table:table-cell office:value-type="string" table:style-name="ce1">
            <text:p>Buchanan-Gat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789.14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table:style-name="ce2"/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789.1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6734.8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1</text:p>
          </table:table-cell>
          <table:table-cell office:value-type="string" table:style-name="ce1">
            <text:p>Collins, Meyer and Tho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697.06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8-07T00:00:00" table:style-name="ce2">
            <text:p>07/08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97.0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1367.699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2</text:p>
          </table:table-cell>
          <table:table-cell office:value-type="string" table:style-name="ce1">
            <text:p>Brown, Crawford and Moone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96.58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3</text:p>
          </table:table-cell>
          <table:table-cell office:value-type="string" table:style-name="ce1">
            <text:p>Rivera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07.67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8-11T00:00:00" table:style-name="ce2">
            <text:p>11/08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07.6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199.1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4</text:p>
          </table:table-cell>
          <table:table-cell office:value-type="string" table:style-name="ce1">
            <text:p>Phelps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31.63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5</text:p>
          </table:table-cell>
          <table:table-cell office:value-type="string" table:style-name="ce1">
            <text:p>Edwards-Trujill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379.32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6</text:p>
          </table:table-cell>
          <table:table-cell office:value-type="string" table:style-name="ce1">
            <text:p>Smith-Dav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849.76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7</text:p>
          </table:table-cell>
          <table:table-cell office:value-type="string" table:style-name="ce1">
            <text:p>Callahan, King and Mil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753.71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753.7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2436.215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8</text:p>
          </table:table-cell>
          <table:table-cell office:value-type="string" table:style-name="ce1">
            <text:p>Lam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195.51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6-18T00:00:00" table:style-name="ce2">
            <text:p>18/06/2025</text:p>
          </table:table-cell>
          <table:table-cell table:style-name="ce2"/>
          <table:table-cell office:value-type="date" office:date-value="2025-06-23T00:00:00" table:style-name="ce2">
            <text:p>2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195.5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58177.74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9</text:p>
          </table:table-cell>
          <table:table-cell office:value-type="string" table:style-name="ce1">
            <text:p>Baker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537.87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0</text:p>
          </table:table-cell>
          <table:table-cell office:value-type="string" table:style-name="ce1">
            <text:p>Brown-Mcdanie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25.38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13T00:00:00" table:style-name="ce2">
            <text:p>13/06/2025</text:p>
          </table:table-cell>
          <table:table-cell table:style-name="ce2"/>
          <table:table-cell office:value-type="date" office:date-value="2025-06-18T00:00:00" table:style-name="ce2">
            <text:p>18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625.3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49646.6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1</text:p>
          </table:table-cell>
          <table:table-cell office:value-type="string" table:style-name="ce1">
            <text:p>Summers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849.17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table:style-name="ce2"/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1849.1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35769.175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2</text:p>
          </table:table-cell>
          <table:table-cell office:value-type="string" table:style-name="ce1">
            <text:p>Sweeney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58.48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4458.4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61136.8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3</text:p>
          </table:table-cell>
          <table:table-cell office:value-type="string" table:style-name="ce1">
            <text:p>Perez-Lamb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00.0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table:style-name="ce2"/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190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5080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4</text:p>
          </table:table-cell>
          <table:table-cell office:value-type="string" table:style-name="ce1">
            <text:p>Harvey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09.98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table:style-name="ce2"/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2209.9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1989.6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5</text:p>
          </table:table-cell>
          <table:table-cell office:value-type="string" table:style-name="ce1">
            <text:p>Lloyd, Johnson and Hest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02.73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6</text:p>
          </table:table-cell>
          <table:table-cell office:value-type="string" table:style-name="ce1">
            <text:p>Martin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916.56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7</text:p>
          </table:table-cell>
          <table:table-cell office:value-type="string" table:style-name="ce1">
            <text:p>Morgan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45.32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table:style-name="ce2"/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445.3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9023.6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8</text:p>
          </table:table-cell>
          <table:table-cell office:value-type="string" table:style-name="ce1">
            <text:p>Singh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14.12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2T00:00:00" table:style-name="ce2">
            <text:p>22/06/2025</text:p>
          </table:table-cell>
          <table:table-cell table:style-name="ce2"/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614.1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13714.2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9</text:p>
          </table:table-cell>
          <table:table-cell office:value-type="string" table:style-name="ce1">
            <text:p>Sanchez-Gat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70.51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0</text:p>
          </table:table-cell>
          <table:table-cell office:value-type="string" table:style-name="ce1">
            <text:p>Kelly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75.99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1</text:p>
          </table:table-cell>
          <table:table-cell office:value-type="string" table:style-name="ce1">
            <text:p>Nelson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22.87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1922.8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49983.8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2</text:p>
          </table:table-cell>
          <table:table-cell office:value-type="string" table:style-name="ce1">
            <text:p>Robbins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40.49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3</text:p>
          </table:table-cell>
          <table:table-cell office:value-type="string" table:style-name="ce1">
            <text:p>Raymond, Walsh and Dunc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36.9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table:style-name="ce2"/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2636.9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1643.399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4</text:p>
          </table:table-cell>
          <table:table-cell office:value-type="string" table:style-name="ce1">
            <text:p>Carr-Juar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151.4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8-07T00:00:00" table:style-name="ce2">
            <text:p>07/08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51.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8721.40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5</text:p>
          </table:table-cell>
          <table:table-cell office:value-type="string" table:style-name="ce1">
            <text:p>Smith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315.01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2315.0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29640.56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6</text:p>
          </table:table-cell>
          <table:table-cell office:value-type="string" table:style-name="ce1">
            <text:p>Watson, Harris and Kirb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76.7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7</text:p>
          </table:table-cell>
          <table:table-cell office:value-type="string" table:style-name="ce1">
            <text:p>Potts, Hicks and Bryan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89.11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8</text:p>
          </table:table-cell>
          <table:table-cell office:value-type="string" table:style-name="ce1">
            <text:p>Ibarra, Howell and Guerrer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972.83</text:p>
          </table:table-cell>
          <table:table-cell office:value-type="date" office:date-value="2025-04-08T00:00:00" table:style-name="ce2">
            <text:p>0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9</text:p>
          </table:table-cell>
          <table:table-cell office:value-type="string" table:style-name="ce1">
            <text:p>Clements-Fox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037.94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8-06T00:00:00" table:style-name="ce2">
            <text:p>06/08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4037.9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75650.38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0</text:p>
          </table:table-cell>
          <table:table-cell office:value-type="string" table:style-name="ce1">
            <text:p>Nelson, Lopez and Boyl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98.02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16T00:00:00" table:style-name="ce2">
            <text:p>16/06/2025</text:p>
          </table:table-cell>
          <table:table-cell table:style-name="ce2"/>
          <table:table-cell office:value-type="date" office:date-value="2025-06-21T00:00:00" table:style-name="ce2">
            <text:p>2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4998.0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62396.050000000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1</text:p>
          </table:table-cell>
          <table:table-cell office:value-type="string" table:style-name="ce1">
            <text:p>Clark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64.66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2</text:p>
          </table:table-cell>
          <table:table-cell office:value-type="string" table:style-name="ce1">
            <text:p>Scott-Lamber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28.84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table:style-name="ce2"/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728.8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6528.20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3</text:p>
          </table:table-cell>
          <table:table-cell office:value-type="string" table:style-name="ce1">
            <text:p>Russell-Oconnel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173.81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4</text:p>
          </table:table-cell>
          <table:table-cell office:value-type="string" table:style-name="ce1">
            <text:p>Gillespie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680.22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8-12T00:00:00" table:style-name="ce2">
            <text:p>12/08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80.2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61467.5900000000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5</text:p>
          </table:table-cell>
          <table:table-cell office:value-type="string" table:style-name="ce1">
            <text:p>Flowers, Todd and Robin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13.33</text:p>
          </table:table-cell>
          <table:table-cell office:value-type="date" office:date-value="2025-04-16T00:00:00" table:style-name="ce2">
            <text:p>16/04/2025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6</text:p>
          </table:table-cell>
          <table:table-cell office:value-type="string" table:style-name="ce1">
            <text:p>Evans-Bryan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999.86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7</text:p>
          </table:table-cell>
          <table:table-cell office:value-type="string" table:style-name="ce1">
            <text:p>Johnson-Schult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143.66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5T00:00:00" table:style-name="ce2">
            <text:p>0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8</text:p>
          </table:table-cell>
          <table:table-cell office:value-type="string" table:style-name="ce1">
            <text:p>Baker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58.1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9</text:p>
          </table:table-cell>
          <table:table-cell office:value-type="string" table:style-name="ce1">
            <text:p>Dominguez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245.3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90</text:p>
          </table:table-cell>
          <table:table-cell office:value-type="string" table:style-name="ce1">
            <text:p>Nelson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322.37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91</text:p>
          </table:table-cell>
          <table:table-cell office:value-type="string" table:style-name="ce1">
            <text:p>Carroll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75.77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92</text:p>
          </table:table-cell>
          <table:table-cell office:value-type="string" table:style-name="ce1">
            <text:p>Rivera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697.58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12T00:00:00" table:style-name="ce2">
            <text:p>12/07/2025</text:p>
          </table:table-cell>
          <table:table-cell table:style-name="ce2"/>
          <table:table-cell office:value-type="date" office:date-value="2025-07-17T00:00:00" table:style-name="ce2">
            <text:p>17/07/2025</text:p>
          </table:table-cell>
          <table:table-cell office:value-type="date" office:date-value="2025-07-27T00:00:00" table:style-name="ce2">
            <text:p>27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3697.5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9917.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93</text:p>
          </table:table-cell>
          <table:table-cell office:value-type="string" table:style-name="ce1">
            <text:p>Rasmussen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663.67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94</text:p>
          </table:table-cell>
          <table:table-cell office:value-type="string" table:style-name="ce1">
            <text:p>Werner, Walker and Tyl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74.38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95</text:p>
          </table:table-cell>
          <table:table-cell office:value-type="string" table:style-name="ce1">
            <text:p>Carpenter-Mend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17.16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table:style-name="ce2"/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817.1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38537.2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96</text:p>
          </table:table-cell>
          <table:table-cell office:value-type="string" table:style-name="ce1">
            <text:p>Cardenas, Parks and Castill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80.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97</text:p>
          </table:table-cell>
          <table:table-cell office:value-type="string" table:style-name="ce1">
            <text:p>Brown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731.64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98</text:p>
          </table:table-cell>
          <table:table-cell office:value-type="string" table:style-name="ce1">
            <text:p>Holland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38.42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8-14T00:00:00" table:style-name="ce2">
            <text:p>14/08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38.4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4213.6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99</text:p>
          </table:table-cell>
          <table:table-cell office:value-type="string" table:style-name="ce1">
            <text:p>Mcmahon, Garcia and Prat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11.55</text:p>
          </table:table-cell>
          <table:table-cell office:value-type="date" office:date-value="2025-04-08T00:00:00" table:style-name="ce2">
            <text:p>08/04/2025</text:p>
          </table:table-cell>
          <table:table-cell office:value-type="date" office:date-value="2025-05-08T00:00:00" table:style-name="ce2">
            <text:p>08/05/2025</text:p>
          </table:table-cell>
          <table:table-cell table:style-name="ce2"/>
          <table:table-cell office:value-type="date" office:date-value="2025-05-13T00:00:00" table:style-name="ce2">
            <text:p>13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2211.5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63654.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0</text:p>
          </table:table-cell>
          <table:table-cell office:value-type="string" table:style-name="ce1">
            <text:p>Wells-Ki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0.67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1</text:p>
          </table:table-cell>
          <table:table-cell office:value-type="string" table:style-name="ce1">
            <text:p>Armstrong-Hal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93.11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93.1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9827.7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2</text:p>
          </table:table-cell>
          <table:table-cell office:value-type="string" table:style-name="ce1">
            <text:p>Becker-Steve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28.67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1928.6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56222.27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3</text:p>
          </table:table-cell>
          <table:table-cell office:value-type="string" table:style-name="ce1">
            <text:p>Fernandez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550.38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4</text:p>
          </table:table-cell>
          <table:table-cell office:value-type="string" table:style-name="ce1">
            <text:p>Barnes-Roach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644.73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2644.7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87276.0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5</text:p>
          </table:table-cell>
          <table:table-cell office:value-type="string" table:style-name="ce1">
            <text:p>Bailey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896.26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29T00:00:00" table:style-name="ce2">
            <text:p>29/05/2025</text:p>
          </table:table-cell>
          <table:table-cell table:style-name="ce2"/>
          <table:table-cell office:value-type="date" office:date-value="2025-06-03T00:00:00" table:style-name="ce2">
            <text:p>03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896.2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1252.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6</text:p>
          </table:table-cell>
          <table:table-cell office:value-type="string" table:style-name="ce1">
            <text:p>Fowler, Brown and Barnet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426.97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7</text:p>
          </table:table-cell>
          <table:table-cell office:value-type="string" table:style-name="ce1">
            <text:p>Moreno, Thomas and John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60.14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table:style-name="ce2"/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960.1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33206.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8</text:p>
          </table:table-cell>
          <table:table-cell office:value-type="string" table:style-name="ce1">
            <text:p>Stephens-Vasqu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38.6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table:style-name="ce2"/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838.6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1773.92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9</text:p>
          </table:table-cell>
          <table:table-cell office:value-type="string" table:style-name="ce1">
            <text:p>Cox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935.51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0</text:p>
          </table:table-cell>
          <table:table-cell office:value-type="string" table:style-name="ce1">
            <text:p>Cohen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4.7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254.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9102.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1</text:p>
          </table:table-cell>
          <table:table-cell office:value-type="string" table:style-name="ce1">
            <text:p>James, Love and Thoma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37.09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2</text:p>
          </table:table-cell>
          <table:table-cell office:value-type="string" table:style-name="ce1">
            <text:p>Walsh, Williams and Moren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376.81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table:style-name="ce2"/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4376.8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31304.30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3</text:p>
          </table:table-cell>
          <table:table-cell office:value-type="string" table:style-name="ce1">
            <text:p>Jones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848.3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2848.3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59507.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4</text:p>
          </table:table-cell>
          <table:table-cell office:value-type="string" table:style-name="ce1">
            <text:p>Thomas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69.41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5</text:p>
          </table:table-cell>
          <table:table-cell office:value-type="string" table:style-name="ce1">
            <text:p>Baker, Gray and Perr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042.09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6</text:p>
          </table:table-cell>
          <table:table-cell office:value-type="string" table:style-name="ce1">
            <text:p>Brown-Stark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78.7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878.7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50179.37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7</text:p>
          </table:table-cell>
          <table:table-cell office:value-type="string" table:style-name="ce1">
            <text:p>Benson-Veg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10.17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10.1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4366.1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8</text:p>
          </table:table-cell>
          <table:table-cell office:value-type="string" table:style-name="ce1">
            <text:p>Liu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06.13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06.1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9745.385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9</text:p>
          </table:table-cell>
          <table:table-cell office:value-type="string" table:style-name="ce1">
            <text:p>Gould-May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61.96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0</text:p>
          </table:table-cell>
          <table:table-cell office:value-type="string" table:style-name="ce1">
            <text:p>Baldwin, Rodriguez and Mil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72.64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8-15T00:00:00" table:style-name="ce2">
            <text:p>15/08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772.6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1291.9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1</text:p>
          </table:table-cell>
          <table:table-cell office:value-type="string" table:style-name="ce1">
            <text:p>Guzman-Mo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225.93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2</text:p>
          </table:table-cell>
          <table:table-cell office:value-type="string" table:style-name="ce1">
            <text:p>Thompson-Acost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92.67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table:style-name="ce2"/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592.6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4671.194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3</text:p>
          </table:table-cell>
          <table:table-cell office:value-type="string" table:style-name="ce1">
            <text:p>Smith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99.17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table:style-name="ce2"/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3299.1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96925.300000000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4</text:p>
          </table:table-cell>
          <table:table-cell office:value-type="string" table:style-name="ce1">
            <text:p>White, Young and Sanfor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73.72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1673.7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97912.6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5</text:p>
          </table:table-cell>
          <table:table-cell office:value-type="string" table:style-name="ce1">
            <text:p>Torres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574.83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6</text:p>
          </table:table-cell>
          <table:table-cell office:value-type="string" table:style-name="ce1">
            <text:p>Haas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012.93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table:style-name="ce2"/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1012.9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18512.8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7</text:p>
          </table:table-cell>
          <table:table-cell office:value-type="string" table:style-name="ce1">
            <text:p>Miller-Pe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649.43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8</text:p>
          </table:table-cell>
          <table:table-cell office:value-type="string" table:style-name="ce1">
            <text:p>Smith-Stewar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270.19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9</text:p>
          </table:table-cell>
          <table:table-cell office:value-type="string" table:style-name="ce1">
            <text:p>Santana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682.48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0</text:p>
          </table:table-cell>
          <table:table-cell office:value-type="string" table:style-name="ce1">
            <text:p>Smith, Lambert and Freem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974.76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1</text:p>
          </table:table-cell>
          <table:table-cell office:value-type="string" table:style-name="ce1">
            <text:p>Anderson-Whit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152.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2</text:p>
          </table:table-cell>
          <table:table-cell office:value-type="string" table:style-name="ce1">
            <text:p>Stewart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005.43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3</text:p>
          </table:table-cell>
          <table:table-cell office:value-type="string" table:style-name="ce1">
            <text:p>Rodriguez-Cru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79.51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4</text:p>
          </table:table-cell>
          <table:table-cell office:value-type="string" table:style-name="ce1">
            <text:p>Ward-Vasqu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381.61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5</text:p>
          </table:table-cell>
          <table:table-cell office:value-type="string" table:style-name="ce1">
            <text:p>Johnson-Kh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03.35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6</text:p>
          </table:table-cell>
          <table:table-cell office:value-type="string" table:style-name="ce1">
            <text:p>Miller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29.69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table:style-name="ce2"/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3229.6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8134.4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7</text:p>
          </table:table-cell>
          <table:table-cell office:value-type="string" table:style-name="ce1">
            <text:p>Tapia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850.61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table:style-name="ce2"/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850.6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99521.3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8</text:p>
          </table:table-cell>
          <table:table-cell office:value-type="string" table:style-name="ce1">
            <text:p>Pineda, Nichols and Mosle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33.11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9</text:p>
          </table:table-cell>
          <table:table-cell office:value-type="string" table:style-name="ce1">
            <text:p>Brown, Robles and Si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88.0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0</text:p>
          </table:table-cell>
          <table:table-cell office:value-type="string" table:style-name="ce1">
            <text:p>Roberts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906.24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1</text:p>
          </table:table-cell>
          <table:table-cell office:value-type="string" table:style-name="ce1">
            <text:p>Townsend-Fox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433.4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table:style-name="ce2"/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433.4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95706.6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2</text:p>
          </table:table-cell>
          <table:table-cell office:value-type="string" table:style-name="ce1">
            <text:p>Mark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321.82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3</text:p>
          </table:table-cell>
          <table:table-cell office:value-type="string" table:style-name="ce1">
            <text:p>Powell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96.56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4</text:p>
          </table:table-cell>
          <table:table-cell office:value-type="string" table:style-name="ce1">
            <text:p>Hayes-Wrigh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54.44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26T00:00:00" table:style-name="ce2">
            <text:p>2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5</text:p>
          </table:table-cell>
          <table:table-cell office:value-type="string" table:style-name="ce1">
            <text:p>Zimmerman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751.7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6</text:p>
          </table:table-cell>
          <table:table-cell office:value-type="string" table:style-name="ce1">
            <text:p>Estrada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103.45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table:style-name="ce2"/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2103.4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46103.64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7</text:p>
          </table:table-cell>
          <table:table-cell office:value-type="string" table:style-name="ce1">
            <text:p>Green-Ric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40.66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8</text:p>
          </table:table-cell>
          <table:table-cell office:value-type="string" table:style-name="ce1">
            <text:p>Martinez-Nel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81.3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681.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80734.04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9</text:p>
          </table:table-cell>
          <table:table-cell office:value-type="string" table:style-name="ce1">
            <text:p>Chapman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05.28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table:style-name="ce2"/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3805.2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58759.0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0</text:p>
          </table:table-cell>
          <table:table-cell office:value-type="string" table:style-name="ce1">
            <text:p>Charles, Monroe and Mill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12.81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1</text:p>
          </table:table-cell>
          <table:table-cell office:value-type="string" table:style-name="ce1">
            <text:p>Smith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066.44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2</text:p>
          </table:table-cell>
          <table:table-cell office:value-type="string" table:style-name="ce1">
            <text:p>Lopez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29.73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3</text:p>
          </table:table-cell>
          <table:table-cell office:value-type="string" table:style-name="ce1">
            <text:p>Burgess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728.6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27T00:00:00" table:style-name="ce2">
            <text:p>27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4</text:p>
          </table:table-cell>
          <table:table-cell office:value-type="string" table:style-name="ce1">
            <text:p>Garza-Moral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786.66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table:style-name="ce2"/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786.6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573.3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5</text:p>
          </table:table-cell>
          <table:table-cell office:value-type="string" table:style-name="ce1">
            <text:p>Brown, Perez and Middlet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260.83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table:style-name="ce2"/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1260.8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55082.0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6</text:p>
          </table:table-cell>
          <table:table-cell office:value-type="string" table:style-name="ce1">
            <text:p>Bates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8.69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table:style-name="ce2"/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398.6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2627.0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7</text:p>
          </table:table-cell>
          <table:table-cell office:value-type="string" table:style-name="ce1">
            <text:p>Holmes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9.73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8</text:p>
          </table:table-cell>
          <table:table-cell office:value-type="string" table:style-name="ce1">
            <text:p>Woods-Fitzpatrick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11.91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9</text:p>
          </table:table-cell>
          <table:table-cell office:value-type="string" table:style-name="ce1">
            <text:p>Mcgee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280.74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0</text:p>
          </table:table-cell>
          <table:table-cell office:value-type="string" table:style-name="ce1">
            <text:p>Patterson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55.69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table:style-name="ce2"/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855.6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9989.8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1</text:p>
          </table:table-cell>
          <table:table-cell office:value-type="string" table:style-name="ce1">
            <text:p>Jones, Wang and Moral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096.35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2</text:p>
          </table:table-cell>
          <table:table-cell office:value-type="string" table:style-name="ce1">
            <text:p>Maynard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2.53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3</text:p>
          </table:table-cell>
          <table:table-cell office:value-type="string" table:style-name="ce1">
            <text:p>Johnson, Russo and Hort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022.0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table:style-name="ce2"/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22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3066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4</text:p>
          </table:table-cell>
          <table:table-cell office:value-type="string" table:style-name="ce1">
            <text:p>White, Anderson and Kenned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85.62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585.6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33192.08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5</text:p>
          </table:table-cell>
          <table:table-cell office:value-type="string" table:style-name="ce1">
            <text:p>Rivas-Cantu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580.76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6</text:p>
          </table:table-cell>
          <table:table-cell office:value-type="string" table:style-name="ce1">
            <text:p>Dillon-Stok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05.19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table:style-name="ce2"/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2805.1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7688.2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7</text:p>
          </table:table-cell>
          <table:table-cell office:value-type="string" table:style-name="ce1">
            <text:p>Pena, Lyons and Mos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81.65</text:p>
          </table:table-cell>
          <table:table-cell office:value-type="date" office:date-value="2025-04-15T00:00:00" table:style-name="ce2">
            <text:p>15/04/20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8</text:p>
          </table:table-cell>
          <table:table-cell office:value-type="string" table:style-name="ce1">
            <text:p>Erickson, Woods and Ell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31.98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9</text:p>
          </table:table-cell>
          <table:table-cell office:value-type="string" table:style-name="ce1">
            <text:p>Jackson, Sanchez and Edward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24.01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table:style-name="ce2"/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324.0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0825.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0</text:p>
          </table:table-cell>
          <table:table-cell office:value-type="string" table:style-name="ce1">
            <text:p>Moore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546.44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1</text:p>
          </table:table-cell>
          <table:table-cell office:value-type="string" table:style-name="ce1">
            <text:p>Knox, Moore and Ander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46.58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8-20T00:00:00" table:style-name="ce2">
            <text:p>20/08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546.5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4037.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2</text:p>
          </table:table-cell>
          <table:table-cell office:value-type="string" table:style-name="ce1">
            <text:p>Campbell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58.06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table:style-name="ce2"/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358.0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0611.2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3</text:p>
          </table:table-cell>
          <table:table-cell office:value-type="string" table:style-name="ce1">
            <text:p>Nguyen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001.83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1001.8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09700.38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4</text:p>
          </table:table-cell>
          <table:table-cell office:value-type="string" table:style-name="ce1">
            <text:p>Richardson, Sanchez and Stewar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731.42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5</text:p>
          </table:table-cell>
          <table:table-cell office:value-type="string" table:style-name="ce1">
            <text:p>Whitney-Gree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228.47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4228.4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47996.4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6</text:p>
          </table:table-cell>
          <table:table-cell office:value-type="string" table:style-name="ce1">
            <text:p>Baker, Freeman and Hay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28.68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7</text:p>
          </table:table-cell>
          <table:table-cell office:value-type="string" table:style-name="ce1">
            <text:p>Black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77.09</text:p>
          </table:table-cell>
          <table:table-cell office:value-type="date" office:date-value="2025-04-08T00:00:00" table:style-name="ce2">
            <text:p>0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8</text:p>
          </table:table-cell>
          <table:table-cell office:value-type="string" table:style-name="ce1">
            <text:p>Mitchell, Ferguson and Ben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725.12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2725.1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89928.95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9</text:p>
          </table:table-cell>
          <table:table-cell office:value-type="string" table:style-name="ce1">
            <text:p>Shelton-John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280.7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0</text:p>
          </table:table-cell>
          <table:table-cell office:value-type="string" table:style-name="ce1">
            <text:p>Taylor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7.19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table:style-name="ce2"/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487.1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5308.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1</text:p>
          </table:table-cell>
          <table:table-cell office:value-type="string" table:style-name="ce1">
            <text:p>Norton-Calhou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451.8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7-09T00:00:00" table:style-name="ce2">
            <text:p>09/07/2025</text:p>
          </table:table-cell>
          <table:table-cell table:style-name="ce2"/>
          <table:table-cell office:value-type="date" office:date-value="2025-07-14T00:00:00" table:style-name="ce2">
            <text:p>14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3451.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62132.40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2</text:p>
          </table:table-cell>
          <table:table-cell office:value-type="string" table:style-name="ce1">
            <text:p>Brown-Jo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48.13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8-12T00:00:00" table:style-name="ce2">
            <text:p>12/08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48.1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87665.8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3</text:p>
          </table:table-cell>
          <table:table-cell office:value-type="string" table:style-name="ce1">
            <text:p>Martinez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549.31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549.3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1972.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4</text:p>
          </table:table-cell>
          <table:table-cell office:value-type="string" table:style-name="ce1">
            <text:p>Young-Jam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135.94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1135.9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9739.26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5</text:p>
          </table:table-cell>
          <table:table-cell office:value-type="string" table:style-name="ce1">
            <text:p>Keller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506.63</text:p>
          </table:table-cell>
          <table:table-cell office:value-type="date" office:date-value="2025-04-10T00:00:00" table:style-name="ce2">
            <text:p>1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6</text:p>
          </table:table-cell>
          <table:table-cell office:value-type="string" table:style-name="ce1">
            <text:p>Bradley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811.2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7</text:p>
          </table:table-cell>
          <table:table-cell office:value-type="string" table:style-name="ce1">
            <text:p>Gregory-Smith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566.46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8</text:p>
          </table:table-cell>
          <table:table-cell office:value-type="string" table:style-name="ce1">
            <text:p>Smith-Perr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80.8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table:style-name="ce2"/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1980.8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90161.59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9</text:p>
          </table:table-cell>
          <table:table-cell office:value-type="string" table:style-name="ce1">
            <text:p>Long-Comb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578.66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4-19T00:00:00" table:style-name="ce2">
            <text:p>19/04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0</text:p>
          </table:table-cell>
          <table:table-cell office:value-type="string" table:style-name="ce1">
            <text:p>Davis, Burns and Wa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47.71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847.7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18146.94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1</text:p>
          </table:table-cell>
          <table:table-cell office:value-type="string" table:style-name="ce1">
            <text:p>Glover-Ander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809.88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2</text:p>
          </table:table-cell>
          <table:table-cell office:value-type="string" table:style-name="ce1">
            <text:p>Wilson-Lop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83.62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3</text:p>
          </table:table-cell>
          <table:table-cell office:value-type="string" table:style-name="ce1">
            <text:p>Jennings-Klei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13.06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4</text:p>
          </table:table-cell>
          <table:table-cell office:value-type="string" table:style-name="ce1">
            <text:p>Sellers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51.72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5</text:p>
          </table:table-cell>
          <table:table-cell office:value-type="string" table:style-name="ce1">
            <text:p>Williams, Palmer and Adam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30.6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6</text:p>
          </table:table-cell>
          <table:table-cell office:value-type="string" table:style-name="ce1">
            <text:p>Miller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29.23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7</text:p>
          </table:table-cell>
          <table:table-cell office:value-type="string" table:style-name="ce1">
            <text:p>Gutierrez-Hes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15.68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815.6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68940.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8</text:p>
          </table:table-cell>
          <table:table-cell office:value-type="string" table:style-name="ce1">
            <text:p>Russell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000.22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9</text:p>
          </table:table-cell>
          <table:table-cell office:value-type="string" table:style-name="ce1">
            <text:p>Mendez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58.0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27T00:00:00" table:style-name="ce2">
            <text:p>27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00</text:p>
          </table:table-cell>
          <table:table-cell office:value-type="string" table:style-name="ce1">
            <text:p>Moore-Wil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815.08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01</text:p>
          </table:table-cell>
          <table:table-cell office:value-type="string" table:style-name="ce1">
            <text:p>Lynch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35.07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02</text:p>
          </table:table-cell>
          <table:table-cell office:value-type="string" table:style-name="ce1">
            <text:p>Robinson, Mason and Harr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343.52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03</text:p>
          </table:table-cell>
          <table:table-cell office:value-type="string" table:style-name="ce1">
            <text:p>Bolton-Hud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039.97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04</text:p>
          </table:table-cell>
          <table:table-cell office:value-type="string" table:style-name="ce1">
            <text:p>Garcia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72.13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05</text:p>
          </table:table-cell>
          <table:table-cell office:value-type="string" table:style-name="ce1">
            <text:p>Mann-Marqu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970.42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06</text:p>
          </table:table-cell>
          <table:table-cell office:value-type="string" table:style-name="ce1">
            <text:p>Nelson-Bullock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42.04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table:style-name="ce2"/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842.0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17891.80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07</text:p>
          </table:table-cell>
          <table:table-cell office:value-type="string" table:style-name="ce1">
            <text:p>Hudson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658.0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658.0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6651.024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08</text:p>
          </table:table-cell>
          <table:table-cell office:value-type="string" table:style-name="ce1">
            <text:p>Rodriguez-Ha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720.58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09</text:p>
          </table:table-cell>
          <table:table-cell office:value-type="string" table:style-name="ce1">
            <text:p>Martin, Smith and Howe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97.59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0</text:p>
          </table:table-cell>
          <table:table-cell office:value-type="string" table:style-name="ce1">
            <text:p>Hurley, White and Edward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604.66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3604.6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09070.2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1</text:p>
          </table:table-cell>
          <table:table-cell office:value-type="string" table:style-name="ce1">
            <text:p>Martinez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53.0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2</text:p>
          </table:table-cell>
          <table:table-cell office:value-type="string" table:style-name="ce1">
            <text:p>Villanueva-Moor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74.53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3</text:p>
          </table:table-cell>
          <table:table-cell office:value-type="string" table:style-name="ce1">
            <text:p>Rowe, Hutchinson and Ayala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67.87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3867.8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6414.4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4</text:p>
          </table:table-cell>
          <table:table-cell office:value-type="string" table:style-name="ce1">
            <text:p>Martinez-Luca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37.37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5</text:p>
          </table:table-cell>
          <table:table-cell office:value-type="string" table:style-name="ce1">
            <text:p>Baker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83.17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8-10T00:00:00" table:style-name="ce2">
            <text:p>10/08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583.1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1577.289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6</text:p>
          </table:table-cell>
          <table:table-cell office:value-type="string" table:style-name="ce1">
            <text:p>Richardson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69.01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69.0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20819.51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7</text:p>
          </table:table-cell>
          <table:table-cell office:value-type="string" table:style-name="ce1">
            <text:p>Mason-Hartm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612.29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8</text:p>
          </table:table-cell>
          <table:table-cell office:value-type="string" table:style-name="ce1">
            <text:p>Collins, Barry and Nel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28.26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9</text:p>
          </table:table-cell>
          <table:table-cell office:value-type="string" table:style-name="ce1">
            <text:p>Flowers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433.2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0</text:p>
          </table:table-cell>
          <table:table-cell office:value-type="string" table:style-name="ce1">
            <text:p>Morrison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71.29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1571.2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91134.81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1</text:p>
          </table:table-cell>
          <table:table-cell office:value-type="string" table:style-name="ce1">
            <text:p>Contrera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17.98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2</text:p>
          </table:table-cell>
          <table:table-cell office:value-type="string" table:style-name="ce1">
            <text:p>James, Long and Martin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04.36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3</text:p>
          </table:table-cell>
          <table:table-cell office:value-type="string" table:style-name="ce1">
            <text:p>Clay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185.83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8-11T00:00:00" table:style-name="ce2">
            <text:p>11/08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185.8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52919.8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4</text:p>
          </table:table-cell>
          <table:table-cell office:value-type="string" table:style-name="ce1">
            <text:p>Haney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302.92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5</text:p>
          </table:table-cell>
          <table:table-cell office:value-type="string" table:style-name="ce1">
            <text:p>Gallegos, Simon and Robin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63.89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table:style-name="ce2"/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463.8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783.3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6</text:p>
          </table:table-cell>
          <table:table-cell office:value-type="string" table:style-name="ce1">
            <text:p>Nunez-Turn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892.39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7</text:p>
          </table:table-cell>
          <table:table-cell office:value-type="string" table:style-name="ce1">
            <text:p>Joseph, Parsons and Hi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685.8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8</text:p>
          </table:table-cell>
          <table:table-cell office:value-type="string" table:style-name="ce1">
            <text:p>Bishop, Lewis and Martin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76.32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2976.3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84825.1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9</text:p>
          </table:table-cell>
          <table:table-cell office:value-type="string" table:style-name="ce1">
            <text:p>Warren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93.34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0</text:p>
          </table:table-cell>
          <table:table-cell office:value-type="string" table:style-name="ce1">
            <text:p>Williams, Andrews and Camer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29.2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1</text:p>
          </table:table-cell>
          <table:table-cell office:value-type="string" table:style-name="ce1">
            <text:p>Ruiz-Adam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16.55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2</text:p>
          </table:table-cell>
          <table:table-cell office:value-type="string" table:style-name="ce1">
            <text:p>Martinez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499.2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3</text:p>
          </table:table-cell>
          <table:table-cell office:value-type="string" table:style-name="ce1">
            <text:p>Hendrix, Thornton and Dav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41.06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6-01T00:00:00" table:style-name="ce2">
            <text:p>01/06/2025</text:p>
          </table:table-cell>
          <table:table-cell table:style-name="ce2"/>
          <table:table-cell office:value-type="date" office:date-value="2025-06-06T00:00:00" table:style-name="ce2">
            <text:p>06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4341.0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17053.0000000000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4</text:p>
          </table:table-cell>
          <table:table-cell office:value-type="string" table:style-name="ce1">
            <text:p>Stephens, Guerra and Sulliv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104.76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5</text:p>
          </table:table-cell>
          <table:table-cell office:value-type="string" table:style-name="ce1">
            <text:p>Lewis, Maldonado and Jack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05.09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6</text:p>
          </table:table-cell>
          <table:table-cell office:value-type="string" table:style-name="ce1">
            <text:p>Baird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46.78</text:p>
          </table:table-cell>
          <table:table-cell office:value-type="date" office:date-value="2025-04-19T00:00:00" table:style-name="ce2">
            <text:p>19/04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7</text:p>
          </table:table-cell>
          <table:table-cell office:value-type="string" table:style-name="ce1">
            <text:p>Chaney-Mccarth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793.66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8</text:p>
          </table:table-cell>
          <table:table-cell office:value-type="string" table:style-name="ce1">
            <text:p>Campos-Colem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756.01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table:style-name="ce2"/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756.0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0670.07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9</text:p>
          </table:table-cell>
          <table:table-cell office:value-type="string" table:style-name="ce1">
            <text:p>Garcia-Ro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58.77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11T00:00:00" table:style-name="ce2">
            <text:p>11/06/2025</text:p>
          </table:table-cell>
          <table:table-cell table:style-name="ce2"/>
          <table:table-cell office:value-type="date" office:date-value="2025-06-16T00:00:00" table:style-name="ce2">
            <text:p>16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558.7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62350.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0</text:p>
          </table:table-cell>
          <table:table-cell office:value-type="string" table:style-name="ce1">
            <text:p>Hill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39.92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1</text:p>
          </table:table-cell>
          <table:table-cell office:value-type="string" table:style-name="ce1">
            <text:p>Orozco, Cross and Ri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319.14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2</text:p>
          </table:table-cell>
          <table:table-cell office:value-type="string" table:style-name="ce1">
            <text:p>Vincent, Bennett and Wong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945.76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table:style-name="ce2"/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945.7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18372.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3</text:p>
          </table:table-cell>
          <table:table-cell office:value-type="string" table:style-name="ce1">
            <text:p>Martinez, Cain and Mitche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024.6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4</text:p>
          </table:table-cell>
          <table:table-cell office:value-type="string" table:style-name="ce1">
            <text:p>Young-Ga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766.75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5</text:p>
          </table:table-cell>
          <table:table-cell office:value-type="string" table:style-name="ce1">
            <text:p>Parker, Rios and Hernand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601.97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4601.9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89924.1100000000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6</text:p>
          </table:table-cell>
          <table:table-cell office:value-type="string" table:style-name="ce1">
            <text:p>Tucker-Hodg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816.59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26T00:00:00" table:style-name="ce2">
            <text:p>2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7</text:p>
          </table:table-cell>
          <table:table-cell office:value-type="string" table:style-name="ce1">
            <text:p>Meadows-Cas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796.64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8</text:p>
          </table:table-cell>
          <table:table-cell office:value-type="string" table:style-name="ce1">
            <text:p>Ford, Wilson and Si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70.03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table:style-name="ce2"/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470.0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7943.0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9</text:p>
          </table:table-cell>
          <table:table-cell office:value-type="string" table:style-name="ce1">
            <text:p>Bowers, Fisher and Tho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04.05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3504.0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20486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0</text:p>
          </table:table-cell>
          <table:table-cell office:value-type="string" table:style-name="ce1">
            <text:p>Johnson, Pineda and Jack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57.65</text:p>
          </table:table-cell>
          <table:table-cell office:value-type="date" office:date-value="2025-04-19T00:00:00" table:style-name="ce2">
            <text:p>19/04/2025</text:p>
          </table:table-cell>
          <table:table-cell office:value-type="date" office:date-value="2025-05-19T00:00:00" table:style-name="ce2">
            <text:p>19/05/2025</text:p>
          </table:table-cell>
          <table:table-cell table:style-name="ce2"/>
          <table:table-cell office:value-type="date" office:date-value="2025-05-24T00:00:00" table:style-name="ce2">
            <text:p>2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4357.6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74531.9499999999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1</text:p>
          </table:table-cell>
          <table:table-cell office:value-type="string" table:style-name="ce1">
            <text:p>Holmes-Tho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265.52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7-13T00:00:00" table:style-name="ce2">
            <text:p>13/07/2025</text:p>
          </table:table-cell>
          <table:table-cell table:style-name="ce2"/>
          <table:table-cell office:value-type="date" office:date-value="2025-07-18T00:00:00" table:style-name="ce2">
            <text:p>18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265.5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1186.2400000000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2</text:p>
          </table:table-cell>
          <table:table-cell office:value-type="string" table:style-name="ce1">
            <text:p>Burke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415.83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table:style-name="ce2"/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1415.8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8578.56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3</text:p>
          </table:table-cell>
          <table:table-cell office:value-type="string" table:style-name="ce1">
            <text:p>Dunlap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481.36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table:style-name="ce2"/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4481.3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51207.27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4</text:p>
          </table:table-cell>
          <table:table-cell office:value-type="string" table:style-name="ce1">
            <text:p>Lewis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708.76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708.7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6700.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5</text:p>
          </table:table-cell>
          <table:table-cell office:value-type="string" table:style-name="ce1">
            <text:p>Colon-H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78.9</text:p>
          </table:table-cell>
          <table:table-cell office:value-type="date" office:date-value="2025-04-01T00:00:00" table:style-name="ce2">
            <text:p>01/04/2025</text:p>
          </table:table-cell>
          <table:table-cell office:value-type="date" office:date-value="2025-05-01T00:00:00" table:style-name="ce2">
            <text:p>01/05/2025</text:p>
          </table:table-cell>
          <table:table-cell table:style-name="ce2"/>
          <table:table-cell office:value-type="date" office:date-value="2025-05-06T00:00:00" table:style-name="ce2">
            <text:p>06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4978.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03290.89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6</text:p>
          </table:table-cell>
          <table:table-cell office:value-type="string" table:style-name="ce1">
            <text:p>Ritter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326.91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7</text:p>
          </table:table-cell>
          <table:table-cell office:value-type="string" table:style-name="ce1">
            <text:p>Miller, Gonzales and Gillespi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65.46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3165.4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99423.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8</text:p>
          </table:table-cell>
          <table:table-cell office:value-type="string" table:style-name="ce1">
            <text:p>Donaldson-Gonzal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48.12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548.1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70962.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9</text:p>
          </table:table-cell>
          <table:table-cell office:value-type="string" table:style-name="ce1">
            <text:p>Matthews-Warre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45.28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0</text:p>
          </table:table-cell>
          <table:table-cell office:value-type="string" table:style-name="ce1">
            <text:p>Palmer-Smith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941.96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1</text:p>
          </table:table-cell>
          <table:table-cell office:value-type="string" table:style-name="ce1">
            <text:p>Keller, Carlson and Pool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77.04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table:style-name="ce2"/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1977.0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62117.2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2</text:p>
          </table:table-cell>
          <table:table-cell office:value-type="string" table:style-name="ce1">
            <text:p>Lopez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16.8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4416.8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58385.7250000000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3</text:p>
          </table:table-cell>
          <table:table-cell office:value-type="string" table:style-name="ce1">
            <text:p>Davis-Bla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699.49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2699.4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3684.18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4</text:p>
          </table:table-cell>
          <table:table-cell office:value-type="string" table:style-name="ce1">
            <text:p>Pace-John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177.59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5</text:p>
          </table:table-cell>
          <table:table-cell office:value-type="string" table:style-name="ce1">
            <text:p>Moore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524.77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524.7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9941.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6</text:p>
          </table:table-cell>
          <table:table-cell office:value-type="string" table:style-name="ce1">
            <text:p>Barber, Johnson and Wrigh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19.92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7</text:p>
          </table:table-cell>
          <table:table-cell office:value-type="string" table:style-name="ce1">
            <text:p>Thomas, Gonzales and Smith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316.0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8</text:p>
          </table:table-cell>
          <table:table-cell office:value-type="string" table:style-name="ce1">
            <text:p>Johnson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254.67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9</text:p>
          </table:table-cell>
          <table:table-cell office:value-type="string" table:style-name="ce1">
            <text:p>Phillips, Parker and May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764.43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0</text:p>
          </table:table-cell>
          <table:table-cell office:value-type="string" table:style-name="ce1">
            <text:p>Walker, Wise and Gre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652.44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1</text:p>
          </table:table-cell>
          <table:table-cell office:value-type="string" table:style-name="ce1">
            <text:p>Davis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35.72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table:style-name="ce2"/>
          <table:table-cell office:value-type="date" office:date-value="2025-06-26T00:00:00" table:style-name="ce2">
            <text:p>2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935.7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48071.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2</text:p>
          </table:table-cell>
          <table:table-cell office:value-type="string" table:style-name="ce1">
            <text:p>Blair-Far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890.52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3</text:p>
          </table:table-cell>
          <table:table-cell office:value-type="string" table:style-name="ce1">
            <text:p>Dickerson-Brow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78.08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4</text:p>
          </table:table-cell>
          <table:table-cell office:value-type="string" table:style-name="ce1">
            <text:p>Brown-Ri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582.39</text:p>
          </table:table-cell>
          <table:table-cell office:value-type="date" office:date-value="2025-03-30T00:00:00" table:style-name="ce2">
            <text:p>30/03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5-14T00:00:00" table:style-name="ce2">
            <text:p>14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5</text:p>
          </table:table-cell>
          <table:table-cell office:value-type="string" table:style-name="ce1">
            <text:p>Dunn-William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03.9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503.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1919.649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6</text:p>
          </table:table-cell>
          <table:table-cell office:value-type="string" table:style-name="ce1">
            <text:p>Jones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7.21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7-03T00:00:00" table:style-name="ce2">
            <text:p>03/07/2025</text:p>
          </table:table-cell>
          <table:table-cell table:style-name="ce2"/>
          <table:table-cell office:value-type="date" office:date-value="2025-07-08T00:00:00" table:style-name="ce2">
            <text:p>08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487.2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3154.669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7</text:p>
          </table:table-cell>
          <table:table-cell office:value-type="string" table:style-name="ce1">
            <text:p>Cruz, Walker and Port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73.54</text:p>
          </table:table-cell>
          <table:table-cell office:value-type="date" office:date-value="2025-04-10T00:00:00" table:style-name="ce2">
            <text:p>10/04/2025</text:p>
          </table:table-cell>
          <table:table-cell office:value-type="date" office:date-value="2025-05-10T00:00:00" table:style-name="ce2">
            <text:p>10/05/2025</text:p>
          </table:table-cell>
          <table:table-cell table:style-name="ce2"/>
          <table:table-cell office:value-type="date" office:date-value="2025-05-15T00:00:00" table:style-name="ce2">
            <text:p>15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2973.5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21142.3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8</text:p>
          </table:table-cell>
          <table:table-cell office:value-type="string" table:style-name="ce1">
            <text:p>Smith-Parrish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676.8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table:style-name="ce2"/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676.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3788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9</text:p>
          </table:table-cell>
          <table:table-cell office:value-type="string" table:style-name="ce1">
            <text:p>King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668.33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0</text:p>
          </table:table-cell>
          <table:table-cell office:value-type="string" table:style-name="ce1">
            <text:p>Gonzalez, Harris and Ander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685.27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table:style-name="ce2"/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85.2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7131.7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1</text:p>
          </table:table-cell>
          <table:table-cell office:value-type="string" table:style-name="ce1">
            <text:p>Johnson, James and John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62.73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7-06T00:00:00" table:style-name="ce2">
            <text:p>06/07/2025</text:p>
          </table:table-cell>
          <table:table-cell table:style-name="ce2"/>
          <table:table-cell office:value-type="date" office:date-value="2025-07-11T00:00:00" table:style-name="ce2">
            <text:p>11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62.7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9911.42499999999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2</text:p>
          </table:table-cell>
          <table:table-cell office:value-type="string" table:style-name="ce1">
            <text:p>Moreno-Chav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691.39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3</text:p>
          </table:table-cell>
          <table:table-cell office:value-type="string" table:style-name="ce1">
            <text:p>Murray-Blackbur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666.89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666.8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04008.70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4</text:p>
          </table:table-cell>
          <table:table-cell office:value-type="string" table:style-name="ce1">
            <text:p>Lopez, Mcdonald and Wrigh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1.65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table:style-name="ce2"/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371.6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5643.8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5</text:p>
          </table:table-cell>
          <table:table-cell office:value-type="string" table:style-name="ce1">
            <text:p>Anderson, Torres and Goul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89.31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3889.3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26702.0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6</text:p>
          </table:table-cell>
          <table:table-cell office:value-type="string" table:style-name="ce1">
            <text:p>Smith, Collins and Griffith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5.79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table:style-name="ce2"/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5.7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6631.5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7</text:p>
          </table:table-cell>
          <table:table-cell office:value-type="string" table:style-name="ce1">
            <text:p>Lewis-Cobb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76.6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5T00:00:00" table:style-name="ce2">
            <text:p>05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8</text:p>
          </table:table-cell>
          <table:table-cell office:value-type="string" table:style-name="ce1">
            <text:p>Tucker-Dav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76.83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9</text:p>
          </table:table-cell>
          <table:table-cell office:value-type="string" table:style-name="ce1">
            <text:p>Weber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00.53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0</text:p>
          </table:table-cell>
          <table:table-cell office:value-type="string" table:style-name="ce1">
            <text:p>Martinez, Wilson and Blak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041.26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0T00:00:00" table:style-name="ce2">
            <text:p>20/07/2025</text:p>
          </table:table-cell>
          <table:table-cell table:style-name="ce2"/>
          <table:table-cell office:value-type="date" office:date-value="2025-07-25T00:00:00" table:style-name="ce2">
            <text:p>25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041.2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041.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1</text:p>
          </table:table-cell>
          <table:table-cell office:value-type="string" table:style-name="ce1">
            <text:p>Ward, Martinez and Sot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703.77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2</text:p>
          </table:table-cell>
          <table:table-cell office:value-type="string" table:style-name="ce1">
            <text:p>Powell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862.6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62.6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24525.275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3</text:p>
          </table:table-cell>
          <table:table-cell office:value-type="string" table:style-name="ce1">
            <text:p>Howard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989.16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table:style-name="ce2"/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989.1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64642.27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4</text:p>
          </table:table-cell>
          <table:table-cell office:value-type="string" table:style-name="ce1">
            <text:p>Baird, Conner and Garret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17.16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8-18T00:00:00" table:style-name="ce2">
            <text:p>18/08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7.1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9772.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5</text:p>
          </table:table-cell>
          <table:table-cell office:value-type="string" table:style-name="ce1">
            <text:p>Johnson-Bow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260.13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4260.1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68388.1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6</text:p>
          </table:table-cell>
          <table:table-cell office:value-type="string" table:style-name="ce1">
            <text:p>Francis, Barton and Colli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157.1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2157.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72568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7</text:p>
          </table:table-cell>
          <table:table-cell office:value-type="string" table:style-name="ce1">
            <text:p>Reed, Logan and Trujill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15.11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15.1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7247.530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8</text:p>
          </table:table-cell>
          <table:table-cell office:value-type="string" table:style-name="ce1">
            <text:p>Bright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45.78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9</text:p>
          </table:table-cell>
          <table:table-cell office:value-type="string" table:style-name="ce1">
            <text:p>Weaver-Carrol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231.42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7-06T00:00:00" table:style-name="ce2">
            <text:p>06/07/2025</text:p>
          </table:table-cell>
          <table:table-cell table:style-name="ce2"/>
          <table:table-cell office:value-type="date" office:date-value="2025-07-11T00:00:00" table:style-name="ce2">
            <text:p>11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31.4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33471.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500</text:p>
          </table:table-cell>
          <table:table-cell office:value-type="string" table:style-name="ce1">
            <text:p>Blackwell, Santos and Si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637.61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number-rows-repeated="1048075" table:style-name="ro1">
          <table:table-cell table:number-columns-repeated="16384"/>
        </table:table-row>
      </table:table>
      <table:table table:name="hotels_en_retard_plus_30j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number-columns-repeated="16366" table:default-cell-style-name="ce1"/>
        <table:table-row table:style-name="ro1">
          <table:table-cell office:value-type="string" table:style-name="ce1">
            <text:p>hotel_id</text:p>
          </table:table-cell>
          <table:table-cell office:value-type="string" table:style-name="ce1">
            <text:p>nom_hot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ays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montant_facture</text:p>
          </table:table-cell>
          <table:table-cell office:value-type="string" table:style-name="ce1">
            <text:p>date_facture</text:p>
          </table:table-cell>
          <table:table-cell office:value-type="string" table:style-name="ce1">
            <text:p>date_echeance</text:p>
          </table:table-cell>
          <table:table-cell office:value-type="string" table:style-name="ce1">
            <text:p>date_paiement</text:p>
          </table:table-cell>
          <table:table-cell office:value-type="string" table:style-name="ce1">
            <text:p>relance_1</text:p>
          </table:table-cell>
          <table:table-cell office:value-type="string" table:style-name="ce1">
            <text:p>relance_2</text:p>
          </table:table-cell>
          <table:table-cell office:value-type="string" table:style-name="ce1">
            <text:p>statut_paiement</text:p>
          </table:table-cell>
          <table:table-cell office:value-type="string" table:style-name="ce1">
            <text:p>desactive</text:p>
          </table:table-cell>
          <table:table-cell office:value-type="string" table:style-name="ce1">
            <text:p>litige</text:p>
          </table:table-cell>
          <table:table-cell office:value-type="string" table:style-name="ce1">
            <text:p>jours_de_retard</text:p>
          </table:table-cell>
          <table:table-cell office:value-type="string" table:style-name="ce1">
            <text:p>montant_du</text:p>
          </table:table-cell>
          <table:table-cell office:value-type="string" table:style-name="ce1">
            <text:p>coeff_type</text:p>
          </table:table-cell>
          <table:table-cell office:value-type="string" table:style-name="ce1">
            <text:p>score_priorit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03</text:p>
          </table:table-cell>
          <table:table-cell office:value-type="string" table:style-name="ce1">
            <text:p>Glass, Stephens and Moor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50.1</text:p>
          </table:table-cell>
          <table:table-cell office:value-type="date" office:date-value="2025-04-11T00:00:00" table:style-name="ce2">
            <text:p>11/04/2025</text:p>
          </table:table-cell>
          <table:table-cell office:value-type="date" office:date-value="2025-05-11T00:00:00" table:style-name="ce2">
            <text:p>11/05/2025</text:p>
          </table:table-cell>
          <table:table-cell table:style-name="ce2"/>
          <table:table-cell office:value-type="date" office:date-value="2025-05-16T00:00:00" table:style-name="ce2">
            <text:p>16/05/2025</text:p>
          </table:table-cell>
          <table:table-cell office:value-type="date" office:date-value="2025-05-26T00:00:00" table:style-name="ce2">
            <text:p>26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2850.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02357.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05</text:p>
          </table:table-cell>
          <table:table-cell office:value-type="string" table:style-name="ce1">
            <text:p>Morgan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61.57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1</text:p>
          </table:table-cell>
          <table:table-cell office:value-type="string" table:style-name="ce1">
            <text:p>Day-Garci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126.58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3</text:p>
          </table:table-cell>
          <table:table-cell office:value-type="string" table:style-name="ce1">
            <text:p>Walter, Payne and Hunt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454.61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3454.6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00367.3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5</text:p>
          </table:table-cell>
          <table:table-cell office:value-type="string" table:style-name="ce1">
            <text:p>Matthews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11.6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311.6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2661.15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6</text:p>
          </table:table-cell>
          <table:table-cell office:value-type="string" table:style-name="ce1">
            <text:p>Hanna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50.45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7</text:p>
          </table:table-cell>
          <table:table-cell office:value-type="string" table:style-name="ce1">
            <text:p>Washington, Richardson and Jo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873.78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table:style-name="ce2"/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1873.7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96746.90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18</text:p>
          </table:table-cell>
          <table:table-cell office:value-type="string" table:style-name="ce1">
            <text:p>Peterson, Patel and Salin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03.33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3803.3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20593.13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2</text:p>
          </table:table-cell>
          <table:table-cell office:value-type="string" table:style-name="ce1">
            <text:p>Compton, Sosa and Brad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62.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6-04T00:00:00" table:style-name="ce2">
            <text:p>04/06/2025</text:p>
          </table:table-cell>
          <table:table-cell table:style-name="ce2"/>
          <table:table-cell office:value-type="date" office:date-value="2025-06-09T00:00:00" table:style-name="ce2">
            <text:p>09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4862.2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42788.62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3</text:p>
          </table:table-cell>
          <table:table-cell office:value-type="string" table:style-name="ce1">
            <text:p>Phelps, West and Gentr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848.91</text:p>
          </table:table-cell>
          <table:table-cell office:value-type="date" office:date-value="2025-04-15T00:00:00" table:style-name="ce2">
            <text:p>15/04/2025</text:p>
          </table:table-cell>
          <table:table-cell office:value-type="date" office:date-value="2025-05-15T00:00:00" table:style-name="ce2">
            <text:p>15/05/2025</text:p>
          </table:table-cell>
          <table:table-cell table:style-name="ce2"/>
          <table:table-cell office:value-type="date" office:date-value="2025-05-20T00:00:00" table:style-name="ce2">
            <text:p>20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848.9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6876.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4</text:p>
          </table:table-cell>
          <table:table-cell office:value-type="string" table:style-name="ce1">
            <text:p>Maldonado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5.44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table:style-name="ce2"/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195.4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8762.239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27</text:p>
          </table:table-cell>
          <table:table-cell office:value-type="string" table:style-name="ce1">
            <text:p>Smith-Harri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25.38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4825.3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11237.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1</text:p>
          </table:table-cell>
          <table:table-cell office:value-type="string" table:style-name="ce1">
            <text:p>Ortiz-Campbe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7.2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4</text:p>
          </table:table-cell>
          <table:table-cell office:value-type="string" table:style-name="ce1">
            <text:p>Fox-Gardn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32.8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38</text:p>
          </table:table-cell>
          <table:table-cell office:value-type="string" table:style-name="ce1">
            <text:p>Hayes, Villa and Lawrenc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848.08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4848.0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52100.1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0</text:p>
          </table:table-cell>
          <table:table-cell office:value-type="string" table:style-name="ce1">
            <text:p>Young, Lewis and Russel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28.01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5</text:p>
          </table:table-cell>
          <table:table-cell office:value-type="string" table:style-name="ce1">
            <text:p>Lee-Whee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87.44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687.4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5274.68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47</text:p>
          </table:table-cell>
          <table:table-cell office:value-type="string" table:style-name="ce1">
            <text:p>Armstrong-Klin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01.51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1</text:p>
          </table:table-cell>
          <table:table-cell office:value-type="string" table:style-name="ce1">
            <text:p>Sanders, Shah and Ki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097.22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3097.2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71666.39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3</text:p>
          </table:table-cell>
          <table:table-cell office:value-type="string" table:style-name="ce1">
            <text:p>Ross, Murray and Mill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34.51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1434.5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0207.8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4</text:p>
          </table:table-cell>
          <table:table-cell office:value-type="string" table:style-name="ce1">
            <text:p>Stevens-Edward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30.49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table:style-name="ce2"/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330.4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1846.45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7</text:p>
          </table:table-cell>
          <table:table-cell office:value-type="string" table:style-name="ce1">
            <text:p>Johnson-Vasqu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68.69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468.6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9684.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59</text:p>
          </table:table-cell>
          <table:table-cell office:value-type="string" table:style-name="ce1">
            <text:p>Snyder-Jo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505.01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4505.0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51390.7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1</text:p>
          </table:table-cell>
          <table:table-cell office:value-type="string" table:style-name="ce1">
            <text:p>Santos-Penningt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18.94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3</text:p>
          </table:table-cell>
          <table:table-cell office:value-type="string" table:style-name="ce1">
            <text:p>Wright, Montes and Nguy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189.93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table:style-name="ce2"/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189.9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7116.6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5</text:p>
          </table:table-cell>
          <table:table-cell office:value-type="string" table:style-name="ce1">
            <text:p>White, Anderson and Garci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820.62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7</text:p>
          </table:table-cell>
          <table:table-cell office:value-type="string" table:style-name="ce1">
            <text:p>Payne, Frederick and Griffi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31.17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631.1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2722.1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69</text:p>
          </table:table-cell>
          <table:table-cell office:value-type="string" table:style-name="ce1">
            <text:p>Davi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647.61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2647.6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53561.3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0</text:p>
          </table:table-cell>
          <table:table-cell office:value-type="string" table:style-name="ce1">
            <text:p>Brown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749.48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table:style-name="ce2"/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4749.4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18476.0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1</text:p>
          </table:table-cell>
          <table:table-cell office:value-type="string" table:style-name="ce1">
            <text:p>Wagner, Wagner and Harr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67.78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8-21T00:00:00" table:style-name="ce2">
            <text:p>21/08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367.7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71756.7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5</text:p>
          </table:table-cell>
          <table:table-cell office:value-type="string" table:style-name="ce1">
            <text:p>Griffith, Johnson and Aguila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328.37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8-11T00:00:00" table:style-name="ce2">
            <text:p>11/08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328.3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6507.8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7</text:p>
          </table:table-cell>
          <table:table-cell office:value-type="string" table:style-name="ce1">
            <text:p>Barber-Cru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331.54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2331.5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84191.6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8</text:p>
          </table:table-cell>
          <table:table-cell office:value-type="string" table:style-name="ce1">
            <text:p>Butler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058.3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05T00:00:00" table:style-name="ce2">
            <text:p>05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58.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04973.30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79</text:p>
          </table:table-cell>
          <table:table-cell office:value-type="string" table:style-name="ce1">
            <text:p>Garcia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961.84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table:style-name="ce2"/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961.8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7710.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0</text:p>
          </table:table-cell>
          <table:table-cell office:value-type="string" table:style-name="ce1">
            <text:p>Goodman-Conn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336.66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table:style-name="ce2"/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2336.6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51882.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1</text:p>
          </table:table-cell>
          <table:table-cell office:value-type="string" table:style-name="ce1">
            <text:p>Skinner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496.32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4496.3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32813.91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4</text:p>
          </table:table-cell>
          <table:table-cell office:value-type="string" table:style-name="ce1">
            <text:p>Alvarado-Neal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78.03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8-10T00:00:00" table:style-name="ce2">
            <text:p>10/08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78.0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6453.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6</text:p>
          </table:table-cell>
          <table:table-cell office:value-type="string" table:style-name="ce1">
            <text:p>Payne-Ma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181.17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4181.1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63065.6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7</text:p>
          </table:table-cell>
          <table:table-cell office:value-type="string" table:style-name="ce1">
            <text:p>Larsen-Jenning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28.89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28.8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346.7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9</text:p>
          </table:table-cell>
          <table:table-cell office:value-type="string" table:style-name="ce1">
            <text:p>Hudson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648.49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3648.4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84582.2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6</text:p>
          </table:table-cell>
          <table:table-cell office:value-type="string" table:style-name="ce1">
            <text:p>Petty-Gra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27.38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527.3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27516.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8</text:p>
          </table:table-cell>
          <table:table-cell office:value-type="string" table:style-name="ce1">
            <text:p>Blake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043.61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2043.6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65532.40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99</text:p>
          </table:table-cell>
          <table:table-cell office:value-type="string" table:style-name="ce1">
            <text:p>Castro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516.2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2</text:p>
          </table:table-cell>
          <table:table-cell office:value-type="string" table:style-name="ce1">
            <text:p>Williams-Bra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214.37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3214.3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51973.5149999999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3</text:p>
          </table:table-cell>
          <table:table-cell office:value-type="string" table:style-name="ce1">
            <text:p>Reynolds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117.97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table:style-name="ce2"/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117.9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59016.4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5</text:p>
          </table:table-cell>
          <table:table-cell office:value-type="string" table:style-name="ce1">
            <text:p>Smith-Mendez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77.33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777.3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20874.5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08</text:p>
          </table:table-cell>
          <table:table-cell office:value-type="string" table:style-name="ce1">
            <text:p>Reeves, Huang and Kell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494.03</text:p>
          </table:table-cell>
          <table:table-cell office:value-type="date" office:date-value="2025-04-01T00:00:00" table:style-name="ce2">
            <text:p>01/04/2025</text:p>
          </table:table-cell>
          <table:table-cell office:value-type="date" office:date-value="2025-05-01T00:00:00" table:style-name="ce2">
            <text:p>01/05/2025</text:p>
          </table:table-cell>
          <table:table-cell table:style-name="ce2"/>
          <table:table-cell office:value-type="date" office:date-value="2025-05-06T00:00:00" table:style-name="ce2">
            <text:p>06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2494.0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03024.64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2</text:p>
          </table:table-cell>
          <table:table-cell office:value-type="string" table:style-name="ce1">
            <text:p>Franklin-Wes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46.18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table:style-name="ce2"/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646.1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2677.7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3</text:p>
          </table:table-cell>
          <table:table-cell office:value-type="string" table:style-name="ce1">
            <text:p>Goodman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454.85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6</text:p>
          </table:table-cell>
          <table:table-cell office:value-type="string" table:style-name="ce1">
            <text:p>Maldonado-Brow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517.3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18</text:p>
          </table:table-cell>
          <table:table-cell office:value-type="string" table:style-name="ce1">
            <text:p>Evans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337.14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6-07T00:00:00" table:style-name="ce2">
            <text:p>07/06/2025</text:p>
          </table:table-cell>
          <table:table-cell table:style-name="ce2"/>
          <table:table-cell office:value-type="date" office:date-value="2025-06-12T00:00:00" table:style-name="ce2">
            <text:p>12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1337.1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8834.1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5</text:p>
          </table:table-cell>
          <table:table-cell office:value-type="string" table:style-name="ce1">
            <text:p>Kennedy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27.17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27</text:p>
          </table:table-cell>
          <table:table-cell office:value-type="string" table:style-name="ce1">
            <text:p>Taylor, Smith and Osborn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273.41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table:style-name="ce2"/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273.4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11295.9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1</text:p>
          </table:table-cell>
          <table:table-cell office:value-type="string" table:style-name="ce1">
            <text:p>Clark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6.74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2</text:p>
          </table:table-cell>
          <table:table-cell office:value-type="string" table:style-name="ce1">
            <text:p>Miller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23.61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table:style-name="ce2"/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2923.6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67510.3150000000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5</text:p>
          </table:table-cell>
          <table:table-cell office:value-type="string" table:style-name="ce1">
            <text:p>Howell-Robert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02.89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8-19T00:00:00" table:style-name="ce2">
            <text:p>19/08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302.8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46298.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39</text:p>
          </table:table-cell>
          <table:table-cell office:value-type="string" table:style-name="ce1">
            <text:p>George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791.18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table:style-name="ce2"/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791.1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51206.19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1</text:p>
          </table:table-cell>
          <table:table-cell office:value-type="string" table:style-name="ce1">
            <text:p>Sherman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201.03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201.0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1644.2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2</text:p>
          </table:table-cell>
          <table:table-cell office:value-type="string" table:style-name="ce1">
            <text:p>Barnett-Thom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42.04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2542.0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00821.1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4</text:p>
          </table:table-cell>
          <table:table-cell office:value-type="string" table:style-name="ce1">
            <text:p>Peterson, Cruz and Carden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53.61</text:p>
          </table:table-cell>
          <table:table-cell office:value-type="date" office:date-value="2025-04-16T00:00:00" table:style-name="ce2">
            <text:p>16/04/2025</text:p>
          </table:table-cell>
          <table:table-cell office:value-type="date" office:date-value="2025-05-16T00:00:00" table:style-name="ce2">
            <text:p>16/05/2025</text:p>
          </table:table-cell>
          <table:table-cell table:style-name="ce2"/>
          <table:table-cell office:value-type="date" office:date-value="2025-05-21T00:00:00" table:style-name="ce2">
            <text:p>2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1453.6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95938.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7</text:p>
          </table:table-cell>
          <table:table-cell office:value-type="string" table:style-name="ce1">
            <text:p>Macdonald, Contreras and Ha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670.98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table:style-name="ce2"/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4670.9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87265.2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49</text:p>
          </table:table-cell>
          <table:table-cell office:value-type="string" table:style-name="ce1">
            <text:p>Ortiz, Bartlett and Lo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991.79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991.7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92618.23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1</text:p>
          </table:table-cell>
          <table:table-cell office:value-type="string" table:style-name="ce1">
            <text:p>Baker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75.2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8-15T00:00:00" table:style-name="ce2">
            <text:p>15/08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75.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8146.799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2</text:p>
          </table:table-cell>
          <table:table-cell office:value-type="string" table:style-name="ce1">
            <text:p>Smith-Con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758.9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3</text:p>
          </table:table-cell>
          <table:table-cell office:value-type="string" table:style-name="ce1">
            <text:p>Bell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775.28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4</text:p>
          </table:table-cell>
          <table:table-cell office:value-type="string" table:style-name="ce1">
            <text:p>Mckenzie-Calder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125.5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8-16T00:00:00" table:style-name="ce2">
            <text:p>16/08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125.5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3143.15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5</text:p>
          </table:table-cell>
          <table:table-cell office:value-type="string" table:style-name="ce1">
            <text:p>Alvarez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93.85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table:style-name="ce2"/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4893.8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99172.7000000000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6</text:p>
          </table:table-cell>
          <table:table-cell office:value-type="string" table:style-name="ce1">
            <text:p>Mora, Moore and Curt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26.78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8</text:p>
          </table:table-cell>
          <table:table-cell office:value-type="string" table:style-name="ce1">
            <text:p>Rodriguez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086.51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0</text:p>
          </table:table-cell>
          <table:table-cell office:value-type="string" table:style-name="ce1">
            <text:p>Russo, Miles and Walker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61.92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03T00:00:00" table:style-name="ce2">
            <text:p>03/06/2025</text:p>
          </table:table-cell>
          <table:table-cell table:style-name="ce2"/>
          <table:table-cell office:value-type="date" office:date-value="2025-06-08T00:00:00" table:style-name="ce2">
            <text:p>08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61.9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2172.1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3</text:p>
          </table:table-cell>
          <table:table-cell office:value-type="string" table:style-name="ce1">
            <text:p>Watkins-Cort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39.68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39.6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1733.119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5</text:p>
          </table:table-cell>
          <table:table-cell office:value-type="string" table:style-name="ce1">
            <text:p>Lowe, Gordon and Alvar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21.05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3421.0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10526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7</text:p>
          </table:table-cell>
          <table:table-cell office:value-type="string" table:style-name="ce1">
            <text:p>Morris, Hess and Alle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41.65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0</text:p>
          </table:table-cell>
          <table:table-cell office:value-type="string" table:style-name="ce1">
            <text:p>Bradshaw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95.34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795.3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25246.2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2</text:p>
          </table:table-cell>
          <table:table-cell office:value-type="string" table:style-name="ce1">
            <text:p>Walton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129.84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4129.8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64607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6</text:p>
          </table:table-cell>
          <table:table-cell office:value-type="string" table:style-name="ce1">
            <text:p>Hamilton, Simpson and Mcmah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004.36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8-22T00:00:00" table:style-name="ce2">
            <text:p>22/08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004.3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74161.31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1</text:p>
          </table:table-cell>
          <table:table-cell office:value-type="string" table:style-name="ce1">
            <text:p>Park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45.22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table:style-name="ce2"/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4945.2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30234.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3</text:p>
          </table:table-cell>
          <table:table-cell office:value-type="string" table:style-name="ce1">
            <text:p>Rubio-Wrigh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458.6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6-06T00:00:00" table:style-name="ce2">
            <text:p>06/06/2025</text:p>
          </table:table-cell>
          <table:table-cell table:style-name="ce2"/>
          <table:table-cell office:value-type="date" office:date-value="2025-06-11T00:00:00" table:style-name="ce2">
            <text:p>11/06/2025</text:p>
          </table:table-cell>
          <table:table-cell office:value-type="date" office:date-value="2025-06-21T00:00:00" table:style-name="ce2">
            <text:p>21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458.6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65639.2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4</text:p>
          </table:table-cell>
          <table:table-cell office:value-type="string" table:style-name="ce1">
            <text:p>Herrera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38.64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638.6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6620.7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9</text:p>
          </table:table-cell>
          <table:table-cell office:value-type="string" table:style-name="ce1">
            <text:p>Rodriguez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02.3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2502.3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35125.2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2</text:p>
          </table:table-cell>
          <table:table-cell office:value-type="string" table:style-name="ce1">
            <text:p>Richards, Barber and Chapma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986.17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986.1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23571.2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97</text:p>
          </table:table-cell>
          <table:table-cell office:value-type="string" table:style-name="ce1">
            <text:p>Norton-Contrera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112.96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6-04T00:00:00" table:style-name="ce2">
            <text:p>04/06/2025</text:p>
          </table:table-cell>
          <table:table-cell table:style-name="ce2"/>
          <table:table-cell office:value-type="date" office:date-value="2025-06-09T00:00:00" table:style-name="ce2">
            <text:p>09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2112.9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99309.1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1</text:p>
          </table:table-cell>
          <table:table-cell office:value-type="string" table:style-name="ce1">
            <text:p>Wallace-Bla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984.04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984.0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73803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05</text:p>
          </table:table-cell>
          <table:table-cell office:value-type="string" table:style-name="ce1">
            <text:p>Patrick, Green and Andrew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862.34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table:style-name="ce2"/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862.3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9501.4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0</text:p>
          </table:table-cell>
          <table:table-cell office:value-type="string" table:style-name="ce1">
            <text:p>Davila, Scott and Young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707.8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8-25T00:00:00" table:style-name="ce2">
            <text:p>25/08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8-03T00:00:00" table:style-name="ce2">
            <text:p>03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1707.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94782.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6</text:p>
          </table:table-cell>
          <table:table-cell office:value-type="string" table:style-name="ce1">
            <text:p>Gonzalez, Moore and Hay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754.44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8-05T00:00:00" table:style-name="ce2">
            <text:p>05/08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3754.4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19634.7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17</text:p>
          </table:table-cell>
          <table:table-cell office:value-type="string" table:style-name="ce1">
            <text:p>Moore, Wong and Rei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99.96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0</text:p>
          </table:table-cell>
          <table:table-cell office:value-type="string" table:style-name="ce1">
            <text:p>Vasquez-Donald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796.78</text:p>
          </table:table-cell>
          <table:table-cell office:value-type="date" office:date-value="2025-04-06T00:00:00" table:style-name="ce2">
            <text:p>06/04/2025</text:p>
          </table:table-cell>
          <table:table-cell office:value-type="date" office:date-value="2025-05-06T00:00:00" table:style-name="ce2">
            <text:p>06/05/2025</text:p>
          </table:table-cell>
          <table:table-cell table:style-name="ce2"/>
          <table:table-cell office:value-type="date" office:date-value="2025-05-11T00:00:00" table:style-name="ce2">
            <text:p>11/05/2025</text:p>
          </table:table-cell>
          <table:table-cell office:value-type="date" office:date-value="2025-05-21T00:00:00" table:style-name="ce2">
            <text:p>21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3796.7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32832.9200000000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4</text:p>
          </table:table-cell>
          <table:table-cell office:value-type="string" table:style-name="ce1">
            <text:p>Medina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43.61</text:p>
          </table:table-cell>
          <table:table-cell office:value-type="date" office:date-value="2025-04-10T00:00:00" table:style-name="ce2">
            <text:p>10/04/2025</text:p>
          </table:table-cell>
          <table:table-cell office:value-type="date" office:date-value="2025-05-10T00:00:00" table:style-name="ce2">
            <text:p>10/05/2025</text:p>
          </table:table-cell>
          <table:table-cell table:style-name="ce2"/>
          <table:table-cell office:value-type="date" office:date-value="2025-05-15T00:00:00" table:style-name="ce2">
            <text:p>15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2943.6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17909.8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6</text:p>
          </table:table-cell>
          <table:table-cell office:value-type="string" table:style-name="ce1">
            <text:p>Hanson, Smith and Tapia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073.74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table:style-name="ce2"/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4073.7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52571.87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0</text:p>
          </table:table-cell>
          <table:table-cell office:value-type="string" table:style-name="ce1">
            <text:p>Miller, Moore and Lewi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492.32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6-18T00:00:00" table:style-name="ce2">
            <text:p>18/06/2025</text:p>
          </table:table-cell>
          <table:table-cell table:style-name="ce2"/>
          <table:table-cell office:value-type="date" office:date-value="2025-06-23T00:00:00" table:style-name="ce2">
            <text:p>2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1492.3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3869.8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1</text:p>
          </table:table-cell>
          <table:table-cell office:value-type="string" table:style-name="ce1">
            <text:p>Hernandez, Adams and Ander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592.06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2</text:p>
          </table:table-cell>
          <table:table-cell office:value-type="string" table:style-name="ce1">
            <text:p>Mason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015.7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6-07T00:00:00" table:style-name="ce2">
            <text:p>07/06/2025</text:p>
          </table:table-cell>
          <table:table-cell table:style-name="ce2"/>
          <table:table-cell office:value-type="date" office:date-value="2025-06-12T00:00:00" table:style-name="ce2">
            <text:p>12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3015.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32690.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3</text:p>
          </table:table-cell>
          <table:table-cell office:value-type="string" table:style-name="ce1">
            <text:p>Lynch-Bro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383.57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table:style-name="ce2"/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3383.5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16548.4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6</text:p>
          </table:table-cell>
          <table:table-cell office:value-type="string" table:style-name="ce1">
            <text:p>Robinson-Riddl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343.45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table:style-name="ce2"/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3343.4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97567.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37</text:p>
          </table:table-cell>
          <table:table-cell office:value-type="string" table:style-name="ce1">
            <text:p>Weber-Nichol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895.01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5-21T00:00:00" table:style-name="ce2">
            <text:p>21/05/2025</text:p>
          </table:table-cell>
          <table:table-cell table:style-name="ce2"/>
          <table:table-cell office:value-type="date" office:date-value="2025-05-26T00:00:00" table:style-name="ce2">
            <text:p>2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895.0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4595.6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0</text:p>
          </table:table-cell>
          <table:table-cell office:value-type="string" table:style-name="ce1">
            <text:p>Thornton, Miller and Veg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31.4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4831.4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91345.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5</text:p>
          </table:table-cell>
          <table:table-cell office:value-type="string" table:style-name="ce1">
            <text:p>Robinson, Watts and Bower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549.4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549.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61807.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7</text:p>
          </table:table-cell>
          <table:table-cell office:value-type="string" table:style-name="ce1">
            <text:p>Pearson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38.12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table:style-name="ce2"/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238.1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6668.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9</text:p>
          </table:table-cell>
          <table:table-cell office:value-type="string" table:style-name="ce1">
            <text:p>Brown, Cline and Maldonado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115.21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table:style-name="ce2"/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115.2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66350.45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2</text:p>
          </table:table-cell>
          <table:table-cell office:value-type="string" table:style-name="ce1">
            <text:p>Brown, Crawford and Moone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96.58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58</text:p>
          </table:table-cell>
          <table:table-cell office:value-type="string" table:style-name="ce1">
            <text:p>Lam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195.51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6-18T00:00:00" table:style-name="ce2">
            <text:p>18/06/2025</text:p>
          </table:table-cell>
          <table:table-cell table:style-name="ce2"/>
          <table:table-cell office:value-type="date" office:date-value="2025-06-23T00:00:00" table:style-name="ce2">
            <text:p>23/06/2025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195.5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58177.74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0</text:p>
          </table:table-cell>
          <table:table-cell office:value-type="string" table:style-name="ce1">
            <text:p>Brown-Mcdanie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625.38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6-13T00:00:00" table:style-name="ce2">
            <text:p>13/06/2025</text:p>
          </table:table-cell>
          <table:table-cell table:style-name="ce2"/>
          <table:table-cell office:value-type="date" office:date-value="2025-06-18T00:00:00" table:style-name="ce2">
            <text:p>18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625.3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49646.6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1</text:p>
          </table:table-cell>
          <table:table-cell office:value-type="string" table:style-name="ce1">
            <text:p>Summers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849.17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4-27T00:00:00" table:style-name="ce2">
            <text:p>27/04/2025</text:p>
          </table:table-cell>
          <table:table-cell table:style-name="ce2"/>
          <table:table-cell office:value-type="date" office:date-value="2025-05-02T00:00:00" table:style-name="ce2">
            <text:p>02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1849.1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35769.175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2</text:p>
          </table:table-cell>
          <table:table-cell office:value-type="string" table:style-name="ce1">
            <text:p>Sweeney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58.48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4458.4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61136.8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3</text:p>
          </table:table-cell>
          <table:table-cell office:value-type="string" table:style-name="ce1">
            <text:p>Perez-Lamb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00.0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table:style-name="ce2"/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190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5080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69</text:p>
          </table:table-cell>
          <table:table-cell office:value-type="string" table:style-name="ce1">
            <text:p>Sanchez-Gat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70.51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1</text:p>
          </table:table-cell>
          <table:table-cell office:value-type="string" table:style-name="ce1">
            <text:p>Nelson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22.87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table:style-name="ce2"/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1922.8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49983.8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4</text:p>
          </table:table-cell>
          <table:table-cell office:value-type="string" table:style-name="ce1">
            <text:p>Carr-Juar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151.4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8-07T00:00:00" table:style-name="ce2">
            <text:p>07/08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51.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8721.40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75</text:p>
          </table:table-cell>
          <table:table-cell office:value-type="string" table:style-name="ce1">
            <text:p>Smith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315.01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2315.0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29640.56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0</text:p>
          </table:table-cell>
          <table:table-cell office:value-type="string" table:style-name="ce1">
            <text:p>Nelson, Lopez and Boyl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98.02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16T00:00:00" table:style-name="ce2">
            <text:p>16/06/2025</text:p>
          </table:table-cell>
          <table:table-cell table:style-name="ce2"/>
          <table:table-cell office:value-type="date" office:date-value="2025-06-21T00:00:00" table:style-name="ce2">
            <text:p>2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4998.0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62396.050000000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82</text:p>
          </table:table-cell>
          <table:table-cell office:value-type="string" table:style-name="ce1">
            <text:p>Scott-Lamber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728.84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table:style-name="ce2"/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728.8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6528.20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99</text:p>
          </table:table-cell>
          <table:table-cell office:value-type="string" table:style-name="ce1">
            <text:p>Mcmahon, Garcia and Prat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211.55</text:p>
          </table:table-cell>
          <table:table-cell office:value-type="date" office:date-value="2025-04-08T00:00:00" table:style-name="ce2">
            <text:p>08/04/2025</text:p>
          </table:table-cell>
          <table:table-cell office:value-type="date" office:date-value="2025-05-08T00:00:00" table:style-name="ce2">
            <text:p>08/05/2025</text:p>
          </table:table-cell>
          <table:table-cell table:style-name="ce2"/>
          <table:table-cell office:value-type="date" office:date-value="2025-05-13T00:00:00" table:style-name="ce2">
            <text:p>13/05/2025</text:p>
          </table:table-cell>
          <table:table-cell office:value-type="date" office:date-value="2025-05-23T00:00:00" table:style-name="ce2">
            <text:p>23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2211.5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63654.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2</text:p>
          </table:table-cell>
          <table:table-cell office:value-type="string" table:style-name="ce1">
            <text:p>Becker-Steve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28.67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2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1928.6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56222.27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05</text:p>
          </table:table-cell>
          <table:table-cell office:value-type="string" table:style-name="ce1">
            <text:p>Bailey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896.26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29T00:00:00" table:style-name="ce2">
            <text:p>29/05/2025</text:p>
          </table:table-cell>
          <table:table-cell table:style-name="ce2"/>
          <table:table-cell office:value-type="date" office:date-value="2025-06-03T00:00:00" table:style-name="ce2">
            <text:p>03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896.2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1252.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0</text:p>
          </table:table-cell>
          <table:table-cell office:value-type="string" table:style-name="ce1">
            <text:p>Cohen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4.7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2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254.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9102.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1</text:p>
          </table:table-cell>
          <table:table-cell office:value-type="string" table:style-name="ce1">
            <text:p>James, Love and Thoma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637.09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3</text:p>
          </table:table-cell>
          <table:table-cell office:value-type="string" table:style-name="ce1">
            <text:p>Jones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848.3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2848.3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59507.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6</text:p>
          </table:table-cell>
          <table:table-cell office:value-type="string" table:style-name="ce1">
            <text:p>Brown-Stark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78.7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878.7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50179.37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18</text:p>
          </table:table-cell>
          <table:table-cell office:value-type="string" table:style-name="ce1">
            <text:p>Liu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06.13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table:style-name="ce2"/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06.1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9745.385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2</text:p>
          </table:table-cell>
          <table:table-cell office:value-type="string" table:style-name="ce1">
            <text:p>Thompson-Acost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92.67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table:style-name="ce2"/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592.6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4671.194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3</text:p>
          </table:table-cell>
          <table:table-cell office:value-type="string" table:style-name="ce1">
            <text:p>Smith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99.17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2T00:00:00" table:style-name="ce2">
            <text:p>22/05/2025</text:p>
          </table:table-cell>
          <table:table-cell table:style-name="ce2"/>
          <table:table-cell office:value-type="date" office:date-value="2025-05-27T00:00:00" table:style-name="ce2">
            <text:p>27/05/2025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3299.1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96925.300000000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4</text:p>
          </table:table-cell>
          <table:table-cell office:value-type="string" table:style-name="ce1">
            <text:p>White, Young and Sanfor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73.72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1673.7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97912.6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6</text:p>
          </table:table-cell>
          <table:table-cell office:value-type="string" table:style-name="ce1">
            <text:p>Haas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012.93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table:style-name="ce2"/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1012.9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18512.8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29</text:p>
          </table:table-cell>
          <table:table-cell office:value-type="string" table:style-name="ce1">
            <text:p>Santana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682.48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0</text:p>
          </table:table-cell>
          <table:table-cell office:value-type="string" table:style-name="ce1">
            <text:p>Smith, Lambert and Freem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974.76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37</text:p>
          </table:table-cell>
          <table:table-cell office:value-type="string" table:style-name="ce1">
            <text:p>Tapia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850.61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table:style-name="ce2"/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850.6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99521.3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1</text:p>
          </table:table-cell>
          <table:table-cell office:value-type="string" table:style-name="ce1">
            <text:p>Townsend-Fox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433.4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5T00:00:00" table:style-name="ce2">
            <text:p>25/05/2025</text:p>
          </table:table-cell>
          <table:table-cell table:style-name="ce2"/>
          <table:table-cell office:value-type="date" office:date-value="2025-05-30T00:00:00" table:style-name="ce2">
            <text:p>30/05/2025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433.4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95706.6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6</text:p>
          </table:table-cell>
          <table:table-cell office:value-type="string" table:style-name="ce1">
            <text:p>Estrada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103.45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table:style-name="ce2"/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2103.4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46103.64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7</text:p>
          </table:table-cell>
          <table:table-cell office:value-type="string" table:style-name="ce1">
            <text:p>Green-Ric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40.66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8</text:p>
          </table:table-cell>
          <table:table-cell office:value-type="string" table:style-name="ce1">
            <text:p>Martinez-Nel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681.3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681.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80734.04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49</text:p>
          </table:table-cell>
          <table:table-cell office:value-type="string" table:style-name="ce1">
            <text:p>Chapman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805.28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table:style-name="ce2"/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3805.2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58759.0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1</text:p>
          </table:table-cell>
          <table:table-cell office:value-type="string" table:style-name="ce1">
            <text:p>Smith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066.44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5</text:p>
          </table:table-cell>
          <table:table-cell office:value-type="string" table:style-name="ce1">
            <text:p>Brown, Perez and Middlet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260.83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table:style-name="ce2"/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1260.8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55082.0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6</text:p>
          </table:table-cell>
          <table:table-cell office:value-type="string" table:style-name="ce1">
            <text:p>Bates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98.69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4-24T00:00:00" table:style-name="ce2">
            <text:p>24/04/2025</text:p>
          </table:table-cell>
          <table:table-cell table:style-name="ce2"/>
          <table:table-cell office:value-type="date" office:date-value="2025-04-29T00:00:00" table:style-name="ce2">
            <text:p>29/04/2025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398.6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2627.0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7</text:p>
          </table:table-cell>
          <table:table-cell office:value-type="string" table:style-name="ce1">
            <text:p>Holmes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29.73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59</text:p>
          </table:table-cell>
          <table:table-cell office:value-type="string" table:style-name="ce1">
            <text:p>Mcgee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280.74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4</text:p>
          </table:table-cell>
          <table:table-cell office:value-type="string" table:style-name="ce1">
            <text:p>White, Anderson and Kenned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85.62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585.6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33192.080000000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5</text:p>
          </table:table-cell>
          <table:table-cell office:value-type="string" table:style-name="ce1">
            <text:p>Rivas-Cantu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580.76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69</text:p>
          </table:table-cell>
          <table:table-cell office:value-type="string" table:style-name="ce1">
            <text:p>Jackson, Sanchez and Edward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24.01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4-28T00:00:00" table:style-name="ce2">
            <text:p>28/04/2025</text:p>
          </table:table-cell>
          <table:table-cell table:style-name="ce2"/>
          <table:table-cell office:value-type="date" office:date-value="2025-05-03T00:00:00" table:style-name="ce2">
            <text:p>03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324.0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0825.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1</text:p>
          </table:table-cell>
          <table:table-cell office:value-type="string" table:style-name="ce1">
            <text:p>Knox, Moore and Ander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546.58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8-20T00:00:00" table:style-name="ce2">
            <text:p>20/08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8-02T00:00:00" table:style-name="ce2">
            <text:p>02/08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546.58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4037.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3</text:p>
          </table:table-cell>
          <table:table-cell office:value-type="string" table:style-name="ce1">
            <text:p>Nguyen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001.83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5-09T00:00:00" table:style-name="ce2">
            <text:p>09/05/2025</text:p>
          </table:table-cell>
          <table:table-cell table:style-name="ce2"/>
          <table:table-cell office:value-type="date" office:date-value="2025-05-14T00:00:00" table:style-name="ce2">
            <text:p>14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1001.8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09700.38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4</text:p>
          </table:table-cell>
          <table:table-cell office:value-type="string" table:style-name="ce1">
            <text:p>Richardson, Sanchez and Stewart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731.42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5</text:p>
          </table:table-cell>
          <table:table-cell office:value-type="string" table:style-name="ce1">
            <text:p>Whitney-Gree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228.47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4228.4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47996.4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76</text:p>
          </table:table-cell>
          <table:table-cell office:value-type="string" table:style-name="ce1">
            <text:p>Baker, Freeman and Hayne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928.68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0</text:p>
          </table:table-cell>
          <table:table-cell office:value-type="string" table:style-name="ce1">
            <text:p>Taylor P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87.19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5-20T00:00:00" table:style-name="ce2">
            <text:p>20/05/2025</text:p>
          </table:table-cell>
          <table:table-cell table:style-name="ce2"/>
          <table:table-cell office:value-type="date" office:date-value="2025-05-25T00:00:00" table:style-name="ce2">
            <text:p>25/05/2025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487.1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5308.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3</text:p>
          </table:table-cell>
          <table:table-cell office:value-type="string" table:style-name="ce1">
            <text:p>Martinez L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549.31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549.3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1972.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4</text:p>
          </table:table-cell>
          <table:table-cell office:value-type="string" table:style-name="ce1">
            <text:p>Young-Jame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135.94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2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1135.9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9739.26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6</text:p>
          </table:table-cell>
          <table:table-cell office:value-type="string" table:style-name="ce1">
            <text:p>Bradley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811.2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88</text:p>
          </table:table-cell>
          <table:table-cell office:value-type="string" table:style-name="ce1">
            <text:p>Smith-Perr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80.8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5-18T00:00:00" table:style-name="ce2">
            <text:p>18/05/2025</text:p>
          </table:table-cell>
          <table:table-cell table:style-name="ce2"/>
          <table:table-cell office:value-type="date" office:date-value="2025-05-23T00:00:00" table:style-name="ce2">
            <text:p>23/05/202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1980.8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90161.599999999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3</text:p>
          </table:table-cell>
          <table:table-cell office:value-type="string" table:style-name="ce1">
            <text:p>Jennings-Klei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413.06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397</text:p>
          </table:table-cell>
          <table:table-cell office:value-type="string" table:style-name="ce1">
            <text:p>Gutierrez-Hes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815.68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815.6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68940.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04</text:p>
          </table:table-cell>
          <table:table-cell office:value-type="string" table:style-name="ce1">
            <text:p>Garcia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72.13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0</text:p>
          </table:table-cell>
          <table:table-cell office:value-type="string" table:style-name="ce1">
            <text:p>Hurley, White and Edward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604.66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3604.6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09070.2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1</text:p>
          </table:table-cell>
          <table:table-cell office:value-type="string" table:style-name="ce1">
            <text:p>Martinez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53.0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5-23T00:00:00" table:style-name="ce2">
            <text:p>23/05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07T00:00:00" table:style-name="ce2">
            <text:p>0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4</text:p>
          </table:table-cell>
          <table:table-cell office:value-type="string" table:style-name="ce1">
            <text:p>Martinez-Luca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37.37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5</text:p>
          </table:table-cell>
          <table:table-cell office:value-type="string" table:style-name="ce1">
            <text:p>Baker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83.17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8-10T00:00:00" table:style-name="ce2">
            <text:p>10/08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583.1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1577.289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6</text:p>
          </table:table-cell>
          <table:table-cell office:value-type="string" table:style-name="ce1">
            <text:p>Richardson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369.01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69.0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20819.510000000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19</text:p>
          </table:table-cell>
          <table:table-cell office:value-type="string" table:style-name="ce1">
            <text:p>Flowers In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433.2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0</text:p>
          </table:table-cell>
          <table:table-cell office:value-type="string" table:style-name="ce1">
            <text:p>Morrison Group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71.29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5-24T00:00:00" table:style-name="ce2">
            <text:p>24/05/2025</text:p>
          </table:table-cell>
          <table:table-cell table:style-name="ce2"/>
          <table:table-cell office:value-type="date" office:date-value="2025-05-29T00:00:00" table:style-name="ce2">
            <text:p>2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1571.2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91134.81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1</text:p>
          </table:table-cell>
          <table:table-cell office:value-type="string" table:style-name="ce1">
            <text:p>Contreras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17.98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5-22T00:00:00" table:style-name="ce2">
            <text:p>22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23</text:p>
          </table:table-cell>
          <table:table-cell office:value-type="string" table:style-name="ce1">
            <text:p>Clay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185.83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8-11T00:00:00" table:style-name="ce2">
            <text:p>11/08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185.8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52919.8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3</text:p>
          </table:table-cell>
          <table:table-cell office:value-type="string" table:style-name="ce1">
            <text:p>Hendrix, Thornton and Dav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41.06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6-01T00:00:00" table:style-name="ce2">
            <text:p>01/06/2025</text:p>
          </table:table-cell>
          <table:table-cell table:style-name="ce2"/>
          <table:table-cell office:value-type="date" office:date-value="2025-06-06T00:00:00" table:style-name="ce2">
            <text:p>06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4341.0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17053.0000000000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4</text:p>
          </table:table-cell>
          <table:table-cell office:value-type="string" table:style-name="ce1">
            <text:p>Stephens, Guerra and Sulliva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104.76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5</text:p>
          </table:table-cell>
          <table:table-cell office:value-type="string" table:style-name="ce1">
            <text:p>Lewis, Maldonado and Jack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505.09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39</text:p>
          </table:table-cell>
          <table:table-cell office:value-type="string" table:style-name="ce1">
            <text:p>Garcia-Roy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558.77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6-11T00:00:00" table:style-name="ce2">
            <text:p>11/06/2025</text:p>
          </table:table-cell>
          <table:table-cell table:style-name="ce2"/>
          <table:table-cell office:value-type="date" office:date-value="2025-06-16T00:00:00" table:style-name="ce2">
            <text:p>16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558.7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62350.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3</text:p>
          </table:table-cell>
          <table:table-cell office:value-type="string" table:style-name="ce1">
            <text:p>Martinez, Cain and Mitchell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024.6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4</text:p>
          </table:table-cell>
          <table:table-cell office:value-type="string" table:style-name="ce1">
            <text:p>Young-Ga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766.75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5</text:p>
          </table:table-cell>
          <table:table-cell office:value-type="string" table:style-name="ce1">
            <text:p>Parker, Rios and Hernand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601.97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4601.9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89924.1100000000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8</text:p>
          </table:table-cell>
          <table:table-cell office:value-type="string" table:style-name="ce1">
            <text:p>Ford, Wilson and Si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70.03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table:style-name="ce2"/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470.0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7943.0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9</text:p>
          </table:table-cell>
          <table:table-cell office:value-type="string" table:style-name="ce1">
            <text:p>Bowers, Fisher and Tho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04.05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3504.0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20486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0</text:p>
          </table:table-cell>
          <table:table-cell office:value-type="string" table:style-name="ce1">
            <text:p>Johnson, Pineda and Jackson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357.65</text:p>
          </table:table-cell>
          <table:table-cell office:value-type="date" office:date-value="2025-04-19T00:00:00" table:style-name="ce2">
            <text:p>19/04/2025</text:p>
          </table:table-cell>
          <table:table-cell office:value-type="date" office:date-value="2025-05-19T00:00:00" table:style-name="ce2">
            <text:p>19/05/2025</text:p>
          </table:table-cell>
          <table:table-cell table:style-name="ce2"/>
          <table:table-cell office:value-type="date" office:date-value="2025-05-24T00:00:00" table:style-name="ce2">
            <text:p>24/05/2025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4357.6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74531.9499999999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2</text:p>
          </table:table-cell>
          <table:table-cell office:value-type="string" table:style-name="ce1">
            <text:p>Burke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415.83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6-14T00:00:00" table:style-name="ce2">
            <text:p>14/06/2025</text:p>
          </table:table-cell>
          <table:table-cell table:style-name="ce2"/>
          <table:table-cell office:value-type="date" office:date-value="2025-06-19T00:00:00" table:style-name="ce2">
            <text:p>19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1415.8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78578.56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3</text:p>
          </table:table-cell>
          <table:table-cell office:value-type="string" table:style-name="ce1">
            <text:p>Dunlap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481.36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table:style-name="ce2"/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4481.3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51207.27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4</text:p>
          </table:table-cell>
          <table:table-cell office:value-type="string" table:style-name="ce1">
            <text:p>Lewis Ltd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708.76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708.7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6700.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5</text:p>
          </table:table-cell>
          <table:table-cell office:value-type="string" table:style-name="ce1">
            <text:p>Colon-H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78.9</text:p>
          </table:table-cell>
          <table:table-cell office:value-type="date" office:date-value="2025-04-01T00:00:00" table:style-name="ce2">
            <text:p>01/04/2025</text:p>
          </table:table-cell>
          <table:table-cell office:value-type="date" office:date-value="2025-05-01T00:00:00" table:style-name="ce2">
            <text:p>01/05/2025</text:p>
          </table:table-cell>
          <table:table-cell table:style-name="ce2"/>
          <table:table-cell office:value-type="date" office:date-value="2025-05-06T00:00:00" table:style-name="ce2">
            <text:p>06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4978.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03290.89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6</text:p>
          </table:table-cell>
          <table:table-cell office:value-type="string" table:style-name="ce1">
            <text:p>Ritter Group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326.91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7</text:p>
          </table:table-cell>
          <table:table-cell office:value-type="string" table:style-name="ce1">
            <text:p>Miller, Gonzales and Gillespie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165.46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3165.4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99423.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1</text:p>
          </table:table-cell>
          <table:table-cell office:value-type="string" table:style-name="ce1">
            <text:p>Keller, Carlson and Poole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977.04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table:style-name="ce2"/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1977.04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62117.2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2</text:p>
          </table:table-cell>
          <table:table-cell office:value-type="string" table:style-name="ce1">
            <text:p>Lopez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416.8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4416.8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58385.7250000000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3</text:p>
          </table:table-cell>
          <table:table-cell office:value-type="string" table:style-name="ce1">
            <text:p>Davis-Black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699.49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2699.4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3684.189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5</text:p>
          </table:table-cell>
          <table:table-cell office:value-type="string" table:style-name="ce1">
            <text:p>Moore In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524.77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524.7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9941.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67</text:p>
          </table:table-cell>
          <table:table-cell office:value-type="string" table:style-name="ce1">
            <text:p>Thomas, Gonzales and Smith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1316.0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2</text:p>
          </table:table-cell>
          <table:table-cell office:value-type="string" table:style-name="ce1">
            <text:p>Blair-Farley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1890.52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77</text:p>
          </table:table-cell>
          <table:table-cell office:value-type="string" table:style-name="ce1">
            <text:p>Cruz, Walker and Porter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2973.54</text:p>
          </table:table-cell>
          <table:table-cell office:value-type="date" office:date-value="2025-04-10T00:00:00" table:style-name="ce2">
            <text:p>10/04/2025</text:p>
          </table:table-cell>
          <table:table-cell office:value-type="date" office:date-value="2025-05-10T00:00:00" table:style-name="ce2">
            <text:p>10/05/2025</text:p>
          </table:table-cell>
          <table:table-cell table:style-name="ce2"/>
          <table:table-cell office:value-type="date" office:date-value="2025-05-15T00:00:00" table:style-name="ce2">
            <text:p>15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2973.5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21142.3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4</text:p>
          </table:table-cell>
          <table:table-cell office:value-type="string" table:style-name="ce1">
            <text:p>Lopez, Mcdonald and Wright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71.65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6-05T00:00:00" table:style-name="ce2">
            <text:p>05/06/2025</text:p>
          </table:table-cell>
          <table:table-cell table:style-name="ce2"/>
          <table:table-cell office:value-type="date" office:date-value="2025-06-10T00:00:00" table:style-name="ce2">
            <text:p>10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371.6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5643.8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5</text:p>
          </table:table-cell>
          <table:table-cell office:value-type="string" table:style-name="ce1">
            <text:p>Anderson, Torres and Goul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889.31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table:style-name="ce2"/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3889.3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26702.0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8</text:p>
          </table:table-cell>
          <table:table-cell office:value-type="string" table:style-name="ce1">
            <text:p>Tucker-Davi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1676.83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89</text:p>
          </table:table-cell>
          <table:table-cell office:value-type="string" table:style-name="ce1">
            <text:p>Weber and So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2900.53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5</text:p>
          </table:table-cell>
          <table:table-cell office:value-type="string" table:style-name="ce1">
            <text:p>Johnson-Bowe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États-Unis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260.13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6-09T00:00:00" table:style-name="ce2">
            <text:p>09/06/2025</text:p>
          </table:table-cell>
          <table:table-cell table:style-name="ce2"/>
          <table:table-cell office:value-type="date" office:date-value="2025-06-14T00:00:00" table:style-name="ce2">
            <text:p>14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4260.13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68388.1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96</text:p>
          </table:table-cell>
          <table:table-cell office:value-type="string" table:style-name="ce1">
            <text:p>Francis, Barton and Collins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2157.1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2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2157.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72568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500</text:p>
          </table:table-cell>
          <table:table-cell office:value-type="string" table:style-name="ce1">
            <text:p>Blackwell, Santos and Si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4637.61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Payé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0</text:p>
          </table:table-cell>
          <table:table-cell table:number-columns-repeated="16366"/>
        </table:table-row>
        <table:table-row table:number-rows-repeated="1048383" table:style-name="ro1">
          <table:table-cell table:number-columns-repeated="16384"/>
        </table:table-row>
      </table:table>
      <table:table table:name="top_10_hotels_a_relancer" table:style-name="ta4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number-columns-repeated="16366" table:default-cell-style-name="ce1"/>
        <table:table-row table:style-name="ro1">
          <table:table-cell office:value-type="string" table:style-name="ce1">
            <text:p>hotel_id</text:p>
          </table:table-cell>
          <table:table-cell office:value-type="string" table:style-name="ce1">
            <text:p>nom_hot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ays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montant_facture</text:p>
          </table:table-cell>
          <table:table-cell office:value-type="string" table:style-name="ce1">
            <text:p>date_facture</text:p>
          </table:table-cell>
          <table:table-cell office:value-type="string" table:style-name="ce1">
            <text:p>date_echeance</text:p>
          </table:table-cell>
          <table:table-cell office:value-type="string" table:style-name="ce1">
            <text:p>date_paiement</text:p>
          </table:table-cell>
          <table:table-cell office:value-type="string" table:style-name="ce1">
            <text:p>relance_1</text:p>
          </table:table-cell>
          <table:table-cell office:value-type="string" table:style-name="ce1">
            <text:p>relance_2</text:p>
          </table:table-cell>
          <table:table-cell office:value-type="string" table:style-name="ce1">
            <text:p>statut_paiement</text:p>
          </table:table-cell>
          <table:table-cell office:value-type="string" table:style-name="ce1">
            <text:p>desactive</text:p>
          </table:table-cell>
          <table:table-cell office:value-type="string" table:style-name="ce1">
            <text:p>litige</text:p>
          </table:table-cell>
          <table:table-cell office:value-type="string" table:style-name="ce1">
            <text:p>jours_de_retard</text:p>
          </table:table-cell>
          <table:table-cell office:value-type="string" table:style-name="ce1">
            <text:p>montant_du</text:p>
          </table:table-cell>
          <table:table-cell office:value-type="string" table:style-name="ce1">
            <text:p>coeff_type</text:p>
          </table:table-cell>
          <table:table-cell office:value-type="string" table:style-name="ce1">
            <text:p>score_priorit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3</text:p>
          </table:table-cell>
          <table:table-cell office:value-type="string" table:style-name="ce1">
            <text:p>Dunlap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481.36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30T00:00:00" table:style-name="ce2">
            <text:p>30/04/2025</text:p>
          </table:table-cell>
          <table:table-cell table:style-name="ce1"/>
          <table:table-cell office:value-type="date" office:date-value="2025-05-05T00:00:00" table:style-name="ce2">
            <text:p>05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4481.3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51207.27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081</text:p>
          </table:table-cell>
          <table:table-cell office:value-type="string" table:style-name="ce1">
            <text:p>Skinner Ltd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496.32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5-03T00:00:00" table:style-name="ce2">
            <text:p>03/05/2025</text:p>
          </table:table-cell>
          <table:table-cell table:style-name="ce1"/>
          <table:table-cell office:value-type="date" office:date-value="2025-05-08T00:00:00" table:style-name="ce2">
            <text:p>08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4496.3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532813.919999999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55</text:p>
          </table:table-cell>
          <table:table-cell office:value-type="string" table:style-name="ce1">
            <text:p>Alvarez and Sons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93.85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5-14T00:00:00" table:style-name="ce2">
            <text:p>14/05/2025</text:p>
          </table:table-cell>
          <table:table-cell table:style-name="ce1"/>
          <table:table-cell office:value-type="date" office:date-value="2025-05-19T00:00:00" table:style-name="ce2">
            <text:p>19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4893.8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99172.7000000000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72</text:p>
          </table:table-cell>
          <table:table-cell office:value-type="string" table:style-name="ce1">
            <text:p>Walton LLC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Thaïla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129.84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5-07T00:00:00" table:style-name="ce2">
            <text:p>07/05/2025</text:p>
          </table:table-cell>
          <table:table-cell table:style-name="ce1"/>
          <table:table-cell office:value-type="date" office:date-value="2025-05-12T00:00:00" table:style-name="ce2">
            <text:p>12/05/2025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4129.8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64607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20</text:p>
          </table:table-cell>
          <table:table-cell office:value-type="string" table:style-name="ce1">
            <text:p>Vasquez-Donald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Inde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3796.78</text:p>
          </table:table-cell>
          <table:table-cell office:value-type="date" office:date-value="2025-04-06T00:00:00" table:style-name="ce2">
            <text:p>06/04/2025</text:p>
          </table:table-cell>
          <table:table-cell office:value-type="date" office:date-value="2025-05-06T00:00:00" table:style-name="ce2">
            <text:p>06/05/2025</text:p>
          </table:table-cell>
          <table:table-cell table:style-name="ce1"/>
          <table:table-cell office:value-type="date" office:date-value="2025-05-11T00:00:00" table:style-name="ce2">
            <text:p>11/05/2025</text:p>
          </table:table-cell>
          <table:table-cell office:value-type="date" office:date-value="2025-05-21T00:00:00" table:style-name="ce2">
            <text:p>21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3796.7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32832.9200000000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81</text:p>
          </table:table-cell>
          <table:table-cell office:value-type="string" table:style-name="ce1">
            <text:p>Park PLC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Esp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45.22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4-25T00:00:00" table:style-name="ce2">
            <text:p>25/04/2025</text:p>
          </table:table-cell>
          <table:table-cell table:style-name="ce1"/>
          <table:table-cell office:value-type="date" office:date-value="2025-04-30T00:00:00" table:style-name="ce2">
            <text:p>30/04/2025</text:p>
          </table:table-cell>
          <table:table-cell office:value-type="date" office:date-value="2025-05-10T00:00:00" table:style-name="ce2">
            <text:p>10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4945.22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30234.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49</text:p>
          </table:table-cell>
          <table:table-cell office:value-type="string" table:style-name="ce1">
            <text:p>Bowers, Fisher and Thompson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Mexique</text:p>
          </table:table-cell>
          <table:table-cell office:value-type="string" table:style-name="ce1">
            <text:p>Amérique du Nord</text:p>
          </table:table-cell>
          <table:table-cell office:value-type="string" table:style-name="ce1">
            <text:p>3504.05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1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3504.0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20486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165</text:p>
          </table:table-cell>
          <table:table-cell office:value-type="string" table:style-name="ce1">
            <text:p>Lowe, Gordon and Alvarez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3421.05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5-02T00:00:00" table:style-name="ce2">
            <text:p>02/05/2025</text:p>
          </table:table-cell>
          <table:table-cell table:style-name="ce1"/>
          <table:table-cell office:value-type="date" office:date-value="2025-05-07T00:00:00" table:style-name="ce2">
            <text:p>07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3421.0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410526.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455</text:p>
          </table:table-cell>
          <table:table-cell office:value-type="string" table:style-name="ce1">
            <text:p>Colon-Ho</text:p>
          </table:table-cell>
          <table:table-cell office:value-type="string" table:style-name="ce1">
            <text:p>Chaîne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4978.9</text:p>
          </table:table-cell>
          <table:table-cell office:value-type="date" office:date-value="2025-04-01T00:00:00" table:style-name="ce2">
            <text:p>01/04/2025</text:p>
          </table:table-cell>
          <table:table-cell office:value-type="date" office:date-value="2025-05-01T00:00:00" table:style-name="ce2">
            <text:p>01/05/2025</text:p>
          </table:table-cell>
          <table:table-cell table:style-name="ce1"/>
          <table:table-cell office:value-type="date" office:date-value="2025-05-06T00:00:00" table:style-name="ce2">
            <text:p>06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En retard</text:p>
          </table:table-cell>
          <table:table-cell office:value-type="boolean" office:boolean-value="false" table:style-name="ce1">
            <text:p>FAUX</text:p>
          </table:table-cell>
          <table:table-cell office:value-type="boolean" office:boolean-value="true" table:style-name="ce1">
            <text:p>VRAI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4978.9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403290.899999999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0240</text:p>
          </table:table-cell>
          <table:table-cell office:value-type="string" table:style-name="ce1">
            <text:p>Thornton, Miller and Vega</text:p>
          </table:table-cell>
          <table:table-cell office:value-type="string" table:style-name="ce1">
            <text:p>Indépendant</text:p>
          </table:table-cell>
          <table:table-cell office:value-type="string" table:style-name="ce1">
            <text:p>Corée du Sud</text:p>
          </table:table-cell>
          <table:table-cell office:value-type="string" table:style-name="ce1">
            <text:p>Asie</text:p>
          </table:table-cell>
          <table:table-cell office:value-type="string" table:style-name="ce1">
            <text:p>4831.42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5-28T00:00:00" table:style-name="ce2">
            <text:p>28/05/2025</text:p>
          </table:table-cell>
          <table:table-cell table:style-name="ce1"/>
          <table:table-cell office:value-type="date" office:date-value="2025-06-02T00:00:00" table:style-name="ce2">
            <text:p>02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En retard</text:p>
          </table:table-cell>
          <table:table-cell office:value-type="boolean" office:boolean-value="true" table:style-name="ce1">
            <text:p>VRAI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4831.4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91345.02</text:p>
          </table:table-cell>
          <table:table-cell table:number-columns-repeated="16366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DATA.A1:DATA.N501" table:name="Donnes_de_recouvrement_hotel_res" table:display-filter-buttons="true" table:on-update-keep-size="false" table:on-update-keep-styles="true" table:refresh-delay="false">
          <table:database-source-sql table:database-name="Provider=Microsoft.Mashup.OleDb.1;Data Source=$Workbook$;Location=Donnes_de_recouvrement_hotel_res;Extended Properties=&quot;&quot;" table:sql-statement="SELECT * FROM [Donnes_de_recouvrement_hotel_res]"/>
        </table:database-range>
        <table:database-range table:target-range-address="donnees_recouvrement_avec_score.A1:donnees_recouvrement_avec_score.R501" table:name="donnees_recouvrement_avec_scores" table:display-filter-buttons="true" table:on-update-keep-size="false" table:on-update-keep-styles="true" table:refresh-delay="false">
          <table:database-source-sql table:database-name="Provider=Microsoft.Mashup.OleDb.1;Data Source=$Workbook$;Location=donnees_recouvrement_avec_scores;Extended Properties=&quot;&quot;" table:sql-statement="SELECT * FROM [donnees_recouvrement_avec_scores]"/>
        </table:database-range>
        <table:database-range table:target-range-address="hotels_en_retard_plus_30j.A1:hotels_en_retard_plus_30j.R193" table:name="hotels_en_retard_plus_30j" table:display-filter-buttons="true" table:on-update-keep-size="false" table:on-update-keep-styles="true" table:refresh-delay="false">
          <table:database-source-sql table:database-name="Provider=Microsoft.Mashup.OleDb.1;Data Source=$Workbook$;Location=hotels_en_retard_plus_30j;Extended Properties=&quot;&quot;" table:sql-statement="SELECT * FROM [hotels_en_retard_plus_30j]"/>
        </table:database-range>
        <table:database-range table:target-range-address="top_10_hotels_a_relancer.A1:top_10_hotels_a_relancer.R11" table:name="top_10_hotels_a_relancer" table:display-filter-buttons="true" table:on-update-keep-size="false" table:on-update-keep-styles="true" table:refresh-delay="false">
          <table:database-source-sql table:database-name="Provider=Microsoft.Mashup.OleDb.1;Data Source=$Workbook$;Location=top_10_hotels_a_relancer;Extended Properties=&quot;&quot;" table:sql-statement="SELECT * FROM [top_10_hotels_a_relancer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925</meta:generator>
    <meta:initial-creator>Clément Naprous</meta:initial-creator>
    <dc:creator>Clément Naprous</dc:creator>
    <meta:creation-date>2025-07-21T20:00:11Z</meta:creation-date>
    <dc:date>2025-07-21T22:09:04Z</dc:date>
  </office:meta>
</office:document-meta>
</file>